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libri" svg:font-family="Callibri"/>
    <style:font-face style:name="Mangal1" svg:font-family="Mangal"/>
    <style:font-face style:name="Callibri1" svg:font-family="Callibri"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Calibri1" svg:font-family="Calibri" style:font-family-generic="swiss" style:font-pitch="variable"/>
    <style:font-face style:name="Calibri" svg:font-family="Calibri" style:font-adornments="Italic"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in" table:align="margins"/>
    </style:style>
    <style:style style:name="Table1.A" style:family="table-column">
      <style:table-column-properties style:column-width="5.6319in" style:rel-column-width="36907*"/>
    </style:style>
    <style:style style:name="Table1.B" style:family="table-column">
      <style:table-column-properties style:column-width="2.2139in" style:rel-column-width="14510*"/>
    </style:style>
    <style:style style:name="Table1.C" style:family="table-column">
      <style:table-column-properties style:column-width="2.1542in" style:rel-column-width="1411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2" style:family="table-row">
      <style:table-row-properties style:min-row-height="4.6472in"/>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10in" table:align="margins"/>
    </style:style>
    <style:style style:name="Table2.A" style:family="table-column">
      <style:table-column-properties style:column-width="5.6319in" style:rel-column-width="36907*"/>
    </style:style>
    <style:style style:name="Table2.B" style:family="table-column">
      <style:table-column-properties style:column-width="2.2139in" style:rel-column-width="14510*"/>
    </style:style>
    <style:style style:name="Table2.C" style:family="table-column">
      <style:table-column-properties style:column-width="2.1542in" style:rel-column-width="1411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2" style:family="table-row">
      <style:table-row-properties style:min-row-height="4.6472in"/>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9.9917in" table:align="right"/>
    </style:style>
    <style:style style:name="Table3.A" style:family="table-column">
      <style:table-column-properties style:column-width="5.625in"/>
    </style:style>
    <style:style style:name="Table3.B" style:family="table-column">
      <style:table-column-properties style:column-width="2.2167in"/>
    </style:style>
    <style:style style:name="Table3.C" style:family="table-column">
      <style:table-column-properties style:column-width="2.1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2" style:family="table-row">
      <style:table-row-properties style:min-row-height="4.6472in"/>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9.9917in" table:align="right"/>
    </style:style>
    <style:style style:name="Table4.A" style:family="table-column">
      <style:table-column-properties style:column-width="5.625in"/>
    </style:style>
    <style:style style:name="Table4.B" style:family="table-column">
      <style:table-column-properties style:column-width="2.2167in"/>
    </style:style>
    <style:style style:name="Table4.C" style:family="table-column">
      <style:table-column-properties style:column-width="2.1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2" style:family="table-row">
      <style:table-row-properties style:min-row-height="4.6472in"/>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9.9917in" table:align="right"/>
    </style:style>
    <style:style style:name="Table5.A" style:family="table-column">
      <style:table-column-properties style:column-width="5.625in"/>
    </style:style>
    <style:style style:name="Table5.B" style:family="table-column">
      <style:table-column-properties style:column-width="2.2167in"/>
    </style:style>
    <style:style style:name="Table5.C" style:family="table-column">
      <style:table-column-properties style:column-width="2.1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2" style:family="table-row">
      <style:table-row-properties style:min-row-height="4.6472in"/>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7" style:family="table">
      <style:table-properties style:width="9.9917in" table:align="right"/>
    </style:style>
    <style:style style:name="Table17.A" style:family="table-column">
      <style:table-column-properties style:column-width="5.625in"/>
    </style:style>
    <style:style style:name="Table17.B" style:family="table-column">
      <style:table-column-properties style:column-width="2.2167in"/>
    </style:style>
    <style:style style:name="Table17.C" style:family="table-column">
      <style:table-column-properties style:column-width="2.15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2" style:family="table-row">
      <style:table-row-properties style:min-row-height="4.6472in"/>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9.9917in" table:align="right"/>
    </style:style>
    <style:style style:name="Table18.A" style:family="table-column">
      <style:table-column-properties style:column-width="5.625in"/>
    </style:style>
    <style:style style:name="Table18.B" style:family="table-column">
      <style:table-column-properties style:column-width="2.2167in"/>
    </style:style>
    <style:style style:name="Table18.C" style:family="table-column">
      <style:table-column-properties style:column-width="2.15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2" style:family="table-row">
      <style:table-row-properties style:min-row-height="4.6472in"/>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9.9917in" table:align="right"/>
    </style:style>
    <style:style style:name="Table19.A" style:family="table-column">
      <style:table-column-properties style:column-width="5.625in"/>
    </style:style>
    <style:style style:name="Table19.B" style:family="table-column">
      <style:table-column-properties style:column-width="2.2167in"/>
    </style:style>
    <style:style style:name="Table19.C" style:family="table-column">
      <style:table-column-properties style:column-width="2.15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2" style:family="table-row">
      <style:table-row-properties style:min-row-height="4.6472in"/>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9.9917in" table:align="right"/>
    </style:style>
    <style:style style:name="Table20.A" style:family="table-column">
      <style:table-column-properties style:column-width="5.625in"/>
    </style:style>
    <style:style style:name="Table20.B" style:family="table-column">
      <style:table-column-properties style:column-width="2.2167in"/>
    </style:style>
    <style:style style:name="Table20.C" style:family="table-column">
      <style:table-column-properties style:column-width="2.15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2" style:family="table-row">
      <style:table-row-properties style:min-row-height="4.6472in"/>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9.9917in" table:align="right"/>
    </style:style>
    <style:style style:name="Table21.A" style:family="table-column">
      <style:table-column-properties style:column-width="5.625in"/>
    </style:style>
    <style:style style:name="Table21.B" style:family="table-column">
      <style:table-column-properties style:column-width="2.2167in"/>
    </style:style>
    <style:style style:name="Table21.C" style:family="table-column">
      <style:table-column-properties style:column-width="2.15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2" style:family="table-row">
      <style:table-row-properties style:min-row-height="4.6472in"/>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9.9917in" table:align="right"/>
    </style:style>
    <style:style style:name="Table22.A" style:family="table-column">
      <style:table-column-properties style:column-width="5.625in"/>
    </style:style>
    <style:style style:name="Table22.B" style:family="table-column">
      <style:table-column-properties style:column-width="2.2167in"/>
    </style:style>
    <style:style style:name="Table22.C" style:family="table-column">
      <style:table-column-properties style:column-width="2.15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2" style:family="table-row">
      <style:table-row-properties style:min-row-height="4.6472in"/>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9.9917in" table:align="right"/>
    </style:style>
    <style:style style:name="Table23.A" style:family="table-column">
      <style:table-column-properties style:column-width="5.625in"/>
    </style:style>
    <style:style style:name="Table23.B" style:family="table-column">
      <style:table-column-properties style:column-width="2.2167in"/>
    </style:style>
    <style:style style:name="Table23.C" style:family="table-column">
      <style:table-column-properties style:column-width="2.15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2" style:family="table-row">
      <style:table-row-properties style:min-row-height="4.6472in"/>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9.9917in" table:align="right"/>
    </style:style>
    <style:style style:name="Table24.A" style:family="table-column">
      <style:table-column-properties style:column-width="5.625in"/>
    </style:style>
    <style:style style:name="Table24.B" style:family="table-column">
      <style:table-column-properties style:column-width="2.2167in"/>
    </style:style>
    <style:style style:name="Table24.C" style:family="table-column">
      <style:table-column-properties style:column-width="2.15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2" style:family="table-row">
      <style:table-row-properties style:min-row-height="4.6472in"/>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9.9917in" table:align="right"/>
    </style:style>
    <style:style style:name="Table25.A" style:family="table-column">
      <style:table-column-properties style:column-width="5.625in"/>
    </style:style>
    <style:style style:name="Table25.B" style:family="table-column">
      <style:table-column-properties style:column-width="2.2167in"/>
    </style:style>
    <style:style style:name="Table25.C" style:family="table-column">
      <style:table-column-properties style:column-width="2.15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2" style:family="table-row">
      <style:table-row-properties style:min-row-height="4.6472in"/>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9.9917in" table:align="right"/>
    </style:style>
    <style:style style:name="Table26.A" style:family="table-column">
      <style:table-column-properties style:column-width="5.625in"/>
    </style:style>
    <style:style style:name="Table26.B" style:family="table-column">
      <style:table-column-properties style:column-width="2.2167in"/>
    </style:style>
    <style:style style:name="Table26.C" style:family="table-column">
      <style:table-column-properties style:column-width="2.15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2" style:family="table-row">
      <style:table-row-properties style:min-row-height="4.6472in"/>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9.9917in" table:align="right"/>
    </style:style>
    <style:style style:name="Table27.A" style:family="table-column">
      <style:table-column-properties style:column-width="5.625in"/>
    </style:style>
    <style:style style:name="Table27.B" style:family="table-column">
      <style:table-column-properties style:column-width="2.2167in"/>
    </style:style>
    <style:style style:name="Table27.C" style:family="table-column">
      <style:table-column-properties style:column-width="2.15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2" style:family="table-row">
      <style:table-row-properties style:min-row-height="4.6472in"/>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9.9917in" table:align="right"/>
    </style:style>
    <style:style style:name="Table28.A" style:family="table-column">
      <style:table-column-properties style:column-width="5.625in"/>
    </style:style>
    <style:style style:name="Table28.B" style:family="table-column">
      <style:table-column-properties style:column-width="2.2167in"/>
    </style:style>
    <style:style style:name="Table28.C" style:family="table-column">
      <style:table-column-properties style:column-width="2.15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2" style:family="table-row">
      <style:table-row-properties style:min-row-height="4.6472in"/>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9" style:family="table">
      <style:table-properties style:width="9.9917in" table:align="right"/>
    </style:style>
    <style:style style:name="Table29.A" style:family="table-column">
      <style:table-column-properties style:column-width="5.625in"/>
    </style:style>
    <style:style style:name="Table29.B" style:family="table-column">
      <style:table-column-properties style:column-width="2.2167in"/>
    </style:style>
    <style:style style:name="Table29.C" style:family="table-column">
      <style:table-column-properties style:column-width="2.15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2" style:family="table-row">
      <style:table-row-properties style:min-row-height="4.6472in"/>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6" style:family="table">
      <style:table-properties style:width="9.9917in" table:align="right"/>
    </style:style>
    <style:style style:name="Table6.A" style:family="table-column">
      <style:table-column-properties style:column-width="5.625in"/>
    </style:style>
    <style:style style:name="Table6.B" style:family="table-column">
      <style:table-column-properties style:column-width="2.2167in"/>
    </style:style>
    <style:style style:name="Table6.C" style:family="table-column">
      <style:table-column-properties style:column-width="2.15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2" style:family="table-row">
      <style:table-row-properties style:min-row-height="4.6472in"/>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9.9917in" table:align="right"/>
    </style:style>
    <style:style style:name="Table7.A" style:family="table-column">
      <style:table-column-properties style:column-width="5.625in"/>
    </style:style>
    <style:style style:name="Table7.B" style:family="table-column">
      <style:table-column-properties style:column-width="2.2167in"/>
    </style:style>
    <style:style style:name="Table7.C" style:family="table-column">
      <style:table-column-properties style:column-width="2.15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2" style:family="table-row">
      <style:table-row-properties style:min-row-height="4.6472in"/>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9.9917in" table:align="right"/>
    </style:style>
    <style:style style:name="Table8.A" style:family="table-column">
      <style:table-column-properties style:column-width="5.625in"/>
    </style:style>
    <style:style style:name="Table8.B" style:family="table-column">
      <style:table-column-properties style:column-width="2.2167in"/>
    </style:style>
    <style:style style:name="Table8.C" style:family="table-column">
      <style:table-column-properties style:column-width="2.15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2" style:family="table-row">
      <style:table-row-properties style:min-row-height="4.6472in"/>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9.9917in" table:align="right"/>
    </style:style>
    <style:style style:name="Table9.A" style:family="table-column">
      <style:table-column-properties style:column-width="5.625in"/>
    </style:style>
    <style:style style:name="Table9.B" style:family="table-column">
      <style:table-column-properties style:column-width="2.775in"/>
    </style:style>
    <style:style style:name="Table9.C" style:family="table-column">
      <style:table-column-properties style:column-width="1.5917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2" style:family="table-row">
      <style:table-row-properties style:min-row-height="4.6472in"/>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9.9917in" table:align="right"/>
    </style:style>
    <style:style style:name="Table10.A" style:family="table-column">
      <style:table-column-properties style:column-width="5.625in"/>
    </style:style>
    <style:style style:name="Table10.B" style:family="table-column">
      <style:table-column-properties style:column-width="2.2167in"/>
    </style:style>
    <style:style style:name="Table10.C" style:family="table-column">
      <style:table-column-properties style:column-width="2.15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2" style:family="table-row">
      <style:table-row-properties style:min-row-height="4.6472in"/>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9.9917in" table:align="right"/>
    </style:style>
    <style:style style:name="Table11.A" style:family="table-column">
      <style:table-column-properties style:column-width="5.625in"/>
    </style:style>
    <style:style style:name="Table11.B" style:family="table-column">
      <style:table-column-properties style:column-width="2.2167in"/>
    </style:style>
    <style:style style:name="Table11.C" style:family="table-column">
      <style:table-column-properties style:column-width="2.15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2" style:family="table-row">
      <style:table-row-properties style:min-row-height="4.6472in"/>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9.9917in" table:align="right"/>
    </style:style>
    <style:style style:name="Table12.A" style:family="table-column">
      <style:table-column-properties style:column-width="5.625in"/>
    </style:style>
    <style:style style:name="Table12.B" style:family="table-column">
      <style:table-column-properties style:column-width="2.2167in"/>
    </style:style>
    <style:style style:name="Table12.C" style:family="table-column">
      <style:table-column-properties style:column-width="2.15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2" style:family="table-row">
      <style:table-row-properties style:min-row-height="4.6472in"/>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9.9917in" table:align="right"/>
    </style:style>
    <style:style style:name="Table13.A" style:family="table-column">
      <style:table-column-properties style:column-width="5.625in"/>
    </style:style>
    <style:style style:name="Table13.B" style:family="table-column">
      <style:table-column-properties style:column-width="2.2167in"/>
    </style:style>
    <style:style style:name="Table13.C" style:family="table-column">
      <style:table-column-properties style:column-width="2.15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2" style:family="table-row">
      <style:table-row-properties style:min-row-height="4.6472in"/>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9.9917in" table:align="right"/>
    </style:style>
    <style:style style:name="Table14.A" style:family="table-column">
      <style:table-column-properties style:column-width="5.625in"/>
    </style:style>
    <style:style style:name="Table14.B" style:family="table-column">
      <style:table-column-properties style:column-width="2.2167in"/>
    </style:style>
    <style:style style:name="Table14.C" style:family="table-column">
      <style:table-column-properties style:column-width="2.15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2" style:family="table-row">
      <style:table-row-properties style:min-row-height="4.6472in"/>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9.9917in" table:align="right"/>
    </style:style>
    <style:style style:name="Table15.A" style:family="table-column">
      <style:table-column-properties style:column-width="5.625in"/>
    </style:style>
    <style:style style:name="Table15.B" style:family="table-column">
      <style:table-column-properties style:column-width="2.2167in"/>
    </style:style>
    <style:style style:name="Table15.C" style:family="table-column">
      <style:table-column-properties style:column-width="2.1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2" style:family="table-row">
      <style:table-row-properties style:min-row-height="4.6472in"/>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9.9917in" table:align="right"/>
    </style:style>
    <style:style style:name="Table16.A" style:family="table-column">
      <style:table-column-properties style:column-width="5.625in"/>
    </style:style>
    <style:style style:name="Table16.B" style:family="table-column">
      <style:table-column-properties style:column-width="2.2167in"/>
    </style:style>
    <style:style style:name="Table16.C" style:family="table-column">
      <style:table-column-properties style:column-width="2.15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2" style:family="table-row">
      <style:table-row-properties style:min-row-height="4.6472in"/>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30" style:family="table">
      <style:table-properties style:width="9.9917in" table:align="right"/>
    </style:style>
    <style:style style:name="Table30.A" style:family="table-column">
      <style:table-column-properties style:column-width="5.625in"/>
    </style:style>
    <style:style style:name="Table30.B" style:family="table-column">
      <style:table-column-properties style:column-width="2.2167in"/>
    </style:style>
    <style:style style:name="Table30.C" style:family="table-column">
      <style:table-column-properties style:column-width="2.15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2" style:family="table-row">
      <style:table-row-properties style:min-row-height="4.6472in"/>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9.9917in" table:align="right"/>
    </style:style>
    <style:style style:name="Table31.A" style:family="table-column">
      <style:table-column-properties style:column-width="5.625in"/>
    </style:style>
    <style:style style:name="Table31.B" style:family="table-column">
      <style:table-column-properties style:column-width="2.2167in"/>
    </style:style>
    <style:style style:name="Table31.C" style:family="table-column">
      <style:table-column-properties style:column-width="2.15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2" style:family="table-row">
      <style:table-row-properties style:min-row-height="4.6472in"/>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9.9917in" table:align="right"/>
    </style:style>
    <style:style style:name="Table32.A" style:family="table-column">
      <style:table-column-properties style:column-width="5.625in"/>
    </style:style>
    <style:style style:name="Table32.B" style:family="table-column">
      <style:table-column-properties style:column-width="2.2167in"/>
    </style:style>
    <style:style style:name="Table32.C" style:family="table-column">
      <style:table-column-properties style:column-width="2.15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2" style:family="table-row">
      <style:table-row-properties style:min-row-height="4.6472in"/>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3" style:family="table">
      <style:table-properties style:width="9.9917in" table:align="right"/>
    </style:style>
    <style:style style:name="Table33.A" style:family="table-column">
      <style:table-column-properties style:column-width="5.625in"/>
    </style:style>
    <style:style style:name="Table33.B" style:family="table-column">
      <style:table-column-properties style:column-width="2.2167in"/>
    </style:style>
    <style:style style:name="Table33.C" style:family="table-column">
      <style:table-column-properties style:column-width="2.15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2" style:family="table-row">
      <style:table-row-properties style:min-row-height="4.6472in"/>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9.9917in" table:align="right"/>
    </style:style>
    <style:style style:name="Table34.A" style:family="table-column">
      <style:table-column-properties style:column-width="5.625in"/>
    </style:style>
    <style:style style:name="Table34.B" style:family="table-column">
      <style:table-column-properties style:column-width="2.2167in"/>
    </style:style>
    <style:style style:name="Table34.C" style:family="table-column">
      <style:table-column-properties style:column-width="2.15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2" style:family="table-row">
      <style:table-row-properties style:min-row-height="4.6472in"/>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Arial1" fo:font-size="14pt" fo:font-weight="bold" style:font-size-asian="14pt" style:font-weight-asian="bold" style:font-size-complex="14pt" style:font-weight-complex="bold"/>
    </style:style>
    <style:style style:name="P2" style:family="paragraph" style:parent-style-name="Header">
      <style:paragraph-properties fo:text-align="center" style:justify-single-word="false"/>
      <style:text-properties style:font-name="Arial1" fo:font-size="11pt" fo:font-weight="normal" style:font-size-asian="11pt" style:font-weight-asian="normal" style:font-size-complex="11pt" style:font-weight-complex="normal"/>
    </style:style>
    <style:style style:name="P3" style:family="paragraph" style:parent-style-name="Table_20_Contents">
      <style:paragraph-properties fo:text-align="start" style:justify-single-word="false"/>
      <style:text-properties style:font-name="Arial1" fo:font-size="11pt" style:font-size-asian="11pt" style:font-size-complex="11pt"/>
    </style:style>
    <style:style style:name="P4" style:family="paragraph" style:parent-style-name="Table_20_Contents">
      <style:paragraph-properties fo:text-align="center" style:justify-single-word="false"/>
      <style:text-properties style:font-name="Arial1" fo:font-size="11pt" style:font-size-asian="11pt" style:font-size-complex="11pt"/>
    </style:style>
    <style:style style:name="P5" style:family="paragraph" style:parent-style-name="Standard">
      <style:paragraph-properties fo:text-align="start" style:justify-single-word="false"/>
      <style:text-properties style:font-name="Arial1" fo:font-size="11pt" fo:font-weight="normal" style:font-size-asian="11pt" style:font-weight-asian="normal" style:font-size-complex="11pt" style:font-weight-complex="normal"/>
    </style:style>
    <style:style style:name="P6" style:family="paragraph" style:parent-style-name="Standard">
      <style:paragraph-properties fo:text-align="center" style:justify-single-word="false"/>
      <style:text-properties style:font-name="Arial1" fo:font-size="11pt" fo:font-weight="normal"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Arial1" fo:font-size="11pt" fo:font-weight="bold" style:font-size-asian="11pt" style:font-weight-asian="bold" style:font-size-complex="11pt" style:font-weight-complex="bold"/>
    </style:style>
    <style:style style:name="P8" style:family="paragraph" style:parent-style-name="Standard">
      <style:paragraph-properties fo:text-align="start" style:justify-single-word="false" fo:break-before="page"/>
      <style:text-properties style:font-name="Arial1" fo:font-size="11pt" fo:font-weight="normal" style:font-size-asian="11pt" style:font-weight-asian="normal" style:font-size-complex="11pt" style:font-weight-complex="normal"/>
    </style:style>
    <style:style style:name="P9" style:family="paragraph">
      <style:paragraph-properties fo:text-align="center"/>
    </style:style>
    <style:style style:name="P10" style:family="paragraph">
      <style:text-properties style:font-name="Calibri" fo:font-size="20pt" style:font-size-asian="20pt" style:font-size-complex="20pt"/>
    </style:style>
    <style:style style:name="P11" style:family="paragraph">
      <style:paragraph-properties fo:text-align="center"/>
      <style:text-properties style:font-name="Arial1"/>
    </style:style>
    <style:style style:name="P12" style:family="paragraph">
      <style:text-properties style:font-name="Calibri" fo:font-size="18pt" style:font-size-asian="18pt" style:font-size-complex="18pt"/>
    </style:style>
    <style:style style:name="P13" style:family="paragraph">
      <style:text-properties style:font-name="Arial1"/>
    </style:style>
    <style:style style:name="P14" style:family="paragraph">
      <style:text-properties style:font-name="Callibri" fo:font-size="12pt"/>
    </style:style>
    <style:style style:name="P15" style:family="paragraph">
      <style:text-properties style:font-name="Calibri" fo:font-size="16pt" style:font-size-asian="16pt" style:font-size-complex="16pt"/>
    </style:style>
    <style:style style:name="P16" style:family="paragraph">
      <style:paragraph-properties fo:text-align="center"/>
      <style:text-properties style:font-name="Arial1" fo:font-size="12pt"/>
    </style:style>
    <style:style style:name="P17" style:family="paragraph">
      <style:text-properties style:font-name="Calibri" fo:font-size="14pt" style:font-size-asian="14pt" style:font-size-complex="14pt"/>
    </style:style>
    <style:style style:name="P18" style:family="paragraph">
      <style:text-properties style:font-name="Arial1" fo:font-size="12pt"/>
    </style:style>
    <style:style style:name="P19" style:family="paragraph">
      <style:paragraph-properties fo:text-align="start"/>
    </style:style>
    <style:style style:name="P20" style:family="paragraph">
      <style:paragraph-properties fo:text-align="start"/>
      <style:text-properties style:font-name="Calibri" fo:font-size="16pt" style:font-size-asian="16pt" style:font-size-complex="16pt"/>
    </style:style>
    <style:style style:name="T1" style:family="text">
      <style:text-properties fo:font-weight="bold" style:font-weight-asian="bold" style:font-weight-complex="bold"/>
    </style:style>
    <style:style style:name="T2" style:family="text">
      <style:text-properties style:font-name="Arial1" fo:font-style="normal" fo:font-weight="normal" style:font-name-asian="Calibri1" style:font-style-asian="normal" style:font-weight-asian="normal" style:font-name-complex="Calibri1" style:font-style-complex="normal" style:font-weight-complex="normal"/>
    </style:style>
    <style:style style:name="T3" style:family="text">
      <style:text-properties style:font-name="Arial1" style:font-name-asian="Calibri1" style:font-name-complex="Calibri1"/>
    </style:style>
    <style:style style:name="T4" style:family="text">
      <style:text-properties style:font-name="Calibri" fo:font-size="20pt" style:font-size-asian="20pt" style:font-size-complex="20pt"/>
    </style:style>
    <style:style style:name="T5" style:family="text">
      <style:text-properties style:font-name="Arial1"/>
    </style:style>
    <style:style style:name="T6" style:family="text">
      <style:text-properties style:font-name="Calibri" fo:font-size="18pt" style:font-size-asian="18pt" style:font-size-complex="18pt"/>
    </style:style>
    <style:style style:name="T7" style:family="text">
      <style:text-properties style:font-name="Callibri" fo:font-size="12pt"/>
    </style:style>
    <style:style style:name="T8" style:family="text">
      <style:text-properties style:font-name="Calibri" fo:font-size="16pt" style:font-size-asian="16pt" style:font-size-complex="16pt"/>
    </style:style>
    <style:style style:name="T9" style:family="text">
      <style:text-properties style:font-name="Arial1" fo:font-size="12pt"/>
    </style:style>
    <style:style style:name="T10" style:family="text">
      <style:text-properties style:font-name="Calibri" fo:font-size="14pt" style:font-size-asian="14pt" style:font-size-complex="14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none" draw:fill-color="#ffffff" fo:min-height="3.0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0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138in" draw:marker-start-width="0.1598in" draw:marker-end-width="0.1598in" draw:textarea-horizontal-align="center" draw:textarea-vertical-align="middl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0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1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5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35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3" style:family="graphic">
      <style:graphic-properties draw:stroke="solid" svg:stroke-width="0in" svg:stroke-color="#808080" draw:marker-start-width="0.139in" draw:marker-end-width="0.139in" draw:fill="solid" draw:fill-color="#cfe7f5" fo:min-height="0.1091in" fo:padding-top="0in" fo:padding-bottom="0in" fo:padding-left="0in" fo:padding-right="0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4" style:family="graphic">
      <style:graphic-properties draw:stroke="solid" svg:stroke-color="#808080" draw:fill="solid" draw:fill-color="#cfe7f5" fo:min-height="0.1091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0665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1102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0752in"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22" draw:z-index="248" draw:style-name="gr11" draw:text-style-name="P11" svg:width="0.9335in" svg:height="0.6469in" svg:x="0.5165in" svg:y="5.8929in">
        <text:p text:style-name="P9"><text:span text:style-name="T5">B141 Exit</text:span></text:p>
      </draw:rect>
      <draw:rect text:anchor-type="page" text:anchor-page-number="22" draw:z-index="250" draw:style-name="gr11" draw:text-style-name="P11" svg:width="0.8669in" svg:height="0.6469in" svg:x="2.4in" svg:y="5.878in">
        <text:p text:style-name="P9"><text:span text:style-name="T5">B142 Back</text:span></text:p>
      </draw:rect>
      <draw:rect text:anchor-type="page" text:anchor-page-number="22" draw:z-index="251" draw:style-name="gr11" draw:text-style-name="P11" svg:width="0.8169in" svg:height="0.6469in" svg:x="3.2665in" svg:y="5.878in">
        <text:p text:style-name="P9"><text:span text:style-name="T5">B143 Next</text:span></text:p>
      </draw:rect>
      <draw:rect text:anchor-type="page" text:anchor-page-number="22" draw:z-index="252" draw:style-name="gr11" draw:text-style-name="P11" svg:width="0.9335in" svg:height="0.6469in" svg:x="5.1917in" svg:y="5.8764in">
        <text:p text:style-name="P9"><text:span text:style-name="T5">B145 Home</text:span></text:p>
      </draw:rect>
      <draw:rect text:anchor-type="page" text:anchor-page-number="22" draw:z-index="253" draw:style-name="gr11" draw:text-style-name="P11" svg:width="0.9335in" svg:height="0.6469in" svg:x="4.2583in" svg:y="5.8764in">
        <text:p text:style-name="P9"><text:span text:style-name="T5">B144 Topics</text:span></text:p>
      </draw:rect>
      <draw:frame text:anchor-type="page" text:anchor-page-number="22" draw:z-index="256" draw:style-name="gr12" draw:text-style-name="P15" svg:width="4.7795in" svg:height="1.087in" svg:x="0.9457in" svg:y="3.4835in">
        <draw:text-box>
          <text:p><text:span text:style-name="T8">B120</text:span></text:p>
          <text:p text:style-name="P9"><text:span text:style-name="T8">Move your cursor around to view the components of Netbeans IDE!</text:span></text:p>
          <text:p text:style-name="P9"><text:span text:style-name="T8">Press anywhere to continue...</text:span></text:p>
        </draw:text-box>
      </draw:frame>
      <draw:frame text:anchor-type="page" text:anchor-page-number="22" draw:z-index="257" draw:style-name="gr13" draw:text-style-name="P18" svg:width="0.437in" svg:height="0.1925in" svg:x="0.5957in" svg:y="2.6902in">
        <draw:text-box>
          <text:p><text:span text:style-name="T9">B121</text:span></text:p>
        </draw:text-box>
      </draw:frame>
      <draw:frame text:anchor-type="page" text:anchor-page-number="22" draw:z-index="258" draw:style-name="gr14" draw:text-style-name="P18" svg:width="0.437in" svg:height="0.1925in" svg:x="5.6665in" svg:y="2.7335in">
        <draw:text-box>
          <text:p><text:span text:style-name="T9">B122</text:span></text:p>
        </draw:text-box>
      </draw:frame>
      <draw:frame text:anchor-type="page" text:anchor-page-number="22" draw:z-index="259" draw:style-name="gr14" draw:text-style-name="P18" svg:width="0.437in" svg:height="0.1925in" svg:x="0.5957in" svg:y="2.8827in">
        <draw:text-box>
          <text:p><text:span text:style-name="T9">B123</text:span></text:p>
        </draw:text-box>
      </draw:frame>
      <draw:frame text:anchor-type="page" text:anchor-page-number="22" draw:z-index="260" draw:style-name="gr14" draw:text-style-name="P18" svg:width="0.437in" svg:height="0.1925in" svg:x="1.0327in" svg:y="2.8827in">
        <draw:text-box>
          <text:p><text:span text:style-name="T9">B124</text:span></text:p>
        </draw:text-box>
      </draw:frame>
      <draw:frame text:anchor-type="page" text:anchor-page-number="22" draw:z-index="261" draw:style-name="gr14" draw:text-style-name="P18" svg:width="0.437in" svg:height="0.1925in" svg:x="1.4693in" svg:y="2.8827in">
        <draw:text-box>
          <text:p><text:span text:style-name="T9">B125</text:span></text:p>
        </draw:text-box>
      </draw:frame>
      <draw:frame text:anchor-type="page" text:anchor-page-number="22" draw:z-index="262" draw:style-name="gr14" draw:text-style-name="P18" svg:width="0.437in" svg:height="0.1925in" svg:x="1.9063in" svg:y="2.8827in">
        <draw:text-box>
          <text:p><text:span text:style-name="T9">B126</text:span></text:p>
        </draw:text-box>
      </draw:frame>
      <draw:frame text:anchor-type="page" text:anchor-page-number="22" draw:z-index="263" draw:style-name="gr14" draw:text-style-name="P18" svg:width="0.437in" svg:height="0.1925in" svg:x="2.3429in" svg:y="2.8827in">
        <draw:text-box>
          <text:p><text:span text:style-name="T9">B127</text:span></text:p>
        </draw:text-box>
      </draw:frame>
      <draw:frame text:anchor-type="page" text:anchor-page-number="22" draw:z-index="264" draw:style-name="gr14" draw:text-style-name="P18" svg:width="0.437in" svg:height="0.1925in" svg:x="2.7799in" svg:y="2.8827in">
        <draw:text-box>
          <text:p><text:span text:style-name="T9">B128</text:span></text:p>
        </draw:text-box>
      </draw:frame>
      <draw:frame text:anchor-type="page" text:anchor-page-number="22" draw:z-index="265" draw:style-name="gr14" draw:text-style-name="P18" svg:width="0.437in" svg:height="0.1925in" svg:x="3.2165in" svg:y="2.8827in">
        <draw:text-box>
          <text:p><text:span text:style-name="T9">B129</text:span></text:p>
        </draw:text-box>
      </draw:frame>
      <draw:frame text:anchor-type="page" text:anchor-page-number="22" draw:z-index="266" draw:style-name="gr14" draw:text-style-name="P18" svg:width="0.437in" svg:height="0.1925in" svg:x="3.6535in" svg:y="2.8827in">
        <draw:text-box>
          <text:p><text:span text:style-name="T9">B130</text:span></text:p>
        </draw:text-box>
      </draw:frame>
      <draw:frame text:anchor-type="page" text:anchor-page-number="22" draw:z-index="267" draw:style-name="gr14" draw:text-style-name="P18" svg:width="0.437in" svg:height="0.1925in" svg:x="4.0902in" svg:y="2.8827in">
        <draw:text-box>
          <text:p><text:span text:style-name="T9">B131</text:span></text:p>
        </draw:text-box>
      </draw:frame>
      <draw:frame text:anchor-type="page" text:anchor-page-number="22" draw:z-index="268" draw:style-name="gr14" draw:text-style-name="P18" svg:width="0.437in" svg:height="0.1925in" svg:x="4.5272in" svg:y="2.8827in">
        <draw:text-box>
          <text:p><text:span text:style-name="T9">B132</text:span></text:p>
        </draw:text-box>
      </draw:frame>
      <draw:frame text:anchor-type="page" text:anchor-page-number="22" draw:z-index="269" draw:style-name="gr14" draw:text-style-name="P18" svg:width="0.437in" svg:height="0.1925in" svg:x="4.9638in" svg:y="2.8827in">
        <draw:text-box>
          <text:p><text:span text:style-name="T9">B133</text:span></text:p>
        </draw:text-box>
      </draw:frame>
      <draw:frame text:anchor-type="page" text:anchor-page-number="22" draw:z-index="270" draw:style-name="gr14" draw:text-style-name="P18" svg:width="0.437in" svg:height="0.1925in" svg:x="5.4008in" svg:y="2.8827in">
        <draw:text-box>
          <text:p><text:span text:style-name="T9">B134</text:span></text:p>
        </draw:text-box>
      </draw:frame>
      <draw:frame text:anchor-type="page" text:anchor-page-number="22" draw:z-index="271" draw:style-name="gr14" draw:text-style-name="P18" svg:width="0.437in" svg:height="0.1925in" svg:x="0.5957in" svg:y="3.0752in">
        <draw:text-box>
          <text:p><text:span text:style-name="T9">B135</text:span></text:p>
        </draw:text-box>
      </draw:frame>
      <draw:frame text:anchor-type="page" text:anchor-page-number="22" draw:z-index="272" draw:style-name="gr14" draw:text-style-name="P18" svg:width="0.437in" svg:height="0.1925in" svg:x="4.352in" svg:y="3.0752in">
        <draw:text-box>
          <text:p><text:span text:style-name="T9">B136</text:span></text:p>
        </draw:text-box>
      </draw:frame>
      <draw:frame text:anchor-type="page" text:anchor-page-number="22" draw:z-index="273" draw:style-name="gr14" draw:text-style-name="P18" svg:width="0.437in" svg:height="0.1925in" svg:x="4.789in" svg:y="3.0752in">
        <draw:text-box>
          <text:p><text:span text:style-name="T9">B137</text:span></text:p>
        </draw:text-box>
      </draw:frame>
      <draw:frame text:anchor-type="page" text:anchor-page-number="22" draw:z-index="274" draw:style-name="gr14" draw:text-style-name="P18" svg:width="0.437in" svg:height="0.1925in" svg:x="5.2256in" svg:y="3.0752in">
        <draw:text-box>
          <text:p><text:span text:style-name="T9">B138</text:span></text:p>
        </draw:text-box>
      </draw:frame>
      <draw:frame text:anchor-type="page" text:anchor-page-number="22" draw:z-index="275" draw:style-name="gr14" draw:text-style-name="P18" svg:width="0.437in" svg:height="0.1925in" svg:x="5.6626in" svg:y="3.0752in">
        <draw:text-box>
          <text:p><text:span text:style-name="T9">B139</text:span></text:p>
        </draw:text-box>
      </draw:frame>
      <draw:frame text:anchor-type="page" text:anchor-page-number="22" draw:z-index="276" draw:style-name="gr14" draw:text-style-name="P18" svg:width="0.437in" svg:height="0.1925in" svg:x="3.0543in" svg:y="3.4835in">
        <draw:text-box>
          <text:p><text:span text:style-name="T9">B140</text:span></text:p>
        </draw:text-box>
      </draw:frame>
      <draw:rect text:anchor-type="page" text:anchor-page-number="23" draw:z-index="277" draw:style-name="gr11" draw:text-style-name="P11" svg:width="0.9335in" svg:height="0.6469in" svg:x="0.5291in" svg:y="5.8764in">
        <text:p text:style-name="P9"><text:span text:style-name="T5">B151 Exit</text:span></text:p>
      </draw:rect>
      <draw:rect text:anchor-type="page" text:anchor-page-number="23" draw:z-index="279" draw:style-name="gr11" draw:text-style-name="P11" svg:width="0.8669in" svg:height="0.6469in" svg:x="2.4126in" svg:y="5.861in">
        <text:p text:style-name="P9"><text:span text:style-name="T5">B152 Back</text:span></text:p>
      </draw:rect>
      <draw:rect text:anchor-type="page" text:anchor-page-number="23" draw:z-index="280" draw:style-name="gr11" draw:text-style-name="P11" svg:width="0.8169in" svg:height="0.6469in" svg:x="3.2791in" svg:y="5.861in">
        <text:p text:style-name="P9"><text:span text:style-name="T5">B153 Next</text:span></text:p>
      </draw:rect>
      <draw:rect text:anchor-type="page" text:anchor-page-number="23" draw:z-index="281" draw:style-name="gr11" draw:text-style-name="P11" svg:width="0.9335in" svg:height="0.6469in" svg:x="5.2043in" svg:y="5.8598in">
        <text:p text:style-name="P9"><text:span text:style-name="T5">B155 Home</text:span></text:p>
      </draw:rect>
      <draw:rect text:anchor-type="page" text:anchor-page-number="23" draw:z-index="282" draw:style-name="gr11" draw:text-style-name="P11" svg:width="0.9335in" svg:height="0.6469in" svg:x="4.2709in" svg:y="5.8598in">
        <text:p text:style-name="P9"><text:span text:style-name="T5">B154 Topics</text:span></text:p>
      </draw:rect>
      <draw:frame text:anchor-type="page" text:anchor-page-number="23" draw:z-index="283" draw:style-name="gr15" draw:text-style-name="P13" svg:width="0.437in" svg:height="0.1925in" svg:x="0.5839in" svg:y="2.4736in">
        <draw:text-box>
          <text:p><text:span text:style-name="T5">G42</text:span></text:p>
        </draw:text-box>
      </draw:frame>
      <draw:frame text:anchor-type="page" text:anchor-page-number="23" draw:z-index="285" draw:style-name="gr15" draw:text-style-name="P13" svg:width="0.437in" svg:height="0.1925in" svg:x="0.95in" svg:y="2.4736in">
        <draw:text-box>
          <text:p><text:span text:style-name="T5">G43</text:span></text:p>
        </draw:text-box>
      </draw:frame>
      <draw:frame text:anchor-type="page" text:anchor-page-number="23" draw:z-index="286" draw:style-name="gr15" draw:text-style-name="P13" svg:width="0.437in" svg:height="0.1925in" svg:x="1.3283in" svg:y="2.4736in">
        <draw:text-box>
          <text:p><text:span text:style-name="T5">G44</text:span></text:p>
        </draw:text-box>
      </draw:frame>
      <draw:frame text:anchor-type="page" text:anchor-page-number="23" draw:z-index="287" draw:style-name="gr15" draw:text-style-name="P13" svg:width="0.437in" svg:height="0.1925in" svg:x="1.7in" svg:y="2.4736in">
        <draw:text-box>
          <text:p><text:span text:style-name="T5">G45</text:span></text:p>
        </draw:text-box>
      </draw:frame>
      <draw:frame text:anchor-type="page" text:anchor-page-number="23" draw:z-index="288" draw:style-name="gr12" draw:text-style-name="P15" svg:width="4.7795in" svg:height="1.087in" svg:x="1.0874in" svg:y="2.6484in">
        <draw:text-box>
          <text:p><text:span text:style-name="T8">B146</text:span></text:p>
          <text:p text:style-name="P9"><text:span text:style-name="T8">To start a new project, click on the New Project.. icon or press CTRL+SHIFT+N on your keyboard.</text:span></text:p>
          <text:p text:style-name="P9"><text:span text:style-name="T8">Press anywhere to continue...</text:span></text:p>
        </draw:text-box>
      </draw:frame>
      <draw:frame text:anchor-type="page" text:anchor-page-number="23" draw:z-index="289" draw:style-name="gr12" draw:text-style-name="P15" svg:width="4.7795in" svg:height="1.3587in" svg:x="1.0874in" svg:y="3.1819in">
        <draw:text-box>
          <text:p><text:span text:style-name="T8">B147</text:span></text:p>
          <text:p text:style-name="P9"><text:span text:style-name="T8">Then, confirm that Java is selected under Categories and Java Application is selected under Projects and press Next.</text:span></text:p>
          <text:p text:style-name="P9"><text:span text:style-name="T8">Press anywhere to continue...</text:span></text:p>
        </draw:text-box>
      </draw:frame>
      <draw:frame text:anchor-type="page" text:anchor-page-number="23" draw:z-index="290" draw:style-name="gr12" draw:text-style-name="P15" svg:width="4.7795in" svg:height="1.087in" svg:x="1.0445in" svg:y="3.9646in">
        <draw:text-box>
          <text:p><text:span text:style-name="T8">B148</text:span></text:p>
          <text:p text:style-name="P9"><text:span text:style-name="T8">You can then choose where to save your project. Then, press Finish.</text:span></text:p>
          <text:p text:style-name="P9"><text:span text:style-name="T8">Press anywhere to continue...</text:span></text:p>
        </draw:text-box>
      </draw:frame>
      <draw:frame text:anchor-type="page" text:anchor-page-number="23" draw:z-index="291" draw:style-name="gr12" draw:text-style-name="P15" svg:width="4.7795in" svg:height="1.087in" svg:x="1.0874in" svg:y="4.5402in">
        <draw:text-box>
          <text:p><text:span text:style-name="T8">B149</text:span></text:p>
          <text:p text:style-name="P9"><text:span text:style-name="T8">This is how Netbeans will look like after you've created a project.</text:span></text:p>
          <text:p text:style-name="P9"><text:span text:style-name="T8">Press anywhere to continue...</text:span></text:p>
        </draw:text-box>
      </draw:frame>
      <draw:frame text:anchor-type="page" text:anchor-page-number="23" draw:z-index="292" draw:style-name="gr12" draw:text-style-name="P15" svg:width="4.7795in" svg:height="0.8157in" svg:x="1.0874in" svg:y="4.9835in">
        <draw:text-box>
          <text:p><text:span text:style-name="T8">B150</text:span></text:p>
          <text:p text:style-name="P9"><text:span text:style-name="T8">That's it! You have created your first Java project!</text:span></text:p>
          <text:p text:style-name="P9"><text:span text:style-name="T8">Press anywhere to continue to the next topic...</text:span></text:p>
        </draw:text-box>
      </draw:frame>
      <draw:rect text:anchor-type="page" text:anchor-page-number="24" draw:z-index="293" draw:style-name="gr11" draw:text-style-name="P11" svg:width="0.9335in" svg:height="0.6469in" svg:x="0.5291in" svg:y="5.8764in">
        <text:p text:style-name="P9"><text:span text:style-name="T5">B157 Exit</text:span></text:p>
      </draw:rect>
      <draw:rect text:anchor-type="page" text:anchor-page-number="24" draw:z-index="295" draw:style-name="gr11" draw:text-style-name="P11" svg:width="0.8669in" svg:height="0.6469in" svg:x="2.4126in" svg:y="5.861in">
        <text:p text:style-name="P9"><text:span text:style-name="T5">B158 Back</text:span></text:p>
      </draw:rect>
      <draw:rect text:anchor-type="page" text:anchor-page-number="24" draw:z-index="296" draw:style-name="gr11" draw:text-style-name="P11" svg:width="0.8169in" svg:height="0.6469in" svg:x="3.2791in" svg:y="5.861in">
        <text:p text:style-name="P9"><text:span text:style-name="T5">B159 Next</text:span></text:p>
      </draw:rect>
      <draw:rect text:anchor-type="page" text:anchor-page-number="24" draw:z-index="297" draw:style-name="gr11" draw:text-style-name="P11" svg:width="0.9335in" svg:height="0.6469in" svg:x="5.2043in" svg:y="5.8598in">
        <text:p text:style-name="P9"><text:span text:style-name="T5">B161 Home</text:span></text:p>
      </draw:rect>
      <draw:rect text:anchor-type="page" text:anchor-page-number="24" draw:z-index="298" draw:style-name="gr11" draw:text-style-name="P11" svg:width="0.9335in" svg:height="0.6469in" svg:x="4.2709in" svg:y="5.8598in">
        <text:p text:style-name="P9"><text:span text:style-name="T5">B160 Topics</text:span></text:p>
      </draw:rect>
      <draw:frame text:anchor-type="page" text:anchor-page-number="24" draw:z-index="299" draw:style-name="gr15" draw:text-style-name="P13" svg:width="0.437in" svg:height="0.1925in" svg:x="0.5839in" svg:y="2.5161in">
        <draw:text-box>
          <text:p><text:span text:style-name="T5">G46</text:span></text:p>
        </draw:text-box>
      </draw:frame>
      <draw:frame text:anchor-type="page" text:anchor-page-number="24" draw:z-index="300" draw:style-name="gr15" draw:text-style-name="P13" svg:width="0.3469in" svg:height="0.1925in" svg:x="5.6874in" svg:y="2.2909in">
        <draw:text-box>
          <text:p><text:span text:style-name="T5">G47</text:span></text:p>
        </draw:text-box>
      </draw:frame>
      <draw:frame text:anchor-type="page" text:anchor-page-number="24" draw:z-index="301" draw:style-name="gr16" draw:text-style-name="P14" svg:width="1.1169in" svg:height="0.2913in" svg:x="5.0126in" svg:y="5.6161in">
        <draw:text-box>
          <text:p><text:span text:style-name="T7">T36 pg 1/10</text:span></text:p>
        </draw:text-box>
      </draw:frame>
      <draw:frame text:anchor-type="page" text:anchor-page-number="24" draw:z-index="302" draw:style-name="gr17" draw:text-style-name="P10" svg:width="5.1295in" svg:height="0.3398in" svg:x="0.5335in" svg:y="1.9839in">
        <draw:text-box>
          <text:p><text:span text:style-name="T4">T35 Topic 3 – Basic Syntax</text:span></text:p>
        </draw:text-box>
      </draw:frame>
      <draw:frame text:anchor-type="page" text:anchor-page-number="24" draw:z-index="303" draw:style-name="gr12" draw:text-style-name="P20" svg:width="4.7795in" svg:height="3.2594in" svg:x="1.0209in" svg:y="2.552in">
        <draw:text-box>
          <text:p text:style-name="P19"><text:span text:style-name="T8">T37</text:span></text:p>
          <text:p text:style-name="P19"><text:span text:style-name="T8">public class MyFirstJavaProgram {</text:span></text:p>
          <text:p text:style-name="P19"><text:span text:style-name="T8"/></text:p>
          <text:p text:style-name="P19"><text:span text:style-name="T8"><text:s text:c="3"/></text:span><text:span text:style-name="T8">/* This is my first java program. <text:s/></text:span></text:p>
          <text:p text:style-name="P19"><text:span text:style-name="T8"><text:s text:c="4"/></text:span><text:span text:style-name="T8">* This will print 'Hello World' as the output</text:span></text:p>
          <text:p text:style-name="P19"><text:span text:style-name="T8"><text:s text:c="4"/></text:span><text:span text:style-name="T8">*/</text:span></text:p>
          <text:p text:style-name="P19"><text:span text:style-name="T8"/></text:p>
          <text:p text:style-name="P19"><text:span text:style-name="T8"><text:s text:c="4"/></text:span><text:span text:style-name="T8">public static void main(String []args) {</text:span></text:p>
          <text:p text:style-name="P19"><text:span text:style-name="T8"><text:s text:c="7"/></text:span><text:span text:style-name="T8">System.out.println("Hello World");</text:span></text:p>
          <text:p text:style-name="P19"><text:span text:style-name="T8"><text:s text:c="7"/></text:span><text:span text:style-name="T8">// prints Hello World</text:span></text:p>
          <text:p text:style-name="P19"><text:span text:style-name="T8"><text:s text:c="4"/></text:span><text:span text:style-name="T8">}</text:span></text:p>
          <text:p text:style-name="P19"><text:span text:style-name="T8">}</text:span></text:p>
        </draw:text-box>
      </draw:frame>
      <draw:frame text:anchor-type="page" text:anchor-page-number="24" draw:z-index="304" draw:style-name="gr12" draw:text-style-name="P15" svg:width="4.7795in" svg:height="1.087in" svg:x="0.9457in" svg:y="3.4835in">
        <draw:text-box>
          <text:p><text:span text:style-name="T8">B156</text:span></text:p>
          <text:p text:style-name="P9"><text:span text:style-name="T8">Move your cursor around to view the basic syntax of Java!</text:span></text:p>
          <text:p text:style-name="P9"><text:span text:style-name="T8">Press anywhere to continue...</text:span></text:p>
        </draw:text-box>
      </draw:frame>
      <text:p text:style-name="P5">Storyboard No: <text:span text:style-name="T1">Main Menu</text:span></text:p>
      <text:p text:style-name="P5">Title: <text:span text:style-name="T1">Introduction to Java Programming</text:span></text:p>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4">Screen</text:p>
          </table:table-cell>
          <table:table-cell table:style-name="Table1.A1" office:value-type="string">
            <text:p text:style-name="P4">Graphics Instruction</text:p>
          </table:table-cell>
          <table:table-cell table:style-name="Table1.C1" office:value-type="string">
            <text:p text:style-name="P4">Scripting</text:p>
          </table:table-cell>
        </table:table-row>
        <table:table-row table:style-name="Table1.2">
          <table:table-cell table:style-name="Table1.A2" office:value-type="string">
            <text:p text:style-name="P3"><draw:frame text:anchor-type="paragraph" draw:z-index="1" draw:style-name="gr2" draw:text-style-name="P10" svg:width="4.2752in" svg:height="0.3398in" svg:x="1.2492in" svg:y="0.3047in"><draw:text-box><text:p><text:span text:style-name="T4">A1 Introduction to Java Programming</text:span></text:p></draw:text-box></draw:frame><draw:rect text:anchor-type="paragraph" draw:z-index="5" draw:style-name="gr3" draw:text-style-name="P11" svg:width="1.2504in" svg:height="0.8748in" svg:x="-0.0339in" svg:y="3.7382in"><text:p text:style-name="P9"><text:span text:style-name="T5">B4 Exit</text:span></text:p></draw:rect><draw:frame text:anchor-type="paragraph" draw:z-index="26" draw:style-name="gr7" draw:text-style-name="P13" svg:width="0.2835in" svg:height="0.1925in" svg:x="0.0161in" svg:y="0.0244in"><draw:text-box><text:p><text:span text:style-name="T5">G1</text:span></text:p></draw:text-box></draw:frame></text:p>
          </table:table-cell>
          <table:table-cell table:style-name="Table1.A2" office:value-type="string">
            <text:p text:style-name="P3">G1 : Background Image – Main Menu</text:p>
            <text:p text:style-name="P3">B1 : Button - “START TAKING THE COURSE NOW!”</text:p>
            <text:p text:style-name="P3">B2 : Button - “Take the quiz!”</text:p>
            <text:p text:style-name="P3">B3 : Button - “Credits”</text:p>
            <text:p text:style-name="P3">B4 : Button - “Exit”</text:p>
            <text:p text:style-name="P3"><draw:rect text:anchor-type="paragraph" draw:z-index="2" draw:style-name="gr3" draw:text-style-name="P11" svg:width="3.9421in" svg:height="0.7913in" svg:x="-3.989in" svg:y="0.1835in"><text:p text:style-name="P9"><text:span text:style-name="T5">B1 START TAKING THE COURSE NOW!</text:span></text:p></draw:rect><draw:rect text:anchor-type="paragraph" draw:z-index="3" draw:style-name="gr3" draw:text-style-name="P11" svg:width="2.8835in" svg:height="0.7913in" svg:x="-2.922in" svg:y="1.3752in"><text:p text:style-name="P9"><text:span text:style-name="T5">B2 Take the quiz!</text:span></text:p></draw:rect><draw:rect text:anchor-type="paragraph" draw:z-index="4" draw:style-name="gr3" draw:text-style-name="P11" svg:width="1.7004in" svg:height="0.7913in" svg:x="-1.7472in" svg:y="2.5835in"><text:p text:style-name="P9"><text:span text:style-name="T5">B3 Credits</text:span></text:p></draw:rect>A1 : Flash animation – “Introduction to Java Programming”</text:p>
          </table:table-cell>
          <table:table-cell table:style-name="Table1.C2" office:value-type="string">
            <text:p text:style-name="P3">B1 : Go to Topic Menu</text:p>
            <text:p text:style-name="P3">B2 : Go to Quiz Menu</text:p>
            <text:p text:style-name="P3">B3 : Go to Credits</text:p>
            <text:p text:style-name="P3">B4 : Quit</text:p>
            <text:p text:style-name="P3">A1 : Combines slowly letter by letter</text:p>
            <text:p text:style-name="P3">S1 : Play Main Menu background music</text:p>
          </table:table-cell>
        </table:table-row>
      </table:table>
      <text:p text:style-name="P6"/>
      <text:p text:style-name="P8">Storyboard No: <text:span text:style-name="T1">Credits</text:span></text:p>
      <text:p text:style-name="P5">Title: <text:span text:style-name="T1">Introduction to Java Programming</text:span></text:p>
      <text:p text:style-name="P5"/>
      <table:table table:name="Table2" table:style-name="Table2">
        <table:table-column table:style-name="Table2.A"/>
        <table:table-column table:style-name="Table2.B"/>
        <table:table-column table:style-name="Table2.C"/>
        <table:table-row>
          <table:table-cell table:style-name="Table2.A1" office:value-type="string">
            <text:p text:style-name="P4">Screen</text:p>
          </table:table-cell>
          <table:table-cell table:style-name="Table2.A1" office:value-type="string">
            <text:p text:style-name="P4">Graphics Instruction</text:p>
          </table:table-cell>
          <table:table-cell table:style-name="Table2.C1" office:value-type="string">
            <text:p text:style-name="P4">Scripting</text:p>
          </table:table-cell>
        </table:table-row>
        <table:table-row table:style-name="Table2.2">
          <table:table-cell table:style-name="Table2.A2" office:value-type="string">
            <text:p text:style-name="P3"><draw:rect text:anchor-type="paragraph" draw:z-index="7" draw:style-name="gr3" draw:text-style-name="P11" svg:width="1.2504in" svg:height="0.8748in" svg:x="-0.0339in" svg:y="3.7382in"><text:p text:style-name="P9"><text:span text:style-name="T5">B5 Exit</text:span></text:p></draw:rect><draw:frame text:anchor-type="paragraph" draw:z-index="27" draw:style-name="gr7" draw:text-style-name="P13" svg:width="0.2835in" svg:height="0.1925in" svg:x="0.0161in" svg:y="0.0244in"><draw:text-box><text:p><text:span text:style-name="T5">G2</text:span></text:p></draw:text-box></draw:frame></text:p>
          </table:table-cell>
          <table:table-cell table:style-name="Table2.A2" office:value-type="string">
            <text:p text:style-name="P3"><draw:frame text:anchor-type="paragraph" draw:z-index="30" draw:style-name="gr2" draw:text-style-name="P10" svg:width="4.6504in" svg:height="0.3398in" svg:x="-5.0484in" svg:y="0.2299in"><draw:text-box><text:p><text:span text:style-name="T4">A4 Thank you for using this courseware!</text:span></text:p></draw:text-box></draw:frame>G2 : Background Image – Credits</text:p>
            <text:p text:style-name="P3">B5 : Button - “Exit”</text:p>
            <text:p text:style-name="P3"><draw:frame text:anchor-type="paragraph" draw:z-index="0" draw:style-name="gr1" draw:text-style-name="P10" svg:width="4.6504in" svg:height="3.7287in" svg:x="-5.1555in" svg:y="0.0425in"><draw:text-box><text:p text:style-name="P9"><text:span text:style-name="T4">A3 <text:s/>Project Manager</text:span></text:p><text:p text:style-name="P9"><text:span text:style-name="T4">Lee Zhen Zhi</text:span></text:p><text:p text:style-name="P9"><text:span text:style-name="T4"/></text:p><text:p text:style-name="P9"><text:span text:style-name="T4">Multimedia Designer</text:span></text:p><text:p text:style-name="P9"><text:span text:style-name="T4">Chong Ee Xen</text:span></text:p><text:p text:style-name="P9"><text:span text:style-name="T4"/></text:p><text:p text:style-name="P9"><text:span text:style-name="T4">Audio Specialist</text:span></text:p><text:p text:style-name="P9"><text:span text:style-name="T4">Ooi Choon Ho</text:span></text:p><text:p text:style-name="P9"><text:span text:style-name="T4"/></text:p><text:p text:style-name="P9"><text:span text:style-name="T4">Multimedia Programmer</text:span></text:p><text:p text:style-name="P9"><text:span text:style-name="T4">...</text:span></text:p></draw:text-box></draw:frame>B6 : Button - “Home”</text:p>
            <text:p text:style-name="P3">A2 : Flash animation - “Credits”</text:p>
            <text:p text:style-name="P3">A3 : Flash animation – List of Team Members</text:p>
            <text:p text:style-name="P3"><draw:rect text:anchor-type="paragraph" draw:z-index="8" draw:style-name="gr3" draw:text-style-name="P11" svg:width="1.2504in" svg:height="0.8748in" svg:x="-1.2972in" svg:y="2.5008in"><text:p text:style-name="P9"><text:span text:style-name="T5">B6 Home</text:span></text:p></draw:rect><draw:frame text:anchor-type="paragraph" draw:z-index="6" draw:style-name="gr2" draw:text-style-name="P10" svg:width="1.1587in" svg:height="0.3398in" svg:x="-3.4555in" svg:y="0.0528in"><draw:text-box><text:p><text:span text:style-name="T4">A2 Credits</text:span></text:p></draw:text-box></draw:frame>A4 : Flash animation - “Thank you for using this courseware!”</text:p>
          </table:table-cell>
          <table:table-cell table:style-name="Table2.C2" office:value-type="string">
            <text:p text:style-name="P3">B5 : Quit</text:p>
            <text:p text:style-name="P3">B6 : Go to Main Menu</text:p>
            <text:p text:style-name="P3">A2 : Fade out</text:p>
            <text:p text:style-name="P3">A3 : Move up from bottom</text:p>
            <text:p text:style-name="P3">A4 : Drop down from top and explodes</text:p>
          </table:table-cell>
        </table:table-row>
      </table:table>
      <text:p text:style-name="Standard"/>
      <text:p text:style-name="P8">Storyboard No: <text:span text:style-name="T1">Topic Menu</text:span></text:p>
      <text:p text:style-name="P5">Title: <text:span text:style-name="T1">Introduction to Java Programming</text:span></text:p>
      <text:p text:style-name="P5"><draw:frame text:anchor-type="paragraph" draw:z-index="28" draw:style-name="gr7" draw:text-style-name="P13" svg:width="0.2835in" svg:height="0.1925in" svg:x="0.061in" svg:y="0.9929in"><draw:text-box><text:p><text:span text:style-name="T5">G3</text:span></text:p></draw:text-box></draw:frame><draw:frame text:anchor-type="paragraph" draw:z-index="44" draw:style-name="gr7" draw:text-style-name="P13" svg:width="0.2835in" svg:height="0.1925in" svg:x="5.3in" svg:y="0.8839in"><draw:text-box><text:p><text:span text:style-name="T5">G4</text:span></text:p></draw:text-box></draw:frame><draw:frame text:anchor-type="paragraph" draw:z-index="13" draw:style-name="gr5" draw:text-style-name="P12" svg:width="2.6421in" svg:height="0.3067in" svg:x="1.3165in" svg:y="1.4772in"><draw:text-box><text:p><text:span text:style-name="T6">B7 Topic 1 – Overview</text:span></text:p></draw:text-box></draw:frame><draw:frame text:anchor-type="paragraph" draw:z-index="14" draw:style-name="gr6" draw:text-style-name="P12" svg:width="3.2213in" svg:height="0.3067in" svg:x="1.3165in" svg:y="1.8709in"><draw:text-box><text:p><text:span text:style-name="T6">B8 Topic 2 – Environment Setup</text:span></text:p></draw:text-box></draw:frame><draw:frame text:anchor-type="paragraph" draw:z-index="15" draw:style-name="gr5" draw:text-style-name="P12" svg:width="2.5713in" svg:height="0.3067in" svg:x="1.3165in" svg:y="2.2646in"><draw:text-box><text:p><text:span text:style-name="T6">B9 Topic 3 – Basic Syntax</text:span></text:p></draw:text-box></draw:frame><draw:frame text:anchor-type="paragraph" draw:z-index="16" draw:style-name="gr6" draw:text-style-name="P12" svg:width="3.0961in" svg:height="0.3067in" svg:x="1.3165in" svg:y="2.6583in"><draw:text-box><text:p><text:span text:style-name="T6">B10 Topic 4 – Basic Datatypes</text:span></text:p></draw:text-box></draw:frame><draw:frame text:anchor-type="paragraph" draw:z-index="17" draw:style-name="gr5" draw:text-style-name="P12" svg:width="2.813in" svg:height="0.3067in" svg:x="1.3165in" svg:y="3.052in"><draw:text-box><text:p><text:span text:style-name="T6">B11 Topic 5 – Control Flow</text:span></text:p></draw:text-box></draw:frame><draw:frame text:anchor-type="paragraph" draw:z-index="18" draw:style-name="gr5" draw:text-style-name="P12" svg:width="3.263in" svg:height="0.3067in" svg:x="1.3165in" svg:y="3.4457in"><draw:text-box><text:p><text:span text:style-name="T6">B12 Topic 6 – Conditional Logic</text:span></text:p></draw:text-box></draw:frame></text:p>
      <table:table table:name="Table3" table:style-name="Table3">
        <table:table-column table:style-name="Table3.A"/>
        <table:table-column table:style-name="Table3.B"/>
        <table:table-column table:style-name="Table3.C"/>
        <table:table-row>
          <table:table-cell table:style-name="Table3.A1" office:value-type="string">
            <text:p text:style-name="P4">Screen</text:p>
          </table:table-cell>
          <table:table-cell table:style-name="Table3.A1" office:value-type="string">
            <text:p text:style-name="P4">Graphics Instruction</text:p>
          </table:table-cell>
          <table:table-cell table:style-name="Table3.C1" office:value-type="string">
            <text:p text:style-name="P4">Scripting</text:p>
          </table:table-cell>
        </table:table-row>
        <table:table-row table:style-name="Table3.2">
          <table:table-cell table:style-name="Table3.A2" office:value-type="string">
            <text:p text:style-name="P3"><draw:rect text:anchor-type="paragraph" draw:z-index="11" draw:style-name="gr3" draw:text-style-name="P11" svg:width="1.2504in" svg:height="0.8748in" svg:x="4.3327in" svg:y="3.7382in"><text:p text:style-name="P9"><text:span text:style-name="T5">B14 Home</text:span></text:p></draw:rect><draw:line text:anchor-type="paragraph" draw:z-index="12" draw:style-name="gr4" draw:text-style-name="P9" svg:x1="-0.0339in" svg:y1="0.4839in" svg:x2="5.5661in" svg:y2="0.4839in"><text:p/></draw:line><draw:frame text:anchor-type="paragraph" draw:z-index="9" draw:style-name="gr2" draw:text-style-name="P10" svg:width="4.0713in" svg:height="0.3398in" svg:x="-0.0134in" svg:y="0.0693in"><draw:text-box><text:p><text:span text:style-name="T4">A5 Topics in Java Programming</text:span></text:p></draw:text-box></draw:frame><draw:rect text:anchor-type="paragraph" draw:z-index="10" draw:style-name="gr3" draw:text-style-name="P11" svg:width="1.2504in" svg:height="0.8748in" svg:x="-0.0339in" svg:y="3.7382in"><text:p text:style-name="P9"><text:span text:style-name="T5">B13 Exit</text:span></text:p></draw:rect></text:p>
          </table:table-cell>
          <table:table-cell table:style-name="Table3.A2" office:value-type="string">
            <text:p text:style-name="P3">G3 : Background Image – Topic Menu</text:p>
            <text:p text:style-name="P3">G4 : Line</text:p>
            <text:p text:style-name="P3">B7 : Button - “Topic 1 – Overview”</text:p>
            <text:p text:style-name="P3">B8 : Button - “Topic 2 – Environment Setup”</text:p>
            <text:p text:style-name="P3">B9 : Button - “Topic 3 – Basic Syntax”</text:p>
            <text:p text:style-name="P3">B10 : Button - “Topic 4 – Basic Datatypes”</text:p>
            <text:p text:style-name="P3">B11 : Button - “Topic 5 – Control Flow”</text:p>
            <text:p text:style-name="P3">B12 : Button - “Topic 6 – Conditional Logic”</text:p>
            <text:p text:style-name="P3">B13 : Button - “Exit”</text:p>
            <text:p text:style-name="P3">B14 : Button - “Home”</text:p>
            <text:p text:style-name="P3">A5 : Flash animation – “Topics in Java Programming”</text:p>
          </table:table-cell>
          <table:table-cell table:style-name="Table3.C2" office:value-type="string">
            <text:p text:style-name="P3">B7 : Go to Topic 1 P1</text:p>
            <text:p text:style-name="P3">B8 : Go to Topic 2 P1</text:p>
            <text:p text:style-name="P3">B9 : Go to Topic 3 P1</text:p>
            <text:p text:style-name="P3">B10 : Go to Topic 4 P1</text:p>
            <text:p text:style-name="P3">B11 : Go to Topic 5 P1</text:p>
            <text:p text:style-name="P3">B12 : Go to Topic 6 P1</text:p>
            <text:p text:style-name="P3">B13 : Quit</text:p>
            <text:p text:style-name="P3">B14 : Go to Main Menu</text:p>
            <text:p text:style-name="P3">A5 : Combines slowly letter by letter</text:p>
          </table:table-cell>
        </table:table-row>
      </table:table>
      <text:p text:style-name="Standard"/>
      <text:p text:style-name="P8">Storyboard No: <text:span text:style-name="T1">Quiz Menu</text:span></text:p>
      <text:p text:style-name="P5">Title: <text:span text:style-name="T1">Introduction to Java Programming</text:span></text:p>
      <text:p text:style-name="P5"><draw:frame text:anchor-type="paragraph" draw:z-index="46" draw:style-name="gr7" draw:text-style-name="P13" svg:width="0.2835in" svg:height="0.1925in" svg:x="5.2839in" svg:y="0.8264in"><draw:text-box><text:p><text:span text:style-name="T5">G6</text:span></text:p></draw:text-box></draw:frame><draw:frame text:anchor-type="paragraph" draw:z-index="35" draw:style-name="gr5" draw:text-style-name="P12" svg:width="2.6421in" svg:height="0.3067in" svg:x="1.3165in" svg:y="1.5602in"><draw:text-box><text:p><text:span text:style-name="T6">B15 Quiz 1 – Overview</text:span></text:p></draw:text-box></draw:frame><draw:frame text:anchor-type="paragraph" draw:z-index="36" draw:style-name="gr6" draw:text-style-name="P12" svg:width="3.4295in" svg:height="0.3067in" svg:x="1.3165in" svg:y="1.9543in"><draw:text-box><text:p><text:span text:style-name="T6">B16 Quiz 2 – Environment Setup</text:span></text:p></draw:text-box></draw:frame><draw:frame text:anchor-type="paragraph" draw:z-index="37" draw:style-name="gr5" draw:text-style-name="P12" svg:width="2.5713in" svg:height="0.3067in" svg:x="1.3165in" svg:y="2.348in"><draw:text-box><text:p><text:span text:style-name="T6">B17 Quiz 3 – Basic Syntax</text:span></text:p></draw:text-box></draw:frame><draw:frame text:anchor-type="paragraph" draw:z-index="38" draw:style-name="gr6" draw:text-style-name="P12" svg:width="3.063in" svg:height="0.3067in" svg:x="1.3165in" svg:y="2.7417in"><draw:text-box><text:p><text:span text:style-name="T6">B18 Quiz 4 – Basic Datatypes</text:span></text:p></draw:text-box></draw:frame><draw:frame text:anchor-type="paragraph" draw:z-index="39" draw:style-name="gr5" draw:text-style-name="P12" svg:width="2.8713in" svg:height="0.3067in" svg:x="1.3165in" svg:y="3.1354in"><draw:text-box><text:p><text:span text:style-name="T6">B19 Quiz 5 – Control Flow</text:span></text:p></draw:text-box></draw:frame></text:p>
      <table:table table:name="Table4" table:style-name="Table4">
        <table:table-column table:style-name="Table4.A"/>
        <table:table-column table:style-name="Table4.B"/>
        <table:table-column table:style-name="Table4.C"/>
        <table:table-row>
          <table:table-cell table:style-name="Table4.A1" office:value-type="string">
            <text:p text:style-name="P4">Screen</text:p>
          </table:table-cell>
          <table:table-cell table:style-name="Table4.A1" office:value-type="string">
            <text:p text:style-name="P4">Graphics Instruction</text:p>
          </table:table-cell>
          <table:table-cell table:style-name="Table4.C1" office:value-type="string">
            <text:p text:style-name="P4">Scripting</text:p>
          </table:table-cell>
        </table:table-row>
        <table:table-row table:style-name="Table4.2">
          <table:table-cell table:style-name="Table4.A2" office:value-type="string">
            <text:p text:style-name="P3"><draw:frame text:anchor-type="paragraph" draw:z-index="31" draw:style-name="gr2" draw:text-style-name="P10" svg:width="4.0043in" svg:height="0.3398in" svg:x="-0.0134in" svg:y="0.0693in"><draw:text-box><text:p><text:span text:style-name="T4">A6 Quizzes on Java Programming</text:span></text:p></draw:text-box></draw:frame><draw:rect text:anchor-type="paragraph" draw:z-index="32" draw:style-name="gr3" draw:text-style-name="P11" svg:width="1.2504in" svg:height="0.8748in" svg:x="-0.0339in" svg:y="3.7382in"><text:p text:style-name="P9"><text:span text:style-name="T5">B21 Exit</text:span></text:p></draw:rect><draw:rect text:anchor-type="paragraph" draw:z-index="33" draw:style-name="gr3" draw:text-style-name="P11" svg:width="1.2504in" svg:height="0.8748in" svg:x="4.3327in" svg:y="3.7382in"><text:p text:style-name="P9"><text:span text:style-name="T5">B22 Home</text:span></text:p></draw:rect><draw:line text:anchor-type="paragraph" draw:z-index="34" draw:style-name="gr4" draw:text-style-name="P9" svg:x1="-0.0339in" svg:y1="0.4839in" svg:x2="5.5661in" svg:y2="0.4839in"><text:p/></draw:line></text:p>
          </table:table-cell>
          <table:table-cell table:style-name="Table4.A2" office:value-type="string">
            <text:p text:style-name="P3">G5 : Background Image – Quiz Menu</text:p>
            <text:p text:style-name="P3">G6 : Line</text:p>
            <text:p text:style-name="P3"><draw:frame text:anchor-type="paragraph" draw:z-index="45" draw:style-name="gr7" draw:text-style-name="P13" svg:width="0.2835in" svg:height="0.1925in" svg:x="-5.6374in" svg:y="0.0075in"><draw:text-box><text:p><text:span text:style-name="T5">G5</text:span></text:p></draw:text-box></draw:frame>B15 : Button - “Quiz 1 – Overview”</text:p>
            <text:p text:style-name="P3">B16 : Button - “ Quiz 2 – Environment Setup”</text:p>
            <text:p text:style-name="P3">B17 : Button - “ Quiz 3 – Basic Syntax”</text:p>
            <text:p text:style-name="P3">B18 : Button - “ Quiz 4 – Basic Datatypes”</text:p>
            <text:p text:style-name="P3">B19 : Button - “ Quiz 5 – Control Flow”</text:p>
            <text:p text:style-name="P3">B20 : Button - “ Quiz 6 – Conditional Logic”</text:p>
            <text:p text:style-name="P3">B21 : Button - “Exit”</text:p>
            <text:p text:style-name="P3">B22 : Button - “Home”</text:p>
            <text:p text:style-name="P3"><draw:frame text:anchor-type="paragraph" draw:z-index="40" draw:style-name="gr5" draw:text-style-name="P12" svg:width="3.1543in" svg:height="0.3067in" svg:x="-4.3547in" svg:y="0.0752in"><draw:text-box><text:p><text:span text:style-name="T6">B20 Quiz 6 – Conditional Logic</text:span></text:p></draw:text-box></draw:frame>A6 : Flash animation – “Quizzes on Java Programming”</text:p>
          </table:table-cell>
          <table:table-cell table:style-name="Table4.C2" office:value-type="string">
            <text:p text:style-name="P3">B15 : Go to Quiz 1</text:p>
            <text:p text:style-name="P3">B16 : Go to Quiz 2</text:p>
            <text:p text:style-name="P3">B17 : Go to Quiz 3</text:p>
            <text:p text:style-name="P3">B18 : Go to Quiz 4</text:p>
            <text:p text:style-name="P3">B19 : Go to Quiz 5</text:p>
            <text:p text:style-name="P3">B20 : Go to Quiz 6</text:p>
            <text:p text:style-name="P3">B21 : Quit</text:p>
            <text:p text:style-name="P3">B22 : Go to Main Menu</text:p>
            <text:p text:style-name="P3">A6 : Combines slowly letter by letter</text:p>
          </table:table-cell>
        </table:table-row>
      </table:table>
      <text:p text:style-name="P5"/>
      <text:p text:style-name="P8">Storyboard No: <text:span text:style-name="T1">Topic 1 P1</text:span></text:p>
      <text:p text:style-name="P5">Title: <text:span text:style-name="T1">Introduction to Java Programming</text:span></text:p>
      <text:p text:style-name="P5"><draw:frame text:anchor-type="paragraph" draw:z-index="42" draw:style-name="gr7" draw:text-style-name="P13" svg:width="0.2835in" svg:height="0.1925in" svg:x="5.2508in" svg:y="0.8437in"><draw:text-box><text:p><text:span text:style-name="T5">G8</text:span></text:p></draw:text-box></draw:frame></text:p>
      <table:table table:name="Table5" table:style-name="Table5">
        <table:table-column table:style-name="Table5.A"/>
        <table:table-column table:style-name="Table5.B"/>
        <table:table-column table:style-name="Table5.C"/>
        <table:table-row>
          <table:table-cell table:style-name="Table5.A1" office:value-type="string">
            <text:p text:style-name="P4">Screen</text:p>
          </table:table-cell>
          <table:table-cell table:style-name="Table5.A1" office:value-type="string">
            <text:p text:style-name="P4">Graphics Instruction</text:p>
          </table:table-cell>
          <table:table-cell table:style-name="Table5.C1" office:value-type="string">
            <text:p text:style-name="P4">Scripting</text:p>
          </table:table-cell>
        </table:table-row>
        <table:table-row table:style-name="Table5.2">
          <table:table-cell table:style-name="Table5.A2" office:value-type="string">
            <text:p text:style-name="P3"><draw:rect text:anchor-type="paragraph" draw:z-index="20" draw:style-name="gr3" draw:text-style-name="P11" svg:width="0.9335in" svg:height="0.6469in" svg:x="-0.0339in" svg:y="3.9661in"><text:p text:style-name="P9"><text:span text:style-name="T5">B23 Exit</text:span></text:p></draw:rect><draw:line text:anchor-type="paragraph" draw:z-index="21" draw:style-name="gr4" draw:text-style-name="P9" svg:x1="-0.0339in" svg:y1="0.4839in" svg:x2="5.5661in" svg:y2="0.4839in"><text:p/></draw:line><draw:rect text:anchor-type="paragraph" draw:z-index="24" draw:style-name="gr3" draw:text-style-name="P11" svg:width="0.9335in" svg:height="0.6469in" svg:x="4.6409in" svg:y="3.9492in"><text:p text:style-name="P9"><text:span text:style-name="T5">B27 Home</text:span></text:p></draw:rect><draw:rect text:anchor-type="paragraph" draw:z-index="25" draw:style-name="gr3" draw:text-style-name="P11" svg:width="0.9335in" svg:height="0.6469in" svg:x="3.7075in" svg:y="3.9492in"><text:p text:style-name="P9"><text:span text:style-name="T5">B26 Topics</text:span></text:p></draw:rect><draw:frame text:anchor-type="paragraph" draw:z-index="41" draw:style-name="gr7" draw:text-style-name="P13" svg:width="0.2835in" svg:height="0.1925in" svg:x="0.0374in" svg:y="0.6016in"><draw:text-box><text:p><text:span text:style-name="T5">G7</text:span></text:p></draw:text-box></draw:frame></text:p>
          </table:table-cell>
          <table:table-cell table:style-name="Table5.A2" office:value-type="string">
            <text:p text:style-name="P3">G7 : Background Image – Topics</text:p>
            <text:p text:style-name="P3">G8 : Line</text:p>
            <text:p text:style-name="P3">T1 : Title - “Topic 1 – Overview”</text:p>
            <text:p text:style-name="P3">T2 : Page - “pg1/14”</text:p>
            <text:p text:style-name="P3"><draw:frame text:anchor-type="paragraph" draw:z-index="43" draw:style-name="gr9" draw:text-style-name="P15" svg:width="5.5378in" svg:height="2.4449in" svg:x="-5.6047in" svg:y="0.1311in"><draw:text-box><text:p><text:span text:style-name="T8">A7</text:span></text:p><text:p><text:span text:style-name="T8">Java programming language was originally developed by Sun Microsystems which was initiated by James Gosling and released in 1995 as core component of Sun Microsystems' Java platform (Java 1.0 [J2SE]).</text:span></text:p><text:p><text:span text:style-name="T8"/></text:p><text:p><text:span text:style-name="T8">Sun Microsystems has renamed the new J2 versions as Java SE, Java EE and Java ME respectively. Java is guaranteed to be Write Once, Run Anywhere.</text:span></text:p></draw:text-box></draw:frame>B23 : Button - “Exit”</text:p>
            <text:p text:style-name="P3">B24 : Button - “Back”</text:p>
            <text:p text:style-name="P3">B25 : Button - “Next”</text:p>
            <text:p text:style-name="P3">B26 : Button - “Topics”</text:p>
            <text:p text:style-name="P3"><draw:rect text:anchor-type="paragraph" draw:z-index="22" draw:style-name="gr3" draw:text-style-name="P11" svg:width="0.7669in" svg:height="0.6469in" svg:x="-3.6673in" svg:y="2.3681in"><text:p text:style-name="P9"><text:span text:style-name="T5">B24 Back</text:span></text:p></draw:rect><draw:frame text:anchor-type="paragraph" draw:z-index="29" draw:style-name="gr8" draw:text-style-name="P14" svg:width="0.9752in" svg:height="0.2913in" svg:x="-1.0508in" svg:y="1.9972in"><draw:text-box><text:p><text:span text:style-name="T7">T2 pg 1/14</text:span></text:p></draw:text-box></draw:frame><draw:rect text:anchor-type="paragraph" draw:z-index="23" draw:style-name="gr3" draw:text-style-name="P11" svg:width="0.7169in" svg:height="0.6469in" svg:x="-2.9008in" svg:y="2.3681in"><text:p text:style-name="P9"><text:span text:style-name="T5">B25 Next</text:span></text:p></draw:rect>B27 : Button - “Home”</text:p>
            <text:p text:style-name="P3">A7 : Flash animation - Contents</text:p>
          </table:table-cell>
          <table:table-cell table:style-name="Table5.C2" office:value-type="string">
            <text:p text:style-name="P3"><draw:frame text:anchor-type="paragraph" draw:z-index="19" draw:style-name="gr2" draw:text-style-name="P10" svg:width="3.1169in" svg:height="0.3398in" svg:x="-7.8547in" svg:y="0.0693in"><draw:text-box><text:p><text:span text:style-name="T4">T1 Topic 1 – Overview</text:span></text:p></draw:text-box></draw:frame>B23 : Quit</text:p>
            <text:p text:style-name="P3">B24 : Go to previous scene</text:p>
            <text:p text:style-name="P3">B25 : Play</text:p>
            <text:p text:style-name="P3">B26 : Go to Topic Menu</text:p>
            <text:p text:style-name="P3">B27 : Go to Main Menu</text:p>
            <text:p text:style-name="P3">A7 : Fade in</text:p>
            <text:p text:style-name="P3">S2 : Narration</text:p>
          </table:table-cell>
        </table:table-row>
      </table:table>
      <text:p text:style-name="P5"/>
      <text:p text:style-name="P8">Storyboard No: <text:span text:style-name="T1">Topic 1 P2</text:span></text:p>
      <text:p text:style-name="P5">Title: <text:span text:style-name="T1">Introduction to Java Programming</text:span></text:p>
      <text:p text:style-name="P5"/>
      <table:table table:name="Table17" table:style-name="Table17">
        <table:table-column table:style-name="Table17.A"/>
        <table:table-column table:style-name="Table17.B"/>
        <table:table-column table:style-name="Table17.C"/>
        <table:table-row>
          <table:table-cell table:style-name="Table17.A1" office:value-type="string">
            <text:p text:style-name="P4">Screen</text:p>
          </table:table-cell>
          <table:table-cell table:style-name="Table17.A1" office:value-type="string">
            <text:p text:style-name="P4">Graphics Instruction</text:p>
          </table:table-cell>
          <table:table-cell table:style-name="Table17.C1" office:value-type="string">
            <text:p text:style-name="P4">Scripting</text:p>
          </table:table-cell>
        </table:table-row>
        <table:table-row table:style-name="Table17.2">
          <table:table-cell table:style-name="Table17.A2" office:value-type="string">
            <text:p text:style-name="P3"><draw:line text:anchor-type="paragraph" draw:z-index="48" draw:style-name="gr4" draw:text-style-name="P9" svg:x1="-0.0339in" svg:y1="0.4839in" svg:x2="5.5661in" svg:y2="0.4839in"><text:p/></draw:line><draw:frame text:anchor-type="paragraph" draw:z-index="53" draw:style-name="gr7" draw:text-style-name="P13" svg:width="0.2835in" svg:height="0.1925in" svg:x="0.0374in" svg:y="0.6016in"><draw:text-box><text:p><text:span text:style-name="T5">G9</text:span></text:p></draw:text-box></draw:frame></text:p>
          </table:table-cell>
          <table:table-cell table:style-name="Table17.A2" office:value-type="string">
            <text:p text:style-name="P3">G9 : Background Image – Topics</text:p>
            <text:p text:style-name="P3"><draw:frame text:anchor-type="paragraph" draw:z-index="54" draw:style-name="gr7" draw:text-style-name="P13" svg:width="0.3469in" svg:height="0.1925in" svg:x="-0.4839in" svg:y="0.0252in"><draw:text-box><text:p><text:span text:style-name="T5">G10</text:span></text:p></draw:text-box></draw:frame><draw:frame text:anchor-type="paragraph" draw:z-index="56" draw:style-name="gr10" draw:text-style-name="P15" svg:width="1.2087in" svg:height="0.2724in" svg:x="-3.4425in" svg:y="0.1327in"><draw:text-box><text:p><text:span text:style-name="T8">A8 Java is: </text:span></text:p></draw:text-box></draw:frame>G10 : Line</text:p>
            <text:p text:style-name="P3">T3 : Title - “Topic 1 – Overview”</text:p>
            <text:p text:style-name="P3"><draw:rect text:anchor-type="paragraph" draw:z-index="55" draw:style-name="gr3" draw:text-style-name="P16" svg:width="1.6177in" svg:height="0.3343in" svg:x="-3.6835in" svg:y="0.0736in"><text:p text:style-name="P9"><text:span text:style-name="T9">B28 Object Oriented</text:span></text:p></draw:rect>T4 : Page - “pg2/14”</text:p>
            <text:p text:style-name="P3">B28 : Button - “Object Oriented”</text:p>
            <text:p text:style-name="P3"><draw:rect text:anchor-type="paragraph" draw:z-index="57" draw:style-name="gr3" draw:text-style-name="P16" svg:width="1.6177in" svg:height="0.3343in" svg:x="-4.6591in" svg:y="0.0854in"><text:p text:style-name="P9"><text:span text:style-name="T9">B29 Portable</text:span></text:p></draw:rect><draw:rect text:anchor-type="paragraph" draw:z-index="59" draw:style-name="gr3" draw:text-style-name="P16" svg:width="1.6177in" svg:height="0.3343in" svg:x="-2.7756in" svg:y="0.0689in"><text:p text:style-name="P9"><text:span text:style-name="T9">B39 Dynamic</text:span></text:p></draw:rect>B29 : Button - “Portable”</text:p>
            <text:p text:style-name="P3">B30 : Button - “Simple”</text:p>
            <text:p text:style-name="P3"><draw:rect text:anchor-type="paragraph" draw:z-index="60" draw:style-name="gr3" draw:text-style-name="P16" svg:width="1.6177in" svg:height="0.3343in" svg:x="-2.3217in" svg:y="0.2693in"><text:p text:style-name="P9"><text:span text:style-name="T9">B38 Secure</text:span></text:p></draw:rect><draw:rect text:anchor-type="paragraph" draw:z-index="58" draw:style-name="gr3" draw:text-style-name="P16" svg:width="1.6177in" svg:height="0.3343in" svg:x="-5.1839in" svg:y="0.2591in"><text:p text:style-name="P9"><text:span text:style-name="T9">B30 Simple</text:span></text:p></draw:rect>B31 : Button - “Platform Independent”</text:p>
            <text:p text:style-name="P3">B32 : Button - “Robust”</text:p>
            <text:p text:style-name="P3">B33 : Button - “Multithreaded”</text:p>
            <text:p text:style-name="P3"><draw:rect text:anchor-type="paragraph" draw:z-index="61" draw:style-name="gr3" draw:text-style-name="P16" svg:width="1.9335in" svg:height="0.3343in" svg:x="-5.6756in" svg:y="0.0154in"><text:p text:style-name="P9"><text:span text:style-name="T9">B31 Platform Independent</text:span></text:p></draw:rect><draw:rect text:anchor-type="paragraph" draw:z-index="62" draw:style-name="gr3" draw:text-style-name="P16" svg:width="1.8512in" svg:height="0.3343in" svg:x="-2.0256in" svg:y="0.0571in"><text:p text:style-name="P9"><text:span text:style-name="T9">B37 Architectural-neutral</text:span></text:p></draw:rect>B34 : Button - “High Performance”</text:p>
            <text:p text:style-name="P3"><draw:rect text:anchor-type="paragraph" draw:z-index="63" draw:style-name="gr3" draw:text-style-name="P16" svg:width="1.6177in" svg:height="0.3343in" svg:x="-5.2256in" svg:y="0.122in"><text:p text:style-name="P9"><text:span text:style-name="T9">B32 Robust</text:span></text:p></draw:rect><draw:rect text:anchor-type="paragraph" draw:z-index="67" draw:style-name="gr3" draw:text-style-name="P16" svg:width="1.6177in" svg:height="0.3343in" svg:x="-2.3256in" svg:y="0.139in"><text:p text:style-name="P9"><text:span text:style-name="T9">B36 Distributed</text:span></text:p></draw:rect>B35 : Button - “Interpreted”</text:p>
            <text:p text:style-name="P3">B36 : Button - “Distributed”</text:p>
            <text:p text:style-name="P3"><draw:rect text:anchor-type="paragraph" draw:z-index="64" draw:style-name="gr3" draw:text-style-name="P16" svg:width="1.6177in" svg:height="0.3343in" svg:x="-4.6925in" svg:y="0.2791in"><text:p text:style-name="P9"><text:span text:style-name="T9">B33 Multithreaded</text:span></text:p></draw:rect><draw:rect text:anchor-type="paragraph" draw:z-index="66" draw:style-name="gr3" draw:text-style-name="P16" svg:width="1.6177in" svg:height="0.3343in" svg:x="-2.7925in" svg:y="0.2709in"><text:p text:style-name="P9"><text:span text:style-name="T9">B35 Interpreted</text:span></text:p></draw:rect>B37 : Button - “Architectural-neutral”</text:p>
            <text:p text:style-name="P3">B38 : Button - “Secure”</text:p>
            <text:p text:style-name="P3">B39 : Button - “Dynamic”</text:p>
            <text:p text:style-name="P3"><draw:rect text:anchor-type="paragraph" draw:z-index="65" draw:style-name="gr3" draw:text-style-name="P16" svg:width="1.7421in" svg:height="0.3343in" svg:x="-3.7591in" svg:y="0.0764in"><text:p text:style-name="P9"><text:span text:style-name="T9">B34 High Performance</text:span></text:p></draw:rect>B40 : Button - “Exit”</text:p>
            <text:p text:style-name="P3"><draw:frame text:anchor-type="paragraph" draw:z-index="68" draw:style-name="gr8" draw:text-style-name="P14" svg:width="0.9752in" svg:height="0.2913in" svg:x="-1.0425in" svg:y="0.1681in"><draw:text-box><text:p><text:span text:style-name="T7">T4 pg 2/14</text:span></text:p></draw:text-box></draw:frame>B41 : Button - “Back”</text:p>
            <text:p text:style-name="P3">B42 : Button - “Next”</text:p>
            <text:p text:style-name="P3"><draw:rect text:anchor-type="paragraph" draw:z-index="47" draw:style-name="gr3" draw:text-style-name="P11" svg:width="0.9335in" svg:height="0.6469in" svg:x="-5.6673in" svg:y="0.0902in"><text:p text:style-name="P9"><text:span text:style-name="T5">B40 Exit</text:span></text:p></draw:rect><draw:rect text:anchor-type="paragraph" draw:z-index="49" draw:style-name="gr3" draw:text-style-name="P11" svg:width="0.7504in" svg:height="0.6469in" svg:x="-3.6673in" svg:y="0.0752in"><text:p text:style-name="P9"><text:span text:style-name="T5">B41 Back</text:span></text:p></draw:rect><draw:rect text:anchor-type="paragraph" draw:z-index="50" draw:style-name="gr3" draw:text-style-name="P11" svg:width="0.7421in" svg:height="0.6469in" svg:x="-2.9173in" svg:y="0.0752in"><text:p text:style-name="P9"><text:span text:style-name="T5">B42 Next</text:span></text:p></draw:rect><draw:rect text:anchor-type="paragraph" draw:z-index="51" draw:style-name="gr3" draw:text-style-name="P11" svg:width="0.9335in" svg:height="0.6469in" svg:x="-0.9925in" svg:y="0.0736in"><text:p text:style-name="P9"><text:span text:style-name="T5">B44 Home</text:span></text:p></draw:rect><draw:rect text:anchor-type="paragraph" draw:z-index="52" draw:style-name="gr3" draw:text-style-name="P11" svg:width="0.9335in" svg:height="0.6469in" svg:x="-1.9256in" svg:y="0.0736in"><text:p text:style-name="P9"><text:span text:style-name="T5">B43 Topics</text:span></text:p></draw:rect>B43 : Button - “Topics”</text:p>
            <text:p text:style-name="P3">B44 : Button - “Home”</text:p>
            <text:p text:style-name="P3">A8 : Flash animation - “Java is:”</text:p>
          </table:table-cell>
          <table:table-cell table:style-name="Table17.C2" office:value-type="string">
            <text:p text:style-name="P3"><draw:frame text:anchor-type="paragraph" draw:z-index="69" draw:style-name="gr2" draw:text-style-name="P10" svg:width="3.1169in" svg:height="0.3398in" svg:x="-7.8547in" svg:y="0.0693in"><draw:text-box><text:p><text:span text:style-name="T4">T3 Topic 1 – Overview</text:span></text:p></draw:text-box></draw:frame>B28 : Go to Topic 1 P3</text:p>
            <text:p text:style-name="P3">B29 : Go to Topic 1 P4</text:p>
            <text:p text:style-name="P3">B30 : Go to Topic 1 P5</text:p>
            <text:p text:style-name="P3">B31 : Go to Topic 1 P6</text:p>
            <text:p text:style-name="P3">B32 : Go to Topic 1 P7</text:p>
            <text:p text:style-name="P3">B33 : Go to Topic 1 P8</text:p>
            <text:p text:style-name="P3">B34 : Go to Topic 1 P9</text:p>
            <text:p text:style-name="P3">B35 : Go to Topic 1 P10</text:p>
            <text:p text:style-name="P3">B36 : Go to Topic 1 P11</text:p>
            <text:p text:style-name="P3">B37 : Go to Topic 1 P12</text:p>
            <text:p text:style-name="P3">B38 : Go to Topic 1 P13</text:p>
            <text:p text:style-name="P3">B39 : Go to Topic 1 P14</text:p>
            <text:p text:style-name="P3">B40 : Quit</text:p>
            <text:p text:style-name="P3">B41 : Go to previous scene</text:p>
            <text:p text:style-name="P3">B42 : Play</text:p>
            <text:p text:style-name="P3">B43 : Go to Topic Menu</text:p>
            <text:p text:style-name="P3">B44 : Go to Main Menu</text:p>
            <text:p text:style-name="P3">A8 : Fade in</text:p>
          </table:table-cell>
        </table:table-row>
      </table:table>
      <text:p text:style-name="P5"/>
      <text:p text:style-name="P8">Storyboard No: <text:span text:style-name="T1">Topic 1 P3</text:span></text:p>
      <text:p text:style-name="P5">Title: <text:span text:style-name="T1">Introduction to Java Programming</text:span></text:p>
      <text:p text:style-name="P5"/>
      <table:table table:name="Table18" table:style-name="Table18">
        <table:table-column table:style-name="Table18.A"/>
        <table:table-column table:style-name="Table18.B"/>
        <table:table-column table:style-name="Table18.C"/>
        <table:table-row>
          <table:table-cell table:style-name="Table18.A1" office:value-type="string">
            <text:p text:style-name="P4">Screen</text:p>
          </table:table-cell>
          <table:table-cell table:style-name="Table18.A1" office:value-type="string">
            <text:p text:style-name="P4">Graphics Instruction</text:p>
          </table:table-cell>
          <table:table-cell table:style-name="Table18.C1" office:value-type="string">
            <text:p text:style-name="P4">Scripting</text:p>
          </table:table-cell>
        </table:table-row>
        <table:table-row table:style-name="Table18.2">
          <table:table-cell table:style-name="Table18.A2" office:value-type="string">
            <text:p text:style-name="P3"><draw:line text:anchor-type="paragraph" draw:z-index="71" draw:style-name="gr4" draw:text-style-name="P9" svg:x1="-0.0339in" svg:y1="0.4839in" svg:x2="5.5661in" svg:y2="0.4839in"><text:p/></draw:line></text:p>
          </table:table-cell>
          <table:table-cell table:style-name="Table18.A2" office:value-type="string">
            <text:p text:style-name="P3">G11 : Background Image – Topics</text:p>
            <text:p text:style-name="P3"><draw:frame text:anchor-type="paragraph" draw:z-index="77" draw:style-name="gr7" draw:text-style-name="P13" svg:width="0.3469in" svg:height="0.1925in" svg:x="-0.4839in" svg:y="0.0252in"><draw:text-box><text:p><text:span text:style-name="T5">G12</text:span></text:p></draw:text-box></draw:frame>G12: Line</text:p>
            <text:p text:style-name="P3"><draw:frame text:anchor-type="paragraph" draw:z-index="76" draw:style-name="gr7" draw:text-style-name="P13" svg:width="0.437in" svg:height="0.1925in" svg:x="-5.5874in" svg:y="0.0744in"><draw:text-box><text:p><text:span text:style-name="T5">G11</text:span></text:p></draw:text-box></draw:frame>T5 : Title - “Topic 1 – Overview”</text:p>
            <text:p text:style-name="P3">T6 : Page - “pg3/14”</text:p>
            <text:p text:style-name="P3">B45 : Button - “Exit”</text:p>
            <text:p text:style-name="P3"><draw:frame text:anchor-type="paragraph" draw:z-index="78" draw:style-name="gr10" draw:text-style-name="P15" svg:width="2.3335in" svg:height="0.2724in" svg:x="-3.8339in" svg:y="0.172in"><draw:text-box><text:p><text:span text:style-name="T8">A9 Object Oriented</text:span></text:p></draw:text-box></draw:frame>B46 : Button - “Back”</text:p>
            <text:p text:style-name="P3">B47 : Button - “Next”</text:p>
            <text:p text:style-name="P3">B48 : Button - “Topics”</text:p>
            <text:p text:style-name="P3"><draw:frame text:anchor-type="paragraph" draw:z-index="81" draw:style-name="gr10" draw:text-style-name="P15" svg:width="4.7795in" svg:height="0.8157in" svg:x="-5.2382in" svg:y="0.0346in"><draw:text-box><text:p><text:span text:style-name="T8">A10</text:span></text:p><text:p><text:span text:style-name="T8">In Java, everything is an Object. Java can be easily extended since it is based on the Object model.</text:span></text:p></draw:text-box></draw:frame><draw:frame text:anchor-type="paragraph" draw:z-index="79" draw:style-name="gr8" draw:text-style-name="P14" svg:width="1.1169in" svg:height="0.2913in" svg:x="-1.1591in" svg:y="2.1126in"><draw:text-box><text:p><text:span text:style-name="T7">T6 pg 3/14</text:span></text:p></draw:text-box></draw:frame><draw:rect text:anchor-type="paragraph" draw:z-index="75" draw:style-name="gr3" draw:text-style-name="P11" svg:width="0.9335in" svg:height="0.6469in" svg:x="-1.9008in" svg:y="2.3563in"><text:p text:style-name="P9"><text:span text:style-name="T5">B48 Topics</text:span></text:p></draw:rect><draw:rect text:anchor-type="paragraph" draw:z-index="74" draw:style-name="gr3" draw:text-style-name="P11" svg:width="0.9335in" svg:height="0.6469in" svg:x="-0.9673in" svg:y="2.3563in"><text:p text:style-name="P9"><text:span text:style-name="T5">B49 Home</text:span></text:p></draw:rect><draw:rect text:anchor-type="paragraph" draw:z-index="73" draw:style-name="gr3" draw:text-style-name="P11" svg:width="0.7421in" svg:height="0.6469in" svg:x="-2.8925in" svg:y="2.3575in"><text:p text:style-name="P9"><text:span text:style-name="T5">B47 Next</text:span></text:p></draw:rect><draw:rect text:anchor-type="paragraph" draw:z-index="72" draw:style-name="gr3" draw:text-style-name="P11" svg:width="0.7504in" svg:height="0.6469in" svg:x="-3.6425in" svg:y="2.3575in"><text:p text:style-name="P9"><text:span text:style-name="T5">B46 Back</text:span></text:p></draw:rect><draw:rect text:anchor-type="paragraph" draw:z-index="70" draw:style-name="gr3" draw:text-style-name="P11" svg:width="0.9335in" svg:height="0.6469in" svg:x="-5.6425in" svg:y="2.3728in"><text:p text:style-name="P9"><text:span text:style-name="T5">B45 Exit</text:span></text:p></draw:rect>B49 : Button - “Home”</text:p>
            <text:p text:style-name="P3">A9 : Flash animation - “Object Oriented”</text:p>
            <text:p text:style-name="P3">A10 : Flash animation - Contents</text:p>
          </table:table-cell>
          <table:table-cell table:style-name="Table18.C2" office:value-type="string">
            <text:p text:style-name="P3"><draw:frame text:anchor-type="paragraph" draw:z-index="80" draw:style-name="gr2" draw:text-style-name="P10" svg:width="3.1169in" svg:height="0.3398in" svg:x="-7.8547in" svg:y="0.0693in"><draw:text-box><text:p><text:span text:style-name="T4">T5 Topic 1 – Overview</text:span></text:p></draw:text-box></draw:frame>B45 : Quit</text:p>
            <text:p text:style-name="P3">B46 : Go to previous scene</text:p>
            <text:p text:style-name="P3">B47 : Play</text:p>
            <text:p text:style-name="P3">B48 : Go to Topic Menu</text:p>
            <text:p text:style-name="P3">B49 : Go to Main Menu</text:p>
            <text:p text:style-name="P3">A9 : Move up</text:p>
            <text:p text:style-name="P3">A10 : Fade in</text:p>
            <text:p text:style-name="P3">S3 : Narration</text:p>
          </table:table-cell>
        </table:table-row>
      </table:table>
      <text:p text:style-name="P5"/>
      <text:p text:style-name="P8">Storyboard No: <text:span text:style-name="T1">Topic 1 P4</text:span></text:p>
      <text:p text:style-name="P5">Title: <text:span text:style-name="T1">Introduction to Java Programming</text:span></text:p>
      <text:p text:style-name="P5"/>
      <table:table table:name="Table19" table:style-name="Table19">
        <table:table-column table:style-name="Table19.A"/>
        <table:table-column table:style-name="Table19.B"/>
        <table:table-column table:style-name="Table19.C"/>
        <table:table-row>
          <table:table-cell table:style-name="Table19.A1" office:value-type="string">
            <text:p text:style-name="P4">Screen</text:p>
          </table:table-cell>
          <table:table-cell table:style-name="Table19.A1" office:value-type="string">
            <text:p text:style-name="P4">Graphics Instruction</text:p>
          </table:table-cell>
          <table:table-cell table:style-name="Table19.C1" office:value-type="string">
            <text:p text:style-name="P4">Scripting</text:p>
          </table:table-cell>
        </table:table-row>
        <table:table-row table:style-name="Table19.2">
          <table:table-cell table:style-name="Table19.A2" office:value-type="string">
            <text:p text:style-name="P3"><draw:line text:anchor-type="paragraph" draw:z-index="83" draw:style-name="gr4" draw:text-style-name="P9" svg:x1="-0.0339in" svg:y1="0.4839in" svg:x2="5.5661in" svg:y2="0.4839in"><text:p/></draw:line></text:p>
          </table:table-cell>
          <table:table-cell table:style-name="Table19.A2" office:value-type="string">
            <text:p text:style-name="P3">G13 : Background Image – Topics</text:p>
            <text:p text:style-name="P3"><draw:frame text:anchor-type="paragraph" draw:z-index="89" draw:style-name="gr7" draw:text-style-name="P13" svg:width="0.3469in" svg:height="0.1925in" svg:x="-0.4839in" svg:y="0.0252in"><draw:text-box><text:p><text:span text:style-name="T5">G14</text:span></text:p></draw:text-box></draw:frame>G14: Line</text:p>
            <text:p text:style-name="P3"><draw:frame text:anchor-type="paragraph" draw:z-index="88" draw:style-name="gr7" draw:text-style-name="P13" svg:width="0.437in" svg:height="0.1925in" svg:x="-5.5874in" svg:y="0.0744in"><draw:text-box><text:p><text:span text:style-name="T5">G13</text:span></text:p></draw:text-box></draw:frame>T7 : Title - “Topic 1 – Overview”</text:p>
            <text:p text:style-name="P3">T8 : Page - “pg 4/14”</text:p>
            <text:p text:style-name="P3">B50 : Button - “Exit”</text:p>
            <text:p text:style-name="P3"><draw:frame text:anchor-type="paragraph" draw:z-index="90" draw:style-name="gr10" draw:text-style-name="P15" svg:width="2.3335in" svg:height="0.2724in" svg:x="-3.5256in" svg:y="0.1055in"><draw:text-box><text:p><text:span text:style-name="T8">A11 Portable</text:span></text:p></draw:text-box></draw:frame>B51 : Button - “Back”</text:p>
            <text:p text:style-name="P3">B52 : Button - “Next”</text:p>
            <text:p text:style-name="P3">B53 : Button - “Topics”</text:p>
            <text:p text:style-name="P3"><draw:rect text:anchor-type="paragraph" draw:z-index="82" draw:style-name="gr3" draw:text-style-name="P11" svg:width="0.9335in" svg:height="0.6469in" svg:x="-5.6425in" svg:y="2.3728in"><text:p text:style-name="P9"><text:span text:style-name="T5">B50 Exit</text:span></text:p></draw:rect><draw:rect text:anchor-type="paragraph" draw:z-index="84" draw:style-name="gr3" draw:text-style-name="P11" svg:width="0.7504in" svg:height="0.6469in" svg:x="-3.6425in" svg:y="2.3575in"><text:p text:style-name="P9"><text:span text:style-name="T5">B51 Back</text:span></text:p></draw:rect><draw:rect text:anchor-type="paragraph" draw:z-index="85" draw:style-name="gr3" draw:text-style-name="P11" svg:width="0.7421in" svg:height="0.6469in" svg:x="-2.8925in" svg:y="2.3575in"><text:p text:style-name="P9"><text:span text:style-name="T5">B52 Next</text:span></text:p></draw:rect><draw:rect text:anchor-type="paragraph" draw:z-index="86" draw:style-name="gr3" draw:text-style-name="P11" svg:width="0.9335in" svg:height="0.6469in" svg:x="-0.9673in" svg:y="2.3563in"><text:p text:style-name="P9"><text:span text:style-name="T5">B54 Home</text:span></text:p></draw:rect><draw:rect text:anchor-type="paragraph" draw:z-index="87" draw:style-name="gr3" draw:text-style-name="P11" svg:width="0.9335in" svg:height="0.6469in" svg:x="-1.9008in" svg:y="2.3563in"><text:p text:style-name="P9"><text:span text:style-name="T5">B53 Topics</text:span></text:p></draw:rect><draw:frame text:anchor-type="paragraph" draw:z-index="91" draw:style-name="gr8" draw:text-style-name="P14" svg:width="1.1169in" svg:height="0.2913in" svg:x="-1.1591in" svg:y="2.1126in"><draw:text-box><text:p><text:span text:style-name="T7">T8 pg 4/14</text:span></text:p></draw:text-box></draw:frame><draw:frame text:anchor-type="paragraph" draw:z-index="93" draw:style-name="gr10" draw:text-style-name="P15" svg:width="4.7795in" svg:height="1.6303in" svg:x="-5.2382in" svg:y="0.0346in"><draw:text-box><text:p><text:span text:style-name="T8">A12</text:span></text:p><text:p><text:span text:style-name="T8">Being architectural-neutral and having no implementation dependent aspects of the specification makes Java portable. Compiler in Java is written in ANSI C with a clean portability boundary which is a POSIX subset.</text:span></text:p></draw:text-box></draw:frame>B54 : Button - “Home”</text:p>
            <text:p text:style-name="P3">A11 : Flash animation - “Portable”</text:p>
            <text:p text:style-name="P3">A12 : Flash animation - Contents</text:p>
          </table:table-cell>
          <table:table-cell table:style-name="Table19.C2" office:value-type="string">
            <text:p text:style-name="P3"><draw:frame text:anchor-type="paragraph" draw:z-index="92" draw:style-name="gr2" draw:text-style-name="P10" svg:width="3.1169in" svg:height="0.3398in" svg:x="-7.8547in" svg:y="0.0693in"><draw:text-box><text:p><text:span text:style-name="T4">T7 Topic 1 – Overview</text:span></text:p></draw:text-box></draw:frame>B50 : Quit</text:p>
            <text:p text:style-name="P3">B51 : Go to previous scene</text:p>
            <text:p text:style-name="P3">B52 : Play</text:p>
            <text:p text:style-name="P3">B53 : Go to Topic Menu</text:p>
            <text:p text:style-name="P3">B54 : Go to Main Menu</text:p>
            <text:p text:style-name="P3">A11 : Move up</text:p>
            <text:p text:style-name="P3">A12 : Fade in</text:p>
            <text:p text:style-name="P3">S4 : Narration</text:p>
          </table:table-cell>
        </table:table-row>
      </table:table>
      <text:p text:style-name="P5"/>
      <text:p text:style-name="P8">Storyboard No: <text:span text:style-name="T1">Topic 1 P5</text:span></text:p>
      <text:p text:style-name="P5">Title: <text:span text:style-name="T1">Introduction to Java Programming</text:span></text:p>
      <text:p text:style-name="P5"/>
      <table:table table:name="Table20" table:style-name="Table20">
        <table:table-column table:style-name="Table20.A"/>
        <table:table-column table:style-name="Table20.B"/>
        <table:table-column table:style-name="Table20.C"/>
        <table:table-row>
          <table:table-cell table:style-name="Table20.A1" office:value-type="string">
            <text:p text:style-name="P4">Screen</text:p>
          </table:table-cell>
          <table:table-cell table:style-name="Table20.A1" office:value-type="string">
            <text:p text:style-name="P4">Graphics Instruction</text:p>
          </table:table-cell>
          <table:table-cell table:style-name="Table20.C1" office:value-type="string">
            <text:p text:style-name="P4">Scripting</text:p>
          </table:table-cell>
        </table:table-row>
        <table:table-row table:style-name="Table20.2">
          <table:table-cell table:style-name="Table20.A2" office:value-type="string">
            <text:p text:style-name="P3"><draw:line text:anchor-type="paragraph" draw:z-index="95" draw:style-name="gr4" draw:text-style-name="P9" svg:x1="-0.0339in" svg:y1="0.4839in" svg:x2="5.5661in" svg:y2="0.4839in"><text:p/></draw:line></text:p>
          </table:table-cell>
          <table:table-cell table:style-name="Table20.A2" office:value-type="string">
            <text:p text:style-name="P3">G15 : Background Image – Topics</text:p>
            <text:p text:style-name="P3"><draw:frame text:anchor-type="paragraph" draw:z-index="101" draw:style-name="gr7" draw:text-style-name="P13" svg:width="0.3469in" svg:height="0.1925in" svg:x="-0.4839in" svg:y="0.0252in"><draw:text-box><text:p><text:span text:style-name="T5">G16</text:span></text:p></draw:text-box></draw:frame>G16: Line</text:p>
            <text:p text:style-name="P3"><draw:frame text:anchor-type="paragraph" draw:z-index="100" draw:style-name="gr7" draw:text-style-name="P13" svg:width="0.437in" svg:height="0.1925in" svg:x="-5.5874in" svg:y="0.0744in"><draw:text-box><text:p><text:span text:style-name="T5">G15</text:span></text:p></draw:text-box></draw:frame>T9 : Title - “Topic 1 – Overview”</text:p>
            <text:p text:style-name="P3">T10 : Page - “pg 5/14”</text:p>
            <text:p text:style-name="P3">B55 : Button - “Exit”</text:p>
            <text:p text:style-name="P3"><draw:frame text:anchor-type="paragraph" draw:z-index="102" draw:style-name="gr10" draw:text-style-name="P15" svg:width="2.3335in" svg:height="0.2724in" svg:x="-3.5008in" svg:y="0.0807in"><draw:text-box><text:p><text:span text:style-name="T8">A13 Simple</text:span></text:p></draw:text-box></draw:frame>B56 : Button - “Back”</text:p>
            <text:p text:style-name="P3">B57 : Button - “Next”</text:p>
            <text:p text:style-name="P3">B58 : Button - “Topics”</text:p>
            <text:p text:style-name="P3"><draw:rect text:anchor-type="paragraph" draw:z-index="94" draw:style-name="gr3" draw:text-style-name="P11" svg:width="0.9335in" svg:height="0.6469in" svg:x="-5.6425in" svg:y="2.3728in"><text:p text:style-name="P9"><text:span text:style-name="T5">B55 Exit</text:span></text:p></draw:rect><draw:rect text:anchor-type="paragraph" draw:z-index="96" draw:style-name="gr3" draw:text-style-name="P11" svg:width="0.7504in" svg:height="0.6469in" svg:x="-3.6425in" svg:y="2.3575in"><text:p text:style-name="P9"><text:span text:style-name="T5">B56 Back</text:span></text:p></draw:rect><draw:rect text:anchor-type="paragraph" draw:z-index="97" draw:style-name="gr3" draw:text-style-name="P11" svg:width="0.7421in" svg:height="0.6469in" svg:x="-2.8925in" svg:y="2.3575in"><text:p text:style-name="P9"><text:span text:style-name="T5">B57 Next</text:span></text:p></draw:rect><draw:rect text:anchor-type="paragraph" draw:z-index="98" draw:style-name="gr3" draw:text-style-name="P11" svg:width="0.9335in" svg:height="0.6469in" svg:x="-0.9673in" svg:y="2.3563in"><text:p text:style-name="P9"><text:span text:style-name="T5">B59 Home</text:span></text:p></draw:rect><draw:rect text:anchor-type="paragraph" draw:z-index="99" draw:style-name="gr3" draw:text-style-name="P11" svg:width="0.9335in" svg:height="0.6469in" svg:x="-1.9008in" svg:y="2.3563in"><text:p text:style-name="P9"><text:span text:style-name="T5">B58 Topics</text:span></text:p></draw:rect><draw:frame text:anchor-type="paragraph" draw:z-index="103" draw:style-name="gr8" draw:text-style-name="P14" svg:width="1.1169in" svg:height="0.2913in" svg:x="-1.1591in" svg:y="2.1126in"><draw:text-box><text:p><text:span text:style-name="T7">T10 pg 5/14</text:span></text:p></draw:text-box></draw:frame><draw:frame text:anchor-type="paragraph" draw:z-index="105" draw:style-name="gr10" draw:text-style-name="P15" svg:width="4.7795in" svg:height="1.087in" svg:x="-5.2382in" svg:y="0.0346in"><draw:text-box><text:p><text:span text:style-name="T8">A14</text:span></text:p><text:p><text:span text:style-name="T8">Java is designed to be easy to learn. If you understand the basic concept of OOP Java would be easy to master.</text:span></text:p></draw:text-box></draw:frame>B59 : Button - “Home”</text:p>
            <text:p text:style-name="P3">A13 : Flash animation - “Simple”</text:p>
            <text:p text:style-name="P3">A14 : Flash animation - Contents</text:p>
          </table:table-cell>
          <table:table-cell table:style-name="Table20.C2" office:value-type="string">
            <text:p text:style-name="P3"><draw:frame text:anchor-type="paragraph" draw:z-index="104" draw:style-name="gr2" draw:text-style-name="P10" svg:width="3.1169in" svg:height="0.3398in" svg:x="-7.8547in" svg:y="0.0693in"><draw:text-box><text:p><text:span text:style-name="T4">T9 Topic 1 – Overview</text:span></text:p></draw:text-box></draw:frame>B55 : Quit</text:p>
            <text:p text:style-name="P3">B56 : Go to previous scene</text:p>
            <text:p text:style-name="P3">B57 : Play</text:p>
            <text:p text:style-name="P3">B58 : Go to Topic Menu</text:p>
            <text:p text:style-name="P3">B59 : Go to Main Menu</text:p>
            <text:p text:style-name="P3">A13 : Move up</text:p>
            <text:p text:style-name="P3">A14 : Fade in</text:p>
            <text:p text:style-name="P3">S5 : Narration</text:p>
          </table:table-cell>
        </table:table-row>
      </table:table>
      <text:p text:style-name="P5"/>
      <text:p text:style-name="P8">Storyboard No: <text:span text:style-name="T1">Topic 1 P6</text:span></text:p>
      <text:p text:style-name="P5">Title: <text:span text:style-name="T1">Introduction to Java Programming</text:span></text:p>
      <text:p text:style-name="P5"/>
      <table:table table:name="Table21" table:style-name="Table21">
        <table:table-column table:style-name="Table21.A"/>
        <table:table-column table:style-name="Table21.B"/>
        <table:table-column table:style-name="Table21.C"/>
        <table:table-row>
          <table:table-cell table:style-name="Table21.A1" office:value-type="string">
            <text:p text:style-name="P4">Screen</text:p>
          </table:table-cell>
          <table:table-cell table:style-name="Table21.A1" office:value-type="string">
            <text:p text:style-name="P4">Graphics Instruction</text:p>
          </table:table-cell>
          <table:table-cell table:style-name="Table21.C1" office:value-type="string">
            <text:p text:style-name="P4">Scripting</text:p>
          </table:table-cell>
        </table:table-row>
        <table:table-row table:style-name="Table21.2">
          <table:table-cell table:style-name="Table21.A2" office:value-type="string">
            <text:p text:style-name="P3"><draw:line text:anchor-type="paragraph" draw:z-index="107" draw:style-name="gr4" draw:text-style-name="P9" svg:x1="-0.0339in" svg:y1="0.4839in" svg:x2="5.5661in" svg:y2="0.4839in"><text:p/></draw:line></text:p>
          </table:table-cell>
          <table:table-cell table:style-name="Table21.A2" office:value-type="string">
            <text:p text:style-name="P3">G17 : Background Image – Topics</text:p>
            <text:p text:style-name="P3"><draw:frame text:anchor-type="paragraph" draw:z-index="113" draw:style-name="gr7" draw:text-style-name="P13" svg:width="0.3469in" svg:height="0.1925in" svg:x="-0.4839in" svg:y="0.0252in"><draw:text-box><text:p><text:span text:style-name="T5">G18</text:span></text:p></draw:text-box></draw:frame>G18: Line</text:p>
            <text:p text:style-name="P3"><draw:frame text:anchor-type="paragraph" draw:z-index="112" draw:style-name="gr7" draw:text-style-name="P13" svg:width="0.437in" svg:height="0.1925in" svg:x="-5.5874in" svg:y="0.0744in"><draw:text-box><text:p><text:span text:style-name="T5">G17</text:span></text:p></draw:text-box></draw:frame>T11 : Title - “Topic 1 – Overview”</text:p>
            <text:p text:style-name="P3">T12 : Page - “pg 6/14”</text:p>
            <text:p text:style-name="P3"><draw:frame text:anchor-type="paragraph" draw:z-index="114" draw:style-name="gr10" draw:text-style-name="P15" svg:width="2.4835in" svg:height="0.2724in" svg:x="-4.1173in" svg:y="0.148in"><draw:text-box><text:p><text:span text:style-name="T8">A15 Platform Independent</text:span></text:p></draw:text-box></draw:frame>B60 : Button - “Exit”</text:p>
            <text:p text:style-name="P3">B61 : Button - “Back”</text:p>
            <text:p text:style-name="P3"><draw:frame text:anchor-type="paragraph" draw:z-index="117" draw:style-name="gr10" draw:text-style-name="P15" svg:width="4.7795in" svg:height="1.9016in" svg:x="-5.2382in" svg:y="0.1693in"><draw:text-box><text:p><text:span text:style-name="T8">A16</text:span></text:p><text:p><text:span text:style-name="T8">Unlike many other programming languages including C and C++, when Java is compiled, it is not compiled into platform specific machine, rather into platform independent byte code. This byte code is distributed over the web and interpreted by virtual Machine (JVM) on whichever platform it is being run.</text:span></text:p></draw:text-box></draw:frame>B62 : Button - “Next”</text:p>
            <text:p text:style-name="P3">B63 : Button - “Topics”</text:p>
            <text:p text:style-name="P3">B64 : Button - “Home”</text:p>
            <text:p text:style-name="P3">A15 : Flash animation - “Platform Independent”</text:p>
            <text:p text:style-name="P3"><draw:rect text:anchor-type="paragraph" draw:z-index="106" draw:style-name="gr3" draw:text-style-name="P11" svg:width="0.9335in" svg:height="0.6469in" svg:x="-5.6425in" svg:y="1.6874in"><text:p text:style-name="P9"><text:span text:style-name="T5">B60 Exit</text:span></text:p></draw:rect><draw:rect text:anchor-type="paragraph" draw:z-index="108" draw:style-name="gr3" draw:text-style-name="P11" svg:width="0.7504in" svg:height="0.6469in" svg:x="-3.6425in" svg:y="1.672in"><text:p text:style-name="P9"><text:span text:style-name="T5">B61 Back</text:span></text:p></draw:rect><draw:rect text:anchor-type="paragraph" draw:z-index="109" draw:style-name="gr3" draw:text-style-name="P11" svg:width="0.7421in" svg:height="0.6469in" svg:x="-2.8925in" svg:y="1.672in"><text:p text:style-name="P9"><text:span text:style-name="T5">B62 Next</text:span></text:p></draw:rect><draw:rect text:anchor-type="paragraph" draw:z-index="110" draw:style-name="gr3" draw:text-style-name="P11" svg:width="0.9335in" svg:height="0.6469in" svg:x="-0.9673in" svg:y="1.6709in"><text:p text:style-name="P9"><text:span text:style-name="T5">B64 Home</text:span></text:p></draw:rect><draw:rect text:anchor-type="paragraph" draw:z-index="111" draw:style-name="gr3" draw:text-style-name="P11" svg:width="0.9335in" svg:height="0.6469in" svg:x="-1.9008in" svg:y="1.6709in"><text:p text:style-name="P9"><text:span text:style-name="T5">B63 Topics</text:span></text:p></draw:rect><draw:frame text:anchor-type="paragraph" draw:z-index="115" draw:style-name="gr8" draw:text-style-name="P14" svg:width="1.1169in" svg:height="0.2913in" svg:x="-1.1591in" svg:y="1.4272in"><draw:text-box><text:p><text:span text:style-name="T7">T12 pg 6/14</text:span></text:p></draw:text-box></draw:frame>A16 : Flash animation - Contents</text:p>
          </table:table-cell>
          <table:table-cell table:style-name="Table21.C2" office:value-type="string">
            <text:p text:style-name="P3"><draw:frame text:anchor-type="paragraph" draw:z-index="116" draw:style-name="gr2" draw:text-style-name="P10" svg:width="3.1169in" svg:height="0.3398in" svg:x="-7.8547in" svg:y="0.0693in"><draw:text-box><text:p><text:span text:style-name="T4">T11 Topic 1 – Overview</text:span></text:p></draw:text-box></draw:frame>B60 : Quit</text:p>
            <text:p text:style-name="P3">B61 : Go to previous scene</text:p>
            <text:p text:style-name="P3">B62 : Play</text:p>
            <text:p text:style-name="P3">B63 : Go to Topic Menu</text:p>
            <text:p text:style-name="P3">B64 : Go to Main Menu</text:p>
            <text:p text:style-name="P3">A15 : Move up</text:p>
            <text:p text:style-name="P3">A16 : Fade in</text:p>
            <text:p text:style-name="P3">S6 : Narration</text:p>
          </table:table-cell>
        </table:table-row>
      </table:table>
      <text:p text:style-name="P5"/>
      <text:p text:style-name="P8">Storyboard No: <text:span text:style-name="T1">Topic 1 P7</text:span></text:p>
      <text:p text:style-name="P5">Title: <text:span text:style-name="T1">Introduction to Java Programming</text:span></text:p>
      <text:p text:style-name="P5"/>
      <table:table table:name="Table22" table:style-name="Table22">
        <table:table-column table:style-name="Table22.A"/>
        <table:table-column table:style-name="Table22.B"/>
        <table:table-column table:style-name="Table22.C"/>
        <table:table-row>
          <table:table-cell table:style-name="Table22.A1" office:value-type="string">
            <text:p text:style-name="P4">Screen</text:p>
          </table:table-cell>
          <table:table-cell table:style-name="Table22.A1" office:value-type="string">
            <text:p text:style-name="P4">Graphics Instruction</text:p>
          </table:table-cell>
          <table:table-cell table:style-name="Table22.C1" office:value-type="string">
            <text:p text:style-name="P4">Scripting</text:p>
          </table:table-cell>
        </table:table-row>
        <table:table-row table:style-name="Table22.2">
          <table:table-cell table:style-name="Table22.A2" office:value-type="string">
            <text:p text:style-name="P3"><draw:line text:anchor-type="paragraph" draw:z-index="119" draw:style-name="gr4" draw:text-style-name="P9" svg:x1="-0.0339in" svg:y1="0.4839in" svg:x2="5.5661in" svg:y2="0.4839in"><text:p/></draw:line></text:p>
          </table:table-cell>
          <table:table-cell table:style-name="Table22.A2" office:value-type="string">
            <text:p text:style-name="P3">G19 : Background Image – Topics</text:p>
            <text:p text:style-name="P3"><draw:frame text:anchor-type="paragraph" draw:z-index="125" draw:style-name="gr7" draw:text-style-name="P13" svg:width="0.3469in" svg:height="0.1925in" svg:x="-0.4839in" svg:y="0.0252in"><draw:text-box><text:p><text:span text:style-name="T5">G20</text:span></text:p></draw:text-box></draw:frame>G20: Line</text:p>
            <text:p text:style-name="P3"><draw:frame text:anchor-type="paragraph" draw:z-index="124" draw:style-name="gr7" draw:text-style-name="P13" svg:width="0.437in" svg:height="0.1925in" svg:x="-5.5874in" svg:y="0.0744in"><draw:text-box><text:p><text:span text:style-name="T5">G19</text:span></text:p></draw:text-box></draw:frame>T13 : Title - “Topic 1 – Overview”</text:p>
            <text:p text:style-name="P3">T14 : Page - “pg 7/14”</text:p>
            <text:p text:style-name="P3"><draw:frame text:anchor-type="paragraph" draw:z-index="126" draw:style-name="gr10" draw:text-style-name="P15" svg:width="2.4835in" svg:height="0.2724in" svg:x="-3.5173in" svg:y="0.0311in"><draw:text-box><text:p><text:span text:style-name="T8">A17 Robust</text:span></text:p></draw:text-box></draw:frame>B65 : Button - “Exit”</text:p>
            <text:p text:style-name="P3">B66 : Button - “Back”</text:p>
            <text:p text:style-name="P3"><draw:frame text:anchor-type="paragraph" draw:z-index="129" draw:style-name="gr10" draw:text-style-name="P15" svg:width="4.7795in" svg:height="1.087in" svg:x="-5.2382in" svg:y="0.1693in"><draw:text-box><text:p><text:span text:style-name="T8">A18</text:span></text:p><text:p><text:span text:style-name="T8">Java makes an effort to eliminate error prone situations by emphasizing mainly on compile time error checking and runtime checking.</text:span></text:p></draw:text-box></draw:frame>B67 : Button - “Next”</text:p>
            <text:p text:style-name="P3">B68 : Button - “Topics”</text:p>
            <text:p text:style-name="P3">B69 : Button - “Home”</text:p>
            <text:p text:style-name="P3">A17 : Flash animation - “Robust”</text:p>
            <text:p text:style-name="P3"><draw:rect text:anchor-type="paragraph" draw:z-index="118" draw:style-name="gr3" draw:text-style-name="P11" svg:width="0.9335in" svg:height="0.6469in" svg:x="-5.6425in" svg:y="1.6874in"><text:p text:style-name="P9"><text:span text:style-name="T5">B65 Exit</text:span></text:p></draw:rect><draw:rect text:anchor-type="paragraph" draw:z-index="120" draw:style-name="gr3" draw:text-style-name="P11" svg:width="0.7504in" svg:height="0.6469in" svg:x="-3.6425in" svg:y="1.672in"><text:p text:style-name="P9"><text:span text:style-name="T5">B66 Back</text:span></text:p></draw:rect><draw:rect text:anchor-type="paragraph" draw:z-index="121" draw:style-name="gr3" draw:text-style-name="P11" svg:width="0.7421in" svg:height="0.6469in" svg:x="-2.8925in" svg:y="1.672in"><text:p text:style-name="P9"><text:span text:style-name="T5">B67 Next</text:span></text:p></draw:rect><draw:rect text:anchor-type="paragraph" draw:z-index="122" draw:style-name="gr3" draw:text-style-name="P11" svg:width="0.9335in" svg:height="0.6469in" svg:x="-0.9673in" svg:y="1.6709in"><text:p text:style-name="P9"><text:span text:style-name="T5">B69 Home</text:span></text:p></draw:rect><draw:rect text:anchor-type="paragraph" draw:z-index="123" draw:style-name="gr3" draw:text-style-name="P11" svg:width="0.9335in" svg:height="0.6469in" svg:x="-1.9008in" svg:y="1.6709in"><text:p text:style-name="P9"><text:span text:style-name="T5">B68 Topics</text:span></text:p></draw:rect><draw:frame text:anchor-type="paragraph" draw:z-index="127" draw:style-name="gr8" draw:text-style-name="P14" svg:width="1.1169in" svg:height="0.2913in" svg:x="-1.1591in" svg:y="1.4272in"><draw:text-box><text:p><text:span text:style-name="T7">T14 pg 7/14</text:span></text:p></draw:text-box></draw:frame>A18 : Flash animation - Contents</text:p>
          </table:table-cell>
          <table:table-cell table:style-name="Table22.C2" office:value-type="string">
            <text:p text:style-name="P3"><draw:frame text:anchor-type="paragraph" draw:z-index="128" draw:style-name="gr2" draw:text-style-name="P10" svg:width="3.1169in" svg:height="0.3398in" svg:x="-7.8547in" svg:y="0.0693in"><draw:text-box><text:p><text:span text:style-name="T4">T13 Topic 1 – Overview</text:span></text:p></draw:text-box></draw:frame>B65 : Quit</text:p>
            <text:p text:style-name="P3">B66 : Go to previous scene</text:p>
            <text:p text:style-name="P3">B67 : Play</text:p>
            <text:p text:style-name="P3">B68 : Go to Topic Menu</text:p>
            <text:p text:style-name="P3">B69 : Go to Main Menu</text:p>
            <text:p text:style-name="P3">A17 : Move up</text:p>
            <text:p text:style-name="P3">A18 : Fade in</text:p>
            <text:p text:style-name="P3">S7 : Narration</text:p>
          </table:table-cell>
        </table:table-row>
      </table:table>
      <text:p text:style-name="P5"/>
      <text:p text:style-name="P8">Storyboard No: <text:span text:style-name="T1">Topic 1 P8</text:span></text:p>
      <text:p text:style-name="P5">Title: <text:span text:style-name="T1">Introduction to Java Programming</text:span></text:p>
      <text:p text:style-name="P5"/>
      <table:table table:name="Table23" table:style-name="Table23">
        <table:table-column table:style-name="Table23.A"/>
        <table:table-column table:style-name="Table23.B"/>
        <table:table-column table:style-name="Table23.C"/>
        <table:table-row>
          <table:table-cell table:style-name="Table23.A1" office:value-type="string">
            <text:p text:style-name="P4">Screen</text:p>
          </table:table-cell>
          <table:table-cell table:style-name="Table23.A1" office:value-type="string">
            <text:p text:style-name="P4">Graphics Instruction</text:p>
          </table:table-cell>
          <table:table-cell table:style-name="Table23.C1" office:value-type="string">
            <text:p text:style-name="P4">Scripting</text:p>
          </table:table-cell>
        </table:table-row>
        <table:table-row table:style-name="Table23.2">
          <table:table-cell table:style-name="Table23.A2" office:value-type="string">
            <text:p text:style-name="P3"><draw:line text:anchor-type="paragraph" draw:z-index="131" draw:style-name="gr4" draw:text-style-name="P9" svg:x1="-0.0339in" svg:y1="0.4839in" svg:x2="5.5661in" svg:y2="0.4839in"><text:p/></draw:line></text:p>
          </table:table-cell>
          <table:table-cell table:style-name="Table23.A2" office:value-type="string">
            <text:p text:style-name="P3">G21 : Background Image – Topics</text:p>
            <text:p text:style-name="P3"><draw:frame text:anchor-type="paragraph" draw:z-index="137" draw:style-name="gr7" draw:text-style-name="P13" svg:width="0.3469in" svg:height="0.1925in" svg:x="-0.4839in" svg:y="0.0252in"><draw:text-box><text:p><text:span text:style-name="T5">G22</text:span></text:p></draw:text-box></draw:frame>G22: Line</text:p>
            <text:p text:style-name="P3"><draw:frame text:anchor-type="paragraph" draw:z-index="136" draw:style-name="gr7" draw:text-style-name="P13" svg:width="0.437in" svg:height="0.1925in" svg:x="-5.5874in" svg:y="0.0744in"><draw:text-box><text:p><text:span text:style-name="T5">G21</text:span></text:p></draw:text-box></draw:frame>T15 : Title - “Topic 1 – Overview”</text:p>
            <text:p text:style-name="P3">T16 : Page - “pg 8/14”</text:p>
            <text:p text:style-name="P3"><draw:frame text:anchor-type="paragraph" draw:z-index="138" draw:style-name="gr10" draw:text-style-name="P15" svg:width="2.4835in" svg:height="0.2724in" svg:x="-3.9508in" svg:y="0.0646in"><draw:text-box><text:p><text:span text:style-name="T8">A19 Multithreaded</text:span></text:p></draw:text-box></draw:frame>B70 : Button - “Exit”</text:p>
            <text:p text:style-name="P3">B71 : Button - “Back”</text:p>
            <text:p text:style-name="P3"><draw:frame text:anchor-type="paragraph" draw:z-index="141" draw:style-name="gr10" draw:text-style-name="P15" svg:width="4.7795in" svg:height="1.6303in" svg:x="-5.2382in" svg:y="0.1693in"><draw:text-box><text:p><text:span text:style-name="T8">A20</text:span></text:p><text:p><text:span text:style-name="T8">With Java's multithreaded feature it is possible to write programs that can do many tasks simultaneously. This design feature allows developers to construct smoothly running interactive applications.</text:span></text:p></draw:text-box></draw:frame>B72 : Button - “Next”</text:p>
            <text:p text:style-name="P3">B73 : Button - “Topics”</text:p>
            <text:p text:style-name="P3">B74 : Button - “Home”</text:p>
            <text:p text:style-name="P3">A19 : Flash animation - “Multithreaded”</text:p>
            <text:p text:style-name="P3"><draw:rect text:anchor-type="paragraph" draw:z-index="130" draw:style-name="gr3" draw:text-style-name="P11" svg:width="0.9335in" svg:height="0.6469in" svg:x="-5.6425in" svg:y="1.6874in"><text:p text:style-name="P9"><text:span text:style-name="T5">B70 Exit</text:span></text:p></draw:rect><draw:rect text:anchor-type="paragraph" draw:z-index="132" draw:style-name="gr3" draw:text-style-name="P11" svg:width="0.7504in" svg:height="0.6469in" svg:x="-3.6425in" svg:y="1.672in"><text:p text:style-name="P9"><text:span text:style-name="T5">B71 Back</text:span></text:p></draw:rect><draw:rect text:anchor-type="paragraph" draw:z-index="133" draw:style-name="gr3" draw:text-style-name="P11" svg:width="0.7421in" svg:height="0.6469in" svg:x="-2.8925in" svg:y="1.672in"><text:p text:style-name="P9"><text:span text:style-name="T5">B72 Next</text:span></text:p></draw:rect><draw:rect text:anchor-type="paragraph" draw:z-index="134" draw:style-name="gr3" draw:text-style-name="P11" svg:width="0.9335in" svg:height="0.6469in" svg:x="-0.9673in" svg:y="1.6709in"><text:p text:style-name="P9"><text:span text:style-name="T5">B74 Home</text:span></text:p></draw:rect><draw:rect text:anchor-type="paragraph" draw:z-index="135" draw:style-name="gr3" draw:text-style-name="P11" svg:width="0.9335in" svg:height="0.6469in" svg:x="-1.9008in" svg:y="1.6709in"><text:p text:style-name="P9"><text:span text:style-name="T5">B73 Topics</text:span></text:p></draw:rect><draw:frame text:anchor-type="paragraph" draw:z-index="139" draw:style-name="gr8" draw:text-style-name="P14" svg:width="1.1169in" svg:height="0.2913in" svg:x="-1.1591in" svg:y="1.4272in"><draw:text-box><text:p><text:span text:style-name="T7">T16 pg 8/14</text:span></text:p></draw:text-box></draw:frame>A20 : Flash animation - Contents</text:p>
          </table:table-cell>
          <table:table-cell table:style-name="Table23.C2" office:value-type="string">
            <text:p text:style-name="P3"><draw:frame text:anchor-type="paragraph" draw:z-index="140" draw:style-name="gr2" draw:text-style-name="P10" svg:width="3.1169in" svg:height="0.3398in" svg:x="-7.8547in" svg:y="0.0693in"><draw:text-box><text:p><text:span text:style-name="T4">T15 Topic 1 – Overview</text:span></text:p></draw:text-box></draw:frame>B70 : Quit</text:p>
            <text:p text:style-name="P3">B71 : Go to previous scene</text:p>
            <text:p text:style-name="P3">B72 : Play</text:p>
            <text:p text:style-name="P3">B73 : Go to Topic Menu</text:p>
            <text:p text:style-name="P3">B74 : Go to Main Menu</text:p>
            <text:p text:style-name="P3">A19 : Move up</text:p>
            <text:p text:style-name="P3">A20 : Fade in</text:p>
            <text:p text:style-name="P3">S8 : Narration</text:p>
          </table:table-cell>
        </table:table-row>
      </table:table>
      <text:p text:style-name="P5"/>
      <text:p text:style-name="P8">Storyboard No: <text:span text:style-name="T1">Topic 1 P9</text:span></text:p>
      <text:p text:style-name="P5">Title: <text:span text:style-name="T1">Introduction to Java Programming</text:span></text:p>
      <text:p text:style-name="P5"><draw:frame text:anchor-type="paragraph" draw:z-index="150" draw:style-name="gr10" draw:text-style-name="P15" svg:width="2.4835in" svg:height="0.2724in" svg:x="1.7126in" svg:y="1.5028in"><draw:text-box><text:p><text:span text:style-name="T8">A21 High Performance</text:span></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4">Screen</text:p>
          </table:table-cell>
          <table:table-cell table:style-name="Table24.A1" office:value-type="string">
            <text:p text:style-name="P4">Graphics Instruction</text:p>
          </table:table-cell>
          <table:table-cell table:style-name="Table24.C1" office:value-type="string">
            <text:p text:style-name="P4">Scripting</text:p>
          </table:table-cell>
        </table:table-row>
        <table:table-row table:style-name="Table24.2">
          <table:table-cell table:style-name="Table24.A2" office:value-type="string">
            <text:p text:style-name="P3"><draw:line text:anchor-type="paragraph" draw:z-index="143" draw:style-name="gr4" draw:text-style-name="P9" svg:x1="-0.0339in" svg:y1="0.4839in" svg:x2="5.5661in" svg:y2="0.4839in"><text:p/></draw:line></text:p>
          </table:table-cell>
          <table:table-cell table:style-name="Table24.A2" office:value-type="string">
            <text:p text:style-name="P3">G23 : Background Image – Topics</text:p>
            <text:p text:style-name="P3"><draw:frame text:anchor-type="paragraph" draw:z-index="149" draw:style-name="gr7" draw:text-style-name="P13" svg:width="0.3469in" svg:height="0.1925in" svg:x="-0.4839in" svg:y="0.0252in"><draw:text-box><text:p><text:span text:style-name="T5">G24</text:span></text:p></draw:text-box></draw:frame>G24: Line</text:p>
            <text:p text:style-name="P3"><draw:frame text:anchor-type="paragraph" draw:z-index="148" draw:style-name="gr7" draw:text-style-name="P13" svg:width="0.437in" svg:height="0.1925in" svg:x="-5.5874in" svg:y="0.0744in"><draw:text-box><text:p><text:span text:style-name="T5">G23</text:span></text:p></draw:text-box></draw:frame>T17 : Title - “Topic 1 – Overview”</text:p>
            <text:p text:style-name="P3">T18 : Page - “pg 9/14”</text:p>
            <text:p text:style-name="P3">B75 : Button - “Exit”</text:p>
            <text:p text:style-name="P3">B76 : Button - “Back”</text:p>
            <text:p text:style-name="P3"><draw:frame text:anchor-type="paragraph" draw:z-index="153" draw:style-name="gr10" draw:text-style-name="P15" svg:width="4.7795in" svg:height="0.8157in" svg:x="-5.2382in" svg:y="0.1693in"><draw:text-box><text:p><text:span text:style-name="T8">A22</text:span></text:p><text:p><text:span text:style-name="T8">With the use of Just-In-Time compilers, Java enables high performance.</text:span></text:p></draw:text-box></draw:frame>B77 : Button - “Next”</text:p>
            <text:p text:style-name="P3">B78 : Button - “Topics”</text:p>
            <text:p text:style-name="P3">B79 : Button - “Home”</text:p>
            <text:p text:style-name="P3">A21 : Flash animation - “High Performance”</text:p>
            <text:p text:style-name="P3"><draw:rect text:anchor-type="paragraph" draw:z-index="142" draw:style-name="gr3" draw:text-style-name="P11" svg:width="0.9335in" svg:height="0.6469in" svg:x="-5.6425in" svg:y="1.6874in"><text:p text:style-name="P9"><text:span text:style-name="T5">B75 Exit</text:span></text:p></draw:rect><draw:rect text:anchor-type="paragraph" draw:z-index="144" draw:style-name="gr3" draw:text-style-name="P11" svg:width="0.7504in" svg:height="0.6469in" svg:x="-3.6425in" svg:y="1.672in"><text:p text:style-name="P9"><text:span text:style-name="T5">B76 Back</text:span></text:p></draw:rect><draw:rect text:anchor-type="paragraph" draw:z-index="145" draw:style-name="gr3" draw:text-style-name="P11" svg:width="0.7421in" svg:height="0.6469in" svg:x="-2.8925in" svg:y="1.672in"><text:p text:style-name="P9"><text:span text:style-name="T5">B77 Next</text:span></text:p></draw:rect><draw:rect text:anchor-type="paragraph" draw:z-index="146" draw:style-name="gr3" draw:text-style-name="P11" svg:width="0.9335in" svg:height="0.6469in" svg:x="-0.9673in" svg:y="1.6709in"><text:p text:style-name="P9"><text:span text:style-name="T5">B79 Home</text:span></text:p></draw:rect><draw:rect text:anchor-type="paragraph" draw:z-index="147" draw:style-name="gr3" draw:text-style-name="P11" svg:width="0.9335in" svg:height="0.6469in" svg:x="-1.9008in" svg:y="1.6709in"><text:p text:style-name="P9"><text:span text:style-name="T5">B78 Topics</text:span></text:p></draw:rect><draw:frame text:anchor-type="paragraph" draw:z-index="151" draw:style-name="gr8" draw:text-style-name="P14" svg:width="1.1169in" svg:height="0.2913in" svg:x="-1.1591in" svg:y="1.4272in"><draw:text-box><text:p><text:span text:style-name="T7">T18 pg 9/14</text:span></text:p></draw:text-box></draw:frame>A22 : Flash animation - Contents</text:p>
          </table:table-cell>
          <table:table-cell table:style-name="Table24.C2" office:value-type="string">
            <text:p text:style-name="P3"><draw:frame text:anchor-type="paragraph" draw:z-index="152" draw:style-name="gr2" draw:text-style-name="P10" svg:width="3.1169in" svg:height="0.3398in" svg:x="-7.8547in" svg:y="0.0693in"><draw:text-box><text:p><text:span text:style-name="T4">T17 Topic 1 – Overview</text:span></text:p></draw:text-box></draw:frame>B75 : Quit</text:p>
            <text:p text:style-name="P3">B76 : Go to previous scene</text:p>
            <text:p text:style-name="P3">B77 : Play</text:p>
            <text:p text:style-name="P3">B78 : Go to Topic Menu</text:p>
            <text:p text:style-name="P3">B79 : Go to Main Menu</text:p>
            <text:p text:style-name="P3">A21 : Move up</text:p>
            <text:p text:style-name="P3">A22 : Fade in</text:p>
            <text:p text:style-name="P3">S9 : Narration</text:p>
          </table:table-cell>
        </table:table-row>
      </table:table>
      <text:p text:style-name="P5"/>
      <text:p text:style-name="P8">Storyboard No: <text:span text:style-name="T1">Topic 1 P10</text:span></text:p>
      <text:p text:style-name="P5">Title: <text:span text:style-name="T1">Introduction to Java Programming</text:span></text:p>
      <text:p text:style-name="P5"/>
      <table:table table:name="Table25" table:style-name="Table25">
        <table:table-column table:style-name="Table25.A"/>
        <table:table-column table:style-name="Table25.B"/>
        <table:table-column table:style-name="Table25.C"/>
        <table:table-row>
          <table:table-cell table:style-name="Table25.A1" office:value-type="string">
            <text:p text:style-name="P4">Screen</text:p>
          </table:table-cell>
          <table:table-cell table:style-name="Table25.A1" office:value-type="string">
            <text:p text:style-name="P4">Graphics Instruction</text:p>
          </table:table-cell>
          <table:table-cell table:style-name="Table25.C1" office:value-type="string">
            <text:p text:style-name="P4">Scripting</text:p>
          </table:table-cell>
        </table:table-row>
        <table:table-row table:style-name="Table25.2">
          <table:table-cell table:style-name="Table25.A2" office:value-type="string">
            <text:p text:style-name="P3"><draw:line text:anchor-type="paragraph" draw:z-index="155" draw:style-name="gr4" draw:text-style-name="P9" svg:x1="-0.0339in" svg:y1="0.4839in" svg:x2="5.5661in" svg:y2="0.4839in"><text:p/></draw:line></text:p>
          </table:table-cell>
          <table:table-cell table:style-name="Table25.A2" office:value-type="string">
            <text:p text:style-name="P3">G25 : Background Image – Topics</text:p>
            <text:p text:style-name="P3"><draw:frame text:anchor-type="paragraph" draw:z-index="161" draw:style-name="gr7" draw:text-style-name="P13" svg:width="0.3469in" svg:height="0.1925in" svg:x="-0.4839in" svg:y="0.0252in"><draw:text-box><text:p><text:span text:style-name="T5">G26</text:span></text:p></draw:text-box></draw:frame>G26: Line</text:p>
            <text:p text:style-name="P3"><draw:frame text:anchor-type="paragraph" draw:z-index="160" draw:style-name="gr7" draw:text-style-name="P13" svg:width="0.437in" svg:height="0.1925in" svg:x="-5.5874in" svg:y="0.0744in"><draw:text-box><text:p><text:span text:style-name="T5">G25</text:span></text:p></draw:text-box></draw:frame>T19 : Title - “Topic 1 – Overview”</text:p>
            <text:p text:style-name="P3">T20 : Page - “pg 10/14”</text:p>
            <text:p text:style-name="P3"><draw:frame text:anchor-type="paragraph" draw:z-index="162" draw:style-name="gr10" draw:text-style-name="P15" svg:width="2.4835in" svg:height="0.2724in" svg:x="-3.7673in" svg:y="0.0728in"><draw:text-box><text:p><text:span text:style-name="T8">A23 Interpreted</text:span></text:p></draw:text-box></draw:frame>B80 : Button - “Exit”</text:p>
            <text:p text:style-name="P3">B81 : Button - “Back”</text:p>
            <text:p text:style-name="P3"><draw:frame text:anchor-type="paragraph" draw:z-index="165" draw:style-name="gr10" draw:text-style-name="P15" svg:width="4.7795in" svg:height="1.6303in" svg:x="-5.2382in" svg:y="0.1693in"><draw:text-box><text:p><text:span text:style-name="T8">A24</text:span></text:p><text:p><text:span text:style-name="T8">Java byte code is translated on the fly to native machine instructions and is not stored anywhere. The development process is more rapid and analytical since the linking is an incremental and light weight process.</text:span></text:p></draw:text-box></draw:frame>B82 : Button - “Next”</text:p>
            <text:p text:style-name="P3">B83 : Button - “Topics”</text:p>
            <text:p text:style-name="P3">B84 : Button - “Home”</text:p>
            <text:p text:style-name="P3">A23 : Flash animation - “Interpreted”</text:p>
            <text:p text:style-name="P3"><draw:rect text:anchor-type="paragraph" draw:z-index="154" draw:style-name="gr3" draw:text-style-name="P11" svg:width="0.9335in" svg:height="0.6469in" svg:x="-5.6425in" svg:y="1.6874in"><text:p text:style-name="P9"><text:span text:style-name="T5">B80 Exit</text:span></text:p></draw:rect><draw:rect text:anchor-type="paragraph" draw:z-index="156" draw:style-name="gr3" draw:text-style-name="P11" svg:width="0.7504in" svg:height="0.6469in" svg:x="-3.6425in" svg:y="1.672in"><text:p text:style-name="P9"><text:span text:style-name="T5">B81 Back</text:span></text:p></draw:rect><draw:rect text:anchor-type="paragraph" draw:z-index="157" draw:style-name="gr3" draw:text-style-name="P11" svg:width="0.7421in" svg:height="0.6469in" svg:x="-2.8925in" svg:y="1.672in"><text:p text:style-name="P9"><text:span text:style-name="T5">B82 Next</text:span></text:p></draw:rect><draw:rect text:anchor-type="paragraph" draw:z-index="158" draw:style-name="gr3" draw:text-style-name="P11" svg:width="0.9335in" svg:height="0.6469in" svg:x="-0.9673in" svg:y="1.6709in"><text:p text:style-name="P9"><text:span text:style-name="T5">B84 Home</text:span></text:p></draw:rect><draw:rect text:anchor-type="paragraph" draw:z-index="159" draw:style-name="gr3" draw:text-style-name="P11" svg:width="0.9335in" svg:height="0.6469in" svg:x="-1.9008in" svg:y="1.6709in"><text:p text:style-name="P9"><text:span text:style-name="T5">B83 Topics</text:span></text:p></draw:rect><draw:frame text:anchor-type="paragraph" draw:z-index="163" draw:style-name="gr8" draw:text-style-name="P14" svg:width="1.1169in" svg:height="0.2913in" svg:x="-1.1591in" svg:y="1.4272in"><draw:text-box><text:p><text:span text:style-name="T7">T20 pg 10/14</text:span></text:p></draw:text-box></draw:frame>A24 : Flash animation - Contents</text:p>
          </table:table-cell>
          <table:table-cell table:style-name="Table25.C2" office:value-type="string">
            <text:p text:style-name="P3"><draw:frame text:anchor-type="paragraph" draw:z-index="164" draw:style-name="gr2" draw:text-style-name="P10" svg:width="3.1169in" svg:height="0.3398in" svg:x="-7.8547in" svg:y="0.0693in"><draw:text-box><text:p><text:span text:style-name="T4">T19 Topic 1 – Overview</text:span></text:p></draw:text-box></draw:frame>B80 : Quit</text:p>
            <text:p text:style-name="P3">B81 : Go to previous scene</text:p>
            <text:p text:style-name="P3">B82 : Play</text:p>
            <text:p text:style-name="P3">B83 : Go to Topic Menu</text:p>
            <text:p text:style-name="P3">B84 : Go to Main Menu</text:p>
            <text:p text:style-name="P3">A23 : Move up</text:p>
            <text:p text:style-name="P3">A24 : Fade in</text:p>
            <text:p text:style-name="P3">S10 : Narration</text:p>
          </table:table-cell>
        </table:table-row>
      </table:table>
      <text:p text:style-name="P5"/>
      <text:p text:style-name="P8">Storyboard No: <text:span text:style-name="T1">Topic 1 P11</text:span></text:p>
      <text:p text:style-name="P5">Title: <text:span text:style-name="T1">Introduction to Java Programming</text:span></text:p>
      <text:p text:style-name="P5"/>
      <table:table table:name="Table26" table:style-name="Table26">
        <table:table-column table:style-name="Table26.A"/>
        <table:table-column table:style-name="Table26.B"/>
        <table:table-column table:style-name="Table26.C"/>
        <table:table-row>
          <table:table-cell table:style-name="Table26.A1" office:value-type="string">
            <text:p text:style-name="P4">Screen</text:p>
          </table:table-cell>
          <table:table-cell table:style-name="Table26.A1" office:value-type="string">
            <text:p text:style-name="P4">Graphics Instruction</text:p>
          </table:table-cell>
          <table:table-cell table:style-name="Table26.C1" office:value-type="string">
            <text:p text:style-name="P4">Scripting</text:p>
          </table:table-cell>
        </table:table-row>
        <table:table-row table:style-name="Table26.2">
          <table:table-cell table:style-name="Table26.A2" office:value-type="string">
            <text:p text:style-name="P3"><draw:line text:anchor-type="paragraph" draw:z-index="167" draw:style-name="gr4" draw:text-style-name="P9" svg:x1="-0.0339in" svg:y1="0.4839in" svg:x2="5.5661in" svg:y2="0.4839in"><text:p/></draw:line></text:p>
          </table:table-cell>
          <table:table-cell table:style-name="Table26.A2" office:value-type="string">
            <text:p text:style-name="P3">G27 : Background Image – Topics</text:p>
            <text:p text:style-name="P3"><draw:frame text:anchor-type="paragraph" draw:z-index="173" draw:style-name="gr7" draw:text-style-name="P13" svg:width="0.3469in" svg:height="0.1925in" svg:x="-0.4839in" svg:y="0.0252in"><draw:text-box><text:p><text:span text:style-name="T5">G28</text:span></text:p></draw:text-box></draw:frame>G28: Line</text:p>
            <text:p text:style-name="P3"><draw:frame text:anchor-type="paragraph" draw:z-index="172" draw:style-name="gr7" draw:text-style-name="P13" svg:width="0.437in" svg:height="0.1925in" svg:x="-5.5874in" svg:y="0.0744in"><draw:text-box><text:p><text:span text:style-name="T5">G27</text:span></text:p></draw:text-box></draw:frame>T21 : Title - “Topic 1 – Overview”</text:p>
            <text:p text:style-name="P3">T22 : Page - “pg 11/14”</text:p>
            <text:p text:style-name="P3"><draw:frame text:anchor-type="paragraph" draw:z-index="174" draw:style-name="gr10" draw:text-style-name="P15" svg:width="2.4835in" svg:height="0.2724in" svg:x="-3.8256in" svg:y="0.048in"><draw:text-box><text:p><text:span text:style-name="T8">A25 Distributed</text:span></text:p></draw:text-box></draw:frame>B85 : Button - “Exit”</text:p>
            <text:p text:style-name="P3">B86 : Button - “Back”</text:p>
            <text:p text:style-name="P3"><draw:frame text:anchor-type="paragraph" draw:z-index="177" draw:style-name="gr10" draw:text-style-name="P15" svg:width="4.7795in" svg:height="0.8157in" svg:x="-5.2382in" svg:y="0.1693in"><draw:text-box><text:p><text:span text:style-name="T8">A26</text:span></text:p><text:p><text:span text:style-name="T8">Java is designed for the distributed environment of the internet.</text:span></text:p></draw:text-box></draw:frame>B87 : Button - “Next”</text:p>
            <text:p text:style-name="P3">B88 : Button - “Topics”</text:p>
            <text:p text:style-name="P3">B89 : Button - “Home”</text:p>
            <text:p text:style-name="P3">A25 : Flash animation - “Distributed”</text:p>
            <text:p text:style-name="P3"><draw:rect text:anchor-type="paragraph" draw:z-index="166" draw:style-name="gr3" draw:text-style-name="P11" svg:width="0.9335in" svg:height="0.6469in" svg:x="-5.6425in" svg:y="1.6874in"><text:p text:style-name="P9"><text:span text:style-name="T5">B85 Exit</text:span></text:p></draw:rect><draw:rect text:anchor-type="paragraph" draw:z-index="168" draw:style-name="gr3" draw:text-style-name="P11" svg:width="0.7504in" svg:height="0.6469in" svg:x="-3.6425in" svg:y="1.672in"><text:p text:style-name="P9"><text:span text:style-name="T5">B86 Back</text:span></text:p></draw:rect><draw:rect text:anchor-type="paragraph" draw:z-index="169" draw:style-name="gr3" draw:text-style-name="P11" svg:width="0.7421in" svg:height="0.6469in" svg:x="-2.8925in" svg:y="1.672in"><text:p text:style-name="P9"><text:span text:style-name="T5">B87 Next</text:span></text:p></draw:rect><draw:rect text:anchor-type="paragraph" draw:z-index="170" draw:style-name="gr3" draw:text-style-name="P11" svg:width="0.9335in" svg:height="0.6469in" svg:x="-0.9673in" svg:y="1.6709in"><text:p text:style-name="P9"><text:span text:style-name="T5">B89 Home</text:span></text:p></draw:rect><draw:rect text:anchor-type="paragraph" draw:z-index="171" draw:style-name="gr3" draw:text-style-name="P11" svg:width="0.9335in" svg:height="0.6469in" svg:x="-1.9008in" svg:y="1.6709in"><text:p text:style-name="P9"><text:span text:style-name="T5">B88 Topics</text:span></text:p></draw:rect><draw:frame text:anchor-type="paragraph" draw:z-index="175" draw:style-name="gr8" draw:text-style-name="P14" svg:width="1.1169in" svg:height="0.2913in" svg:x="-1.1591in" svg:y="1.4272in"><draw:text-box><text:p><text:span text:style-name="T7">T22 pg 11/14</text:span></text:p></draw:text-box></draw:frame>A26 : Flash animation - Contents</text:p>
          </table:table-cell>
          <table:table-cell table:style-name="Table26.C2" office:value-type="string">
            <text:p text:style-name="P3"><draw:frame text:anchor-type="paragraph" draw:z-index="176" draw:style-name="gr2" draw:text-style-name="P10" svg:width="3.1169in" svg:height="0.3398in" svg:x="-7.8547in" svg:y="0.0693in"><draw:text-box><text:p><text:span text:style-name="T4">T21 Topic 1 – Overview</text:span></text:p></draw:text-box></draw:frame>B85 : Quit</text:p>
            <text:p text:style-name="P3">B86 : Go to previous scene</text:p>
            <text:p text:style-name="P3">B87 : Play</text:p>
            <text:p text:style-name="P3">B88 : Go to Topic Menu</text:p>
            <text:p text:style-name="P3">B89 : Go to Main Menu</text:p>
            <text:p text:style-name="P3">A25 : Move up</text:p>
            <text:p text:style-name="P3">A26 : Fade in</text:p>
            <text:p text:style-name="P3">S11 : Narration</text:p>
          </table:table-cell>
        </table:table-row>
      </table:table>
      <text:p text:style-name="P5"/>
      <text:p text:style-name="P8">Storyboard No: <text:span text:style-name="T1">Topic 1 P12</text:span></text:p>
      <text:p text:style-name="P5">Title: <text:span text:style-name="T1">Introduction to Java Programming</text:span></text:p>
      <text:p text:style-name="P5"/>
      <table:table table:name="Table27" table:style-name="Table27">
        <table:table-column table:style-name="Table27.A"/>
        <table:table-column table:style-name="Table27.B"/>
        <table:table-column table:style-name="Table27.C"/>
        <table:table-row>
          <table:table-cell table:style-name="Table27.A1" office:value-type="string">
            <text:p text:style-name="P4">Screen</text:p>
          </table:table-cell>
          <table:table-cell table:style-name="Table27.A1" office:value-type="string">
            <text:p text:style-name="P4">Graphics Instruction</text:p>
          </table:table-cell>
          <table:table-cell table:style-name="Table27.C1" office:value-type="string">
            <text:p text:style-name="P4">Scripting</text:p>
          </table:table-cell>
        </table:table-row>
        <table:table-row table:style-name="Table27.2">
          <table:table-cell table:style-name="Table27.A2" office:value-type="string">
            <text:p text:style-name="P3"><draw:line text:anchor-type="paragraph" draw:z-index="179" draw:style-name="gr4" draw:text-style-name="P9" svg:x1="-0.0339in" svg:y1="0.4839in" svg:x2="5.5661in" svg:y2="0.4839in"><text:p/></draw:line></text:p>
          </table:table-cell>
          <table:table-cell table:style-name="Table27.A2" office:value-type="string">
            <text:p text:style-name="P3">G29 : Background Image – Topics</text:p>
            <text:p text:style-name="P3"><draw:frame text:anchor-type="paragraph" draw:z-index="185" draw:style-name="gr7" draw:text-style-name="P13" svg:width="0.3469in" svg:height="0.1925in" svg:x="-0.4839in" svg:y="0.0252in"><draw:text-box><text:p><text:span text:style-name="T5">G30</text:span></text:p></draw:text-box></draw:frame>G30: Line</text:p>
            <text:p text:style-name="P3"><draw:frame text:anchor-type="paragraph" draw:z-index="184" draw:style-name="gr7" draw:text-style-name="P13" svg:width="0.437in" svg:height="0.1925in" svg:x="-5.5874in" svg:y="0.0744in"><draw:text-box><text:p><text:span text:style-name="T5">G29</text:span></text:p></draw:text-box></draw:frame>T23 : Title - “Topic 1 – Overview”</text:p>
            <text:p text:style-name="P3">T24 : Page - “pg 12/14”</text:p>
            <text:p text:style-name="P3"><draw:frame text:anchor-type="paragraph" draw:z-index="186" draw:style-name="gr10" draw:text-style-name="P15" svg:width="2.4835in" svg:height="0.2724in" svg:x="-4.1173in" svg:y="0.148in"><draw:text-box><text:p><text:span text:style-name="T8">A27 Architectural-neutral</text:span></text:p></draw:text-box></draw:frame>B90 : Button - “Exit”</text:p>
            <text:p text:style-name="P3">B91 : Button - “Back”</text:p>
            <text:p text:style-name="P3"><draw:frame text:anchor-type="paragraph" draw:z-index="189" draw:style-name="gr10" draw:text-style-name="P15" svg:width="4.7795in" svg:height="1.3587in" svg:x="-5.2382in" svg:y="0.1693in"><draw:text-box><text:p><text:span text:style-name="T8">A28</text:span></text:p><text:p><text:span text:style-name="T8">Java compiler generates an architecture-neutral object file format which makes the compiled code to be executable on many processors, with the presence of Java runtime system.</text:span></text:p></draw:text-box></draw:frame>B92 : Button - “Next”</text:p>
            <text:p text:style-name="P3">B93 : Button - “Topics”</text:p>
            <text:p text:style-name="P3">B94 : Button - “Home”</text:p>
            <text:p text:style-name="P3">A27 : Flash animation - “Architectural-neutral”</text:p>
            <text:p text:style-name="P3"><draw:rect text:anchor-type="paragraph" draw:z-index="178" draw:style-name="gr3" draw:text-style-name="P11" svg:width="0.9335in" svg:height="0.6469in" svg:x="-5.6425in" svg:y="1.6874in"><text:p text:style-name="P9"><text:span text:style-name="T5">B90 Exit</text:span></text:p></draw:rect><draw:rect text:anchor-type="paragraph" draw:z-index="180" draw:style-name="gr3" draw:text-style-name="P11" svg:width="0.7504in" svg:height="0.6469in" svg:x="-3.6425in" svg:y="1.672in"><text:p text:style-name="P9"><text:span text:style-name="T5">B91 Back</text:span></text:p></draw:rect><draw:rect text:anchor-type="paragraph" draw:z-index="181" draw:style-name="gr3" draw:text-style-name="P11" svg:width="0.7421in" svg:height="0.6469in" svg:x="-2.8925in" svg:y="1.672in"><text:p text:style-name="P9"><text:span text:style-name="T5">B92 Next</text:span></text:p></draw:rect><draw:rect text:anchor-type="paragraph" draw:z-index="182" draw:style-name="gr3" draw:text-style-name="P11" svg:width="0.9335in" svg:height="0.6469in" svg:x="-0.9673in" svg:y="1.6709in"><text:p text:style-name="P9"><text:span text:style-name="T5">B94 Home</text:span></text:p></draw:rect><draw:rect text:anchor-type="paragraph" draw:z-index="183" draw:style-name="gr3" draw:text-style-name="P11" svg:width="0.9335in" svg:height="0.6469in" svg:x="-1.9008in" svg:y="1.6709in"><text:p text:style-name="P9"><text:span text:style-name="T5">B93 Topics</text:span></text:p></draw:rect><draw:frame text:anchor-type="paragraph" draw:z-index="187" draw:style-name="gr8" draw:text-style-name="P14" svg:width="1.1169in" svg:height="0.2913in" svg:x="-1.1591in" svg:y="1.4272in"><draw:text-box><text:p><text:span text:style-name="T7">T24 pg 12/14</text:span></text:p></draw:text-box></draw:frame>A28 : Flash animation - Contents</text:p>
          </table:table-cell>
          <table:table-cell table:style-name="Table27.C2" office:value-type="string">
            <text:p text:style-name="P3"><draw:frame text:anchor-type="paragraph" draw:z-index="188" draw:style-name="gr2" draw:text-style-name="P10" svg:width="3.1169in" svg:height="0.3398in" svg:x="-7.8547in" svg:y="0.0693in"><draw:text-box><text:p><text:span text:style-name="T4">T23 Topic 1 – Overview</text:span></text:p></draw:text-box></draw:frame>B90 : Quit</text:p>
            <text:p text:style-name="P3">B91 : Go to previous scene</text:p>
            <text:p text:style-name="P3">B92 : Play</text:p>
            <text:p text:style-name="P3">B93 : Go to Topic Menu</text:p>
            <text:p text:style-name="P3">B94 : Go to Main Menu</text:p>
            <text:p text:style-name="P3">A27 : Move up</text:p>
            <text:p text:style-name="P3">A28 : Fade in</text:p>
            <text:p text:style-name="P3">S12 : Narration</text:p>
          </table:table-cell>
        </table:table-row>
      </table:table>
      <text:p text:style-name="P5"/>
      <text:p text:style-name="P8">Storyboard No: <text:span text:style-name="T1">Topic 1 P13</text:span></text:p>
      <text:p text:style-name="P5">Title: <text:span text:style-name="T1">Introduction to Java Programming</text:span></text:p>
      <text:p text:style-name="P5"/>
      <table:table table:name="Table28" table:style-name="Table28">
        <table:table-column table:style-name="Table28.A"/>
        <table:table-column table:style-name="Table28.B"/>
        <table:table-column table:style-name="Table28.C"/>
        <table:table-row>
          <table:table-cell table:style-name="Table28.A1" office:value-type="string">
            <text:p text:style-name="P4">Screen</text:p>
          </table:table-cell>
          <table:table-cell table:style-name="Table28.A1" office:value-type="string">
            <text:p text:style-name="P4">Graphics Instruction</text:p>
          </table:table-cell>
          <table:table-cell table:style-name="Table28.C1" office:value-type="string">
            <text:p text:style-name="P4">Scripting</text:p>
          </table:table-cell>
        </table:table-row>
        <table:table-row table:style-name="Table28.2">
          <table:table-cell table:style-name="Table28.A2" office:value-type="string">
            <text:p text:style-name="P3"><draw:line text:anchor-type="paragraph" draw:z-index="191" draw:style-name="gr4" draw:text-style-name="P9" svg:x1="-0.0339in" svg:y1="0.4839in" svg:x2="5.5661in" svg:y2="0.4839in"><text:p/></draw:line></text:p>
          </table:table-cell>
          <table:table-cell table:style-name="Table28.A2" office:value-type="string">
            <text:p text:style-name="P3">G31 : Background Image – Topics</text:p>
            <text:p text:style-name="P3"><draw:frame text:anchor-type="paragraph" draw:z-index="197" draw:style-name="gr7" draw:text-style-name="P13" svg:width="0.3469in" svg:height="0.1925in" svg:x="-0.4839in" svg:y="0.0252in"><draw:text-box><text:p><text:span text:style-name="T5">G32</text:span></text:p></draw:text-box></draw:frame>G32: Line</text:p>
            <text:p text:style-name="P3"><draw:frame text:anchor-type="paragraph" draw:z-index="196" draw:style-name="gr7" draw:text-style-name="P13" svg:width="0.437in" svg:height="0.1925in" svg:x="-5.5874in" svg:y="0.0744in"><draw:text-box><text:p><text:span text:style-name="T5">G31</text:span></text:p></draw:text-box></draw:frame>T25 : Title - “Topic 1 – Overview”</text:p>
            <text:p text:style-name="P3">T26 : Page - “pg 13/14”</text:p>
            <text:p text:style-name="P3"><draw:frame text:anchor-type="paragraph" draw:z-index="198" draw:style-name="gr10" draw:text-style-name="P15" svg:width="2.4835in" svg:height="0.2724in" svg:x="-3.4756in" svg:y="0.0311in"><draw:text-box><text:p><text:span text:style-name="T8">A29 Secure</text:span></text:p></draw:text-box></draw:frame>B95 : Button - “Exit”</text:p>
            <text:p text:style-name="P3">B96 : Button - “Back”</text:p>
            <text:p text:style-name="P3"><draw:frame text:anchor-type="paragraph" draw:z-index="201" draw:style-name="gr10" draw:text-style-name="P15" svg:width="4.7795in" svg:height="1.087in" svg:x="-5.2382in" svg:y="0.1693in"><draw:text-box><text:p><text:span text:style-name="T8">A30</text:span></text:p><text:p><text:span text:style-name="T8">With Java's secure feature it enables to develop virus-free, tamper-free systems. Authentication techniques are based on public-key encryption.</text:span></text:p></draw:text-box></draw:frame>B97 : Button - “Next”</text:p>
            <text:p text:style-name="P3">B98 : Button - “Topics”</text:p>
            <text:p text:style-name="P3">B99 : Button - “Home”</text:p>
            <text:p text:style-name="P3">A29 : Flash animation - “Secure”</text:p>
            <text:p text:style-name="P3"><draw:rect text:anchor-type="paragraph" draw:z-index="190" draw:style-name="gr3" draw:text-style-name="P11" svg:width="0.9335in" svg:height="0.6469in" svg:x="-5.6425in" svg:y="1.6874in"><text:p text:style-name="P9"><text:span text:style-name="T5">B95 Exit</text:span></text:p></draw:rect><draw:rect text:anchor-type="paragraph" draw:z-index="192" draw:style-name="gr3" draw:text-style-name="P11" svg:width="0.7504in" svg:height="0.6469in" svg:x="-3.6425in" svg:y="1.672in"><text:p text:style-name="P9"><text:span text:style-name="T5">B96 Back</text:span></text:p></draw:rect><draw:rect text:anchor-type="paragraph" draw:z-index="193" draw:style-name="gr3" draw:text-style-name="P11" svg:width="0.7421in" svg:height="0.6469in" svg:x="-2.8925in" svg:y="1.672in"><text:p text:style-name="P9"><text:span text:style-name="T5">B97 Next</text:span></text:p></draw:rect><draw:rect text:anchor-type="paragraph" draw:z-index="194" draw:style-name="gr3" draw:text-style-name="P11" svg:width="0.9335in" svg:height="0.6469in" svg:x="-0.9673in" svg:y="1.6709in"><text:p text:style-name="P9"><text:span text:style-name="T5">B99 Home</text:span></text:p></draw:rect><draw:rect text:anchor-type="paragraph" draw:z-index="195" draw:style-name="gr3" draw:text-style-name="P11" svg:width="0.9335in" svg:height="0.6469in" svg:x="-1.9008in" svg:y="1.6709in"><text:p text:style-name="P9"><text:span text:style-name="T5">B98 Topics</text:span></text:p></draw:rect><draw:frame text:anchor-type="paragraph" draw:z-index="199" draw:style-name="gr8" draw:text-style-name="P14" svg:width="1.1169in" svg:height="0.2913in" svg:x="-1.1591in" svg:y="1.4272in"><draw:text-box><text:p><text:span text:style-name="T7">T26 pg 13/14</text:span></text:p></draw:text-box></draw:frame>A30 : Flash animation - Contents</text:p>
          </table:table-cell>
          <table:table-cell table:style-name="Table28.C2" office:value-type="string">
            <text:p text:style-name="P3"><draw:frame text:anchor-type="paragraph" draw:z-index="200" draw:style-name="gr2" draw:text-style-name="P10" svg:width="3.1169in" svg:height="0.3398in" svg:x="-7.8547in" svg:y="0.0693in"><draw:text-box><text:p><text:span text:style-name="T4">T25 Topic 1 – Overview</text:span></text:p></draw:text-box></draw:frame>B95 : Quit</text:p>
            <text:p text:style-name="P3">B96 : Go to previous scene</text:p>
            <text:p text:style-name="P3">B97 : Play</text:p>
            <text:p text:style-name="P3">B98 : Go to Topic Menu</text:p>
            <text:p text:style-name="P3">B99 : Go to Main Menu</text:p>
            <text:p text:style-name="P3">A29 : Move up</text:p>
            <text:p text:style-name="P3">A30 : Fade in</text:p>
            <text:p text:style-name="P3">S13 : Narration</text:p>
          </table:table-cell>
        </table:table-row>
      </table:table>
      <text:p text:style-name="P5"/>
      <text:p text:style-name="P8">Storyboard No: <text:span text:style-name="T1">Topic 1 P14</text:span></text:p>
      <text:p text:style-name="P5">Title: <text:span text:style-name="T1">Introduction to Java Programming</text:span></text:p>
      <text:p text:style-name="P5"/>
      <table:table table:name="Table29" table:style-name="Table29">
        <table:table-column table:style-name="Table29.A"/>
        <table:table-column table:style-name="Table29.B"/>
        <table:table-column table:style-name="Table29.C"/>
        <table:table-row>
          <table:table-cell table:style-name="Table29.A1" office:value-type="string">
            <text:p text:style-name="P4">Screen</text:p>
          </table:table-cell>
          <table:table-cell table:style-name="Table29.A1" office:value-type="string">
            <text:p text:style-name="P4">Graphics Instruction</text:p>
          </table:table-cell>
          <table:table-cell table:style-name="Table29.C1" office:value-type="string">
            <text:p text:style-name="P4">Scripting</text:p>
          </table:table-cell>
        </table:table-row>
        <table:table-row table:style-name="Table29.2">
          <table:table-cell table:style-name="Table29.A2" office:value-type="string">
            <text:p text:style-name="P3"><draw:line text:anchor-type="paragraph" draw:z-index="203" draw:style-name="gr4" draw:text-style-name="P9" svg:x1="-0.0339in" svg:y1="0.4839in" svg:x2="5.5661in" svg:y2="0.4839in"><text:p/></draw:line></text:p>
          </table:table-cell>
          <table:table-cell table:style-name="Table29.A2" office:value-type="string">
            <text:p text:style-name="P3">G33 : Background Image – Topics</text:p>
            <text:p text:style-name="P3"><draw:frame text:anchor-type="paragraph" draw:z-index="209" draw:style-name="gr7" draw:text-style-name="P13" svg:width="0.3469in" svg:height="0.1925in" svg:x="-0.4839in" svg:y="0.0252in"><draw:text-box><text:p><text:span text:style-name="T5">G34</text:span></text:p></draw:text-box></draw:frame>G34 Line</text:p>
            <text:p text:style-name="P3"><draw:frame text:anchor-type="paragraph" draw:z-index="208" draw:style-name="gr7" draw:text-style-name="P13" svg:width="0.437in" svg:height="0.1925in" svg:x="-5.5874in" svg:y="0.0744in"><draw:text-box><text:p><text:span text:style-name="T5">G33</text:span></text:p></draw:text-box></draw:frame>T27 : Title - “Topic 1 – Overview”</text:p>
            <text:p text:style-name="P3">T28 : Page - “pg 14/14”</text:p>
            <text:p text:style-name="P3"><draw:frame text:anchor-type="paragraph" draw:z-index="210" draw:style-name="gr10" draw:text-style-name="P15" svg:width="2.4835in" svg:height="0.2724in" svg:x="-3.5925in" svg:y="0.0563in"><draw:text-box><text:p><text:span text:style-name="T8">A31 Dynamic</text:span></text:p></draw:text-box></draw:frame>B100 : Button - “Exit”</text:p>
            <text:p text:style-name="P3">B101 : Button - “Back”</text:p>
            <text:p text:style-name="P3"><draw:frame text:anchor-type="paragraph" draw:z-index="213" draw:style-name="gr10" draw:text-style-name="P15" svg:width="4.7795in" svg:height="1.6303in" svg:x="-5.2382in" svg:y="0.1693in"><draw:text-box><text:p><text:span text:style-name="T8">A32</text:span></text:p><text:p><text:span text:style-name="T8">Java is considered to be more dynamic than C or C++ since it is designed to adapt to an evolving environment. Java programs can carry extensive amount of run-time information that can be used to verify and resolve accesses to objects on run-time.</text:span></text:p></draw:text-box></draw:frame>B102 : Button - “Next”</text:p>
            <text:p text:style-name="P3">B103 : Button - “Topics”</text:p>
            <text:p text:style-name="P3">B104 : Button - “Home”</text:p>
            <text:p text:style-name="P3">A31 : Flash animation - “Dynamic”</text:p>
            <text:p text:style-name="P3"><draw:rect text:anchor-type="paragraph" draw:z-index="202" draw:style-name="gr3" draw:text-style-name="P11" svg:width="0.9335in" svg:height="0.6469in" svg:x="-5.6425in" svg:y="1.6874in"><text:p text:style-name="P9"><text:span text:style-name="T5">B100 Exit</text:span></text:p></draw:rect><draw:rect text:anchor-type="paragraph" draw:z-index="204" draw:style-name="gr3" draw:text-style-name="P11" svg:width="0.8669in" svg:height="0.6469in" svg:x="-3.7591in" svg:y="1.672in"><text:p text:style-name="P9"><text:span text:style-name="T5">B101 Back</text:span></text:p></draw:rect><draw:rect text:anchor-type="paragraph" draw:z-index="205" draw:style-name="gr3" draw:text-style-name="P11" svg:width="0.8169in" svg:height="0.6469in" svg:x="-2.8925in" svg:y="1.672in"><text:p text:style-name="P9"><text:span text:style-name="T5">B102 Next</text:span></text:p></draw:rect><draw:rect text:anchor-type="paragraph" draw:z-index="206" draw:style-name="gr3" draw:text-style-name="P11" svg:width="0.9335in" svg:height="0.6469in" svg:x="-0.9673in" svg:y="1.6709in"><text:p text:style-name="P9"><text:span text:style-name="T5">B104 Home</text:span></text:p></draw:rect><draw:rect text:anchor-type="paragraph" draw:z-index="207" draw:style-name="gr3" draw:text-style-name="P11" svg:width="0.9335in" svg:height="0.6469in" svg:x="-1.9008in" svg:y="1.6709in"><text:p text:style-name="P9"><text:span text:style-name="T5">B103 Topics</text:span></text:p></draw:rect><draw:frame text:anchor-type="paragraph" draw:z-index="211" draw:style-name="gr8" draw:text-style-name="P14" svg:width="1.1169in" svg:height="0.2913in" svg:x="-1.1591in" svg:y="1.4272in"><draw:text-box><text:p><text:span text:style-name="T7">T28 pg 14/14</text:span></text:p></draw:text-box></draw:frame>A32 : Flash animation - Contents</text:p>
          </table:table-cell>
          <table:table-cell table:style-name="Table29.C2" office:value-type="string">
            <text:p text:style-name="P3"><draw:frame text:anchor-type="paragraph" draw:z-index="212" draw:style-name="gr2" draw:text-style-name="P10" svg:width="3.1169in" svg:height="0.3398in" svg:x="-7.8547in" svg:y="0.0693in"><draw:text-box><text:p><text:span text:style-name="T4">T27 Topic 1 – Overview</text:span></text:p></draw:text-box></draw:frame>B100 : Quit</text:p>
            <text:p text:style-name="P3">B101 : Go to previous scene</text:p>
            <text:p text:style-name="P3">B102 : Play</text:p>
            <text:p text:style-name="P3">B103 : Go to Topic Menu</text:p>
            <text:p text:style-name="P3">B104 : Go to Main Menu</text:p>
            <text:p text:style-name="P3">A31 : Move up</text:p>
            <text:p text:style-name="P3">A32 : Fade in</text:p>
            <text:p text:style-name="P3">S14 : Narration</text:p>
          </table:table-cell>
        </table:table-row>
      </table:table>
      <text:p text:style-name="P5"/>
      <text:p text:style-name="P8">Storyboard No: <text:span text:style-name="T1">Topic 2 P1</text:span></text:p>
      <text:p text:style-name="P5">Title: <text:span text:style-name="T1">Introduction to Java Programming</text:span></text:p>
      <text:p text:style-name="P5"/>
      <table:table table:name="Table6" table:style-name="Table6">
        <table:table-column table:style-name="Table6.A"/>
        <table:table-column table:style-name="Table6.B"/>
        <table:table-column table:style-name="Table6.C"/>
        <table:table-row>
          <table:table-cell table:style-name="Table6.A1" office:value-type="string">
            <text:p text:style-name="P4">Screen</text:p>
          </table:table-cell>
          <table:table-cell table:style-name="Table6.A1" office:value-type="string">
            <text:p text:style-name="P4">Graphics Instruction</text:p>
          </table:table-cell>
          <table:table-cell table:style-name="Table6.C1" office:value-type="string">
            <text:p text:style-name="P4">Scripting</text:p>
          </table:table-cell>
        </table:table-row>
        <table:table-row table:style-name="Table6.2">
          <table:table-cell table:style-name="Table6.A2" office:value-type="string">
            <text:p text:style-name="P3"><draw:line text:anchor-type="paragraph" draw:z-index="215" draw:style-name="gr4" draw:text-style-name="P9" svg:x1="-0.0339in" svg:y1="0.4839in" svg:x2="5.5661in" svg:y2="0.4839in"><text:p/></draw:line></text:p>
          </table:table-cell>
          <table:table-cell table:style-name="Table6.A2" office:value-type="string">
            <text:p text:style-name="P3">G35 : Background Image – Topics</text:p>
            <text:p text:style-name="P3"><draw:frame text:anchor-type="paragraph" draw:z-index="221" draw:style-name="gr7" draw:text-style-name="P13" svg:width="0.3469in" svg:height="0.1925in" svg:x="-0.4839in" svg:y="0.0252in"><draw:text-box><text:p><text:span text:style-name="T5">G36</text:span></text:p></draw:text-box></draw:frame>G36 Line</text:p>
            <text:p text:style-name="P3"><draw:frame text:anchor-type="paragraph" draw:z-index="220" draw:style-name="gr7" draw:text-style-name="P13" svg:width="0.437in" svg:height="0.1925in" svg:x="-5.5874in" svg:y="0.0744in"><draw:text-box><text:p><text:span text:style-name="T5">G35</text:span></text:p></draw:text-box></draw:frame>T29 : Title - “Topic 2 – Environment Setup”</text:p>
            <text:p text:style-name="P3">T30 : Page - “pg 1/5”</text:p>
            <text:p text:style-name="P3">B105 : Button - “Exit”</text:p>
            <text:p text:style-name="P3">B106 : Button - “Back”</text:p>
            <text:p text:style-name="P3"><draw:frame text:anchor-type="paragraph" draw:z-index="224" draw:style-name="gr10" draw:text-style-name="P15" svg:width="4.7795in" svg:height="1.3587in" svg:x="-5.2382in" svg:y="0.1693in"><draw:text-box><text:p><text:span text:style-name="T8">A33</text:span></text:p><text:p><text:span text:style-name="T8">To write your Java programs, you will need a text editor. There are even more sophisticated IDEs (Integrated Development Environment) available in the market.</text:span></text:p></draw:text-box></draw:frame>B107 : Button - “Next”</text:p>
            <text:p text:style-name="P3">B108 : Button - “Topics”</text:p>
            <text:p text:style-name="P3">B109 : Button - “Home”</text:p>
            <text:p text:style-name="P3"><draw:rect text:anchor-type="paragraph" draw:z-index="214" draw:style-name="gr3" draw:text-style-name="P11" svg:width="0.9335in" svg:height="0.6469in" svg:x="-5.6425in" svg:y="2.0291in"><text:p text:style-name="P9"><text:span text:style-name="T5">B105 Exit</text:span></text:p></draw:rect><draw:rect text:anchor-type="paragraph" draw:z-index="216" draw:style-name="gr3" draw:text-style-name="P11" svg:width="0.8669in" svg:height="0.6469in" svg:x="-3.7591in" svg:y="2.0138in"><text:p text:style-name="P9"><text:span text:style-name="T5">B106 Back</text:span></text:p></draw:rect><draw:rect text:anchor-type="paragraph" draw:z-index="217" draw:style-name="gr3" draw:text-style-name="P11" svg:width="0.8169in" svg:height="0.6469in" svg:x="-2.8925in" svg:y="2.0138in"><text:p text:style-name="P9"><text:span text:style-name="T5">B107 Next</text:span></text:p></draw:rect><draw:rect text:anchor-type="paragraph" draw:z-index="218" draw:style-name="gr3" draw:text-style-name="P11" svg:width="0.9335in" svg:height="0.6469in" svg:x="-0.9673in" svg:y="2.0126in"><text:p text:style-name="P9"><text:span text:style-name="T5">B109 Home</text:span></text:p></draw:rect><draw:rect text:anchor-type="paragraph" draw:z-index="219" draw:style-name="gr3" draw:text-style-name="P11" svg:width="0.9335in" svg:height="0.6469in" svg:x="-1.9008in" svg:y="2.0126in"><text:p text:style-name="P9"><text:span text:style-name="T5">B108 Topics</text:span></text:p></draw:rect><draw:frame text:anchor-type="paragraph" draw:z-index="222" draw:style-name="gr8" draw:text-style-name="P14" svg:width="1.1169in" svg:height="0.2913in" svg:x="-1.1591in" svg:y="1.7689in"><draw:text-box><text:p><text:span text:style-name="T7">T30 pg 1/5</text:span></text:p></draw:text-box></draw:frame>A33 : Flash animation - Contents</text:p>
          </table:table-cell>
          <table:table-cell table:style-name="Table6.C2" office:value-type="string">
            <text:p text:style-name="P3"><draw:frame text:anchor-type="paragraph" draw:z-index="223" draw:style-name="gr2" draw:text-style-name="P10" svg:width="5.1295in" svg:height="0.3398in" svg:x="-7.8547in" svg:y="0.0693in"><draw:text-box><text:p><text:span text:style-name="T4">T29 Topic 2 – Environment Setup</text:span></text:p></draw:text-box></draw:frame>B105 : Quit</text:p>
            <text:p text:style-name="P3">B106 : Go to previous scene</text:p>
            <text:p text:style-name="P3">B107 : Play</text:p>
            <text:p text:style-name="P3">B108 : Go to Topic Menu</text:p>
            <text:p text:style-name="P3">B109 : Go to Main Menu</text:p>
            <text:p text:style-name="P3">A33 : Fade in</text:p>
            <text:p text:style-name="P3">S15 : Narration</text:p>
          </table:table-cell>
        </table:table-row>
      </table:table>
      <text:p text:style-name="P5"/>
      <text:p text:style-name="P8">Storyboard No: <text:span text:style-name="T1">Topic 2 P2</text:span></text:p>
      <text:p text:style-name="P5">Title: <text:span text:style-name="T1">Introduction to Java Programming</text:span></text:p>
      <text:p text:style-name="P5"/>
      <table:table table:name="Table7" table:style-name="Table7">
        <table:table-column table:style-name="Table7.A"/>
        <table:table-column table:style-name="Table7.B"/>
        <table:table-column table:style-name="Table7.C"/>
        <table:table-row>
          <table:table-cell table:style-name="Table7.A1" office:value-type="string">
            <text:p text:style-name="P4">Screen</text:p>
          </table:table-cell>
          <table:table-cell table:style-name="Table7.A1" office:value-type="string">
            <text:p text:style-name="P4">Graphics Instruction</text:p>
          </table:table-cell>
          <table:table-cell table:style-name="Table7.C1" office:value-type="string">
            <text:p text:style-name="P4">Scripting</text:p>
          </table:table-cell>
        </table:table-row>
        <table:table-row table:style-name="Table7.2">
          <table:table-cell table:style-name="Table7.A2" office:value-type="string">
            <text:p text:style-name="P3"><draw:line text:anchor-type="paragraph" draw:z-index="226" draw:style-name="gr4" draw:text-style-name="P9" svg:x1="-0.0339in" svg:y1="0.4839in" svg:x2="5.5661in" svg:y2="0.4839in"><text:p/></draw:line></text:p>
          </table:table-cell>
          <table:table-cell table:style-name="Table7.A2" office:value-type="string">
            <text:p text:style-name="P3">G37 : Background Image – Topics</text:p>
            <text:p text:style-name="P3"><draw:frame text:anchor-type="paragraph" draw:z-index="232" draw:style-name="gr7" draw:text-style-name="P13" svg:width="0.3469in" svg:height="0.1925in" svg:x="-0.4839in" svg:y="0.0252in"><draw:text-box><text:p><text:span text:style-name="T5">G38</text:span></text:p></draw:text-box></draw:frame>G38 Line</text:p>
            <text:p text:style-name="P3"><draw:frame text:anchor-type="paragraph" draw:z-index="231" draw:style-name="gr7" draw:text-style-name="P13" svg:width="0.437in" svg:height="0.1925in" svg:x="-5.5874in" svg:y="0.0744in"><draw:text-box><text:p><text:span text:style-name="T5">G37</text:span></text:p></draw:text-box></draw:frame><draw:frame text:anchor-type="paragraph" draw:z-index="235" draw:style-name="gr10" draw:text-style-name="P17" svg:width="4.7795in" svg:height="3.0886in" svg:x="-5.1508in" svg:y="0.2244in"><draw:text-box><text:p><text:span text:style-name="T10">A34</text:span></text:p><text:p><text:span text:style-name="T10">For now, you can consider one of the following:</text:span></text:p><text:p><text:span text:style-name="T10">Notepad: On Windows machine you can use any simple text editor like Notepad (Recommended for this tutorial), TextPad.</text:span></text:p><text:p><text:span text:style-name="T10"/></text:p><text:p><text:span text:style-name="T10">Netbeans:is a Java IDE that is open-source and free which can be downloaded from http://www.netbeans.org/index.html.</text:span></text:p><text:p><text:span text:style-name="T10"/></text:p><text:p><text:span text:style-name="T10">Eclipse: is also a Java IDE developed by the eclipse open-source community and can be downloaded from http://www.eclipse.org/.</text:span></text:p></draw:text-box></draw:frame>T31 : Title - “Topic 2 – Environment Setup”</text:p>
            <text:p text:style-name="P3">T32 : Page - “pg 2/5”</text:p>
            <text:p text:style-name="P3">B110 : Button - “Exit”</text:p>
            <text:p text:style-name="P3">B111 : Button - “Back”</text:p>
            <text:p text:style-name="P3">B112 : Button - “Next”</text:p>
            <text:p text:style-name="P3">B113 : Button - “Topics”</text:p>
            <text:p text:style-name="P3">B114: Button - “Home”</text:p>
            <text:p text:style-name="P3"><draw:rect text:anchor-type="paragraph" draw:z-index="225" draw:style-name="gr3" draw:text-style-name="P11" svg:width="0.9335in" svg:height="0.6469in" svg:x="-5.6425in" svg:y="2.0291in"><text:p text:style-name="P9"><text:span text:style-name="T5">B110 Exit</text:span></text:p></draw:rect><draw:rect text:anchor-type="paragraph" draw:z-index="227" draw:style-name="gr3" draw:text-style-name="P11" svg:width="0.8669in" svg:height="0.6469in" svg:x="-3.7591in" svg:y="2.0138in"><text:p text:style-name="P9"><text:span text:style-name="T5">B111 Back</text:span></text:p></draw:rect><draw:rect text:anchor-type="paragraph" draw:z-index="228" draw:style-name="gr3" draw:text-style-name="P11" svg:width="0.8169in" svg:height="0.6469in" svg:x="-2.8925in" svg:y="2.0138in"><text:p text:style-name="P9"><text:span text:style-name="T5">B112 Next</text:span></text:p></draw:rect><draw:rect text:anchor-type="paragraph" draw:z-index="229" draw:style-name="gr3" draw:text-style-name="P11" svg:width="0.9335in" svg:height="0.6469in" svg:x="-0.9673in" svg:y="2.0126in"><text:p text:style-name="P9"><text:span text:style-name="T5">B114 Home</text:span></text:p></draw:rect><draw:rect text:anchor-type="paragraph" draw:z-index="230" draw:style-name="gr3" draw:text-style-name="P11" svg:width="0.9335in" svg:height="0.6469in" svg:x="-1.9008in" svg:y="2.0126in"><text:p text:style-name="P9"><text:span text:style-name="T5">B113 Topics</text:span></text:p></draw:rect><draw:frame text:anchor-type="paragraph" draw:z-index="233" draw:style-name="gr8" draw:text-style-name="P14" svg:width="1.1169in" svg:height="0.2913in" svg:x="-1.1591in" svg:y="1.7689in"><draw:text-box><text:p><text:span text:style-name="T7">T32 pg 2/5</text:span></text:p></draw:text-box></draw:frame>A34 : Flash animation - Contents</text:p>
          </table:table-cell>
          <table:table-cell table:style-name="Table7.C2" office:value-type="string">
            <text:p text:style-name="P3"><draw:frame text:anchor-type="paragraph" draw:z-index="234" draw:style-name="gr2" draw:text-style-name="P10" svg:width="5.1295in" svg:height="0.3398in" svg:x="-7.8547in" svg:y="0.0693in"><draw:text-box><text:p><text:span text:style-name="T4">T31 Topic 2 – Environment Setup</text:span></text:p></draw:text-box></draw:frame>B110 : Quit</text:p>
            <text:p text:style-name="P3">B111 : Go to previous scene</text:p>
            <text:p text:style-name="P3">B112 : Play</text:p>
            <text:p text:style-name="P3">B113 : Go to Topic Menu</text:p>
            <text:p text:style-name="P3">B114 : Go to Main Menu</text:p>
            <text:p text:style-name="P3">A34 : Fade in</text:p>
            <text:p text:style-name="P3">S16 : Narration</text:p>
          </table:table-cell>
        </table:table-row>
      </table:table>
      <text:p text:style-name="P5"/>
      <text:p text:style-name="P8">Storyboard No: <text:span text:style-name="T1">Topic 2 P3</text:span></text:p>
      <text:p text:style-name="P5">Title: <text:span text:style-name="T1">Introduction to Java Programming</text:span></text:p>
      <text:p text:style-name="P5"/>
      <table:table table:name="Table8" table:style-name="Table8">
        <table:table-column table:style-name="Table8.A"/>
        <table:table-column table:style-name="Table8.B"/>
        <table:table-column table:style-name="Table8.C"/>
        <table:table-row>
          <table:table-cell table:style-name="Table8.A1" office:value-type="string">
            <text:p text:style-name="P4">Screen</text:p>
          </table:table-cell>
          <table:table-cell table:style-name="Table8.A1" office:value-type="string">
            <text:p text:style-name="P4">Graphics Instruction</text:p>
          </table:table-cell>
          <table:table-cell table:style-name="Table8.C1" office:value-type="string">
            <text:p text:style-name="P4">Scripting</text:p>
          </table:table-cell>
        </table:table-row>
        <table:table-row table:style-name="Table8.2">
          <table:table-cell table:style-name="Table8.A2" office:value-type="string">
            <text:p text:style-name="P3"><draw:line text:anchor-type="paragraph" draw:z-index="237" draw:style-name="gr4" draw:text-style-name="P9" svg:x1="-0.0339in" svg:y1="0.4839in" svg:x2="5.5661in" svg:y2="0.4839in"><text:p/></draw:line></text:p>
          </table:table-cell>
          <table:table-cell table:style-name="Table8.A2" office:value-type="string">
            <text:p text:style-name="P3">G39 : Background Image – Topics</text:p>
            <text:p text:style-name="P3"><draw:frame text:anchor-type="paragraph" draw:z-index="243" draw:style-name="gr7" draw:text-style-name="P13" svg:width="0.3469in" svg:height="0.1925in" svg:x="-0.4839in" svg:y="0.0252in"><draw:text-box><text:p><text:span text:style-name="T5">G40</text:span></text:p></draw:text-box></draw:frame>G40 Line</text:p>
            <text:p text:style-name="P3"><draw:frame text:anchor-type="paragraph" draw:z-index="242" draw:style-name="gr7" draw:text-style-name="P13" svg:width="0.437in" svg:height="0.1925in" svg:x="-5.5874in" svg:y="0.0744in"><draw:text-box><text:p><text:span text:style-name="T5">G39</text:span></text:p></draw:text-box></draw:frame><draw:frame text:anchor-type="paragraph" draw:z-index="246" draw:style-name="gr10" draw:text-style-name="P17" svg:width="4.7795in" svg:height="2.6134in" svg:x="-5.1508in" svg:y="0.2244in"><draw:text-box><text:p><text:span text:style-name="T10">A35</text:span></text:p><text:p><text:span text:style-name="T10">The IDE we will be using for this courseware is Netbeans.</text:span></text:p><text:p><text:span text:style-name="T10">To compile and debug a Java program, the JDK (Java Development Kit) must be installed.</text:span></text:p><text:p><text:span text:style-name="T10">You can download Netbeans IDE and JDK in a bundle for free using this link:</text:span></text:p><text:p><text:span text:style-name="T10"/></text:p><text:p><text:span text:style-name="T10"/></text:p><text:p><text:span text:style-name="T10"/></text:p><text:p><text:span text:style-name="T10">Next, we will take a brief look at the user interface of Netbeans and its functions.</text:span></text:p></draw:text-box></draw:frame>T33 : Title - “Topic 2 – Environment Setup”</text:p>
            <text:p text:style-name="P3">T34 : Page - “pg 3/5”</text:p>
            <text:p text:style-name="P3">B115 : Button - “Exit”</text:p>
            <text:p text:style-name="P3">B116 : Button - “Back”</text:p>
            <text:p text:style-name="P3">B117 : Button - “Next”</text:p>
            <text:p text:style-name="P3">B118 : Button - “Topics”</text:p>
            <text:p text:style-name="P3">B119: Button - “Home”</text:p>
            <text:p text:style-name="P3"><draw:frame text:anchor-type="paragraph" draw:z-index="247" draw:style-name="gr10" draw:text-style-name="P17" svg:width="4.7795in" svg:height="0.7134in" svg:x="-5.1508in" svg:y="0.2335in"><draw:text-box><text:p><text:span text:style-name="T10">HL1</text:span></text:p><text:p><text:span text:style-name="T10">http://www.oracle.com/technetwork/java/javase/downloads/jdk-7-netbeans-download-432126.html</text:span></text:p></draw:text-box></draw:frame><draw:frame text:anchor-type="paragraph" draw:z-index="244" draw:style-name="gr8" draw:text-style-name="P14" svg:width="1.1169in" svg:height="0.2913in" svg:x="-1.1591in" svg:y="1.7689in"><draw:text-box><text:p><text:span text:style-name="T7">T34 pg 3/5</text:span></text:p></draw:text-box></draw:frame><draw:rect text:anchor-type="paragraph" draw:z-index="241" draw:style-name="gr3" draw:text-style-name="P11" svg:width="0.9335in" svg:height="0.6469in" svg:x="-1.9008in" svg:y="2.0126in"><text:p text:style-name="P9"><text:span text:style-name="T5">B118 Topics</text:span></text:p></draw:rect><draw:rect text:anchor-type="paragraph" draw:z-index="240" draw:style-name="gr3" draw:text-style-name="P11" svg:width="0.9335in" svg:height="0.6469in" svg:x="-0.9673in" svg:y="2.0126in"><text:p text:style-name="P9"><text:span text:style-name="T5">B119 Home</text:span></text:p></draw:rect><draw:rect text:anchor-type="paragraph" draw:z-index="239" draw:style-name="gr3" draw:text-style-name="P11" svg:width="0.8169in" svg:height="0.6469in" svg:x="-2.8925in" svg:y="2.0138in"><text:p text:style-name="P9"><text:span text:style-name="T5">B117 Next</text:span></text:p></draw:rect><draw:rect text:anchor-type="paragraph" draw:z-index="238" draw:style-name="gr3" draw:text-style-name="P11" svg:width="0.8669in" svg:height="0.6469in" svg:x="-3.7591in" svg:y="2.0138in"><text:p text:style-name="P9"><text:span text:style-name="T5">B116 Back</text:span></text:p></draw:rect><draw:rect text:anchor-type="paragraph" draw:z-index="236" draw:style-name="gr3" draw:text-style-name="P11" svg:width="0.9335in" svg:height="0.6469in" svg:x="-5.6425in" svg:y="2.0291in"><text:p text:style-name="P9"><text:span text:style-name="T5">B115 Exit</text:span></text:p></draw:rect>A35 : Flash animation – Contents</text:p>
            <text:p text:style-name="P3">HL1 : Hyperlink – “<text:span text:style-name="T2">http://www.oracle.com/technetwork/java/javase/download</text:span><text:span text:style-name="T3">s/jdk-7-netbeans-download-432126.html</text:span></text:p>
            <text:p text:style-name="P3">“</text:p>
          </table:table-cell>
          <table:table-cell table:style-name="Table8.C2" office:value-type="string">
            <text:p text:style-name="P3"><draw:frame text:anchor-type="paragraph" draw:z-index="245" draw:style-name="gr2" draw:text-style-name="P10" svg:width="5.1295in" svg:height="0.3398in" svg:x="-7.8547in" svg:y="0.0693in"><draw:text-box><text:p><text:span text:style-name="T4">T33 Topic 2 – Environment Setup</text:span></text:p></draw:text-box></draw:frame>B115 : Quit</text:p>
            <text:p text:style-name="P3">B116 : Go to previous scene</text:p>
            <text:p text:style-name="P3">B117 : Play</text:p>
            <text:p text:style-name="P3">B118 : Go to Topic Menu</text:p>
            <text:p text:style-name="P3">B119 : Go to Main Menu</text:p>
            <text:p text:style-name="P3">A35 : Fade in</text:p>
            <text:p text:style-name="P3">HL1 : Opens the URL with a web browser</text:p>
            <text:p text:style-name="P3">S17 : Narration</text:p>
          </table:table-cell>
        </table:table-row>
      </table:table>
      <text:p text:style-name="P5"/>
      <text:p text:style-name="P8">Storyboard No: <text:span text:style-name="T1">Topic 2 P4</text:span></text:p>
      <text:p text:style-name="P5">Title: <text:span text:style-name="T1">Introduction to Java Programming</text:span></text:p>
      <text:p text:style-name="P5"><draw:frame text:anchor-type="paragraph" draw:z-index="254" draw:style-name="gr7" draw:text-style-name="P13" svg:width="0.437in" svg:height="0.1925in" svg:x="0.1083in" svg:y="1.0429in"><draw:text-box><text:p><text:span text:style-name="T5">G41</text:span></text:p></draw:text-box></draw:frame></text:p>
      <table:table table:name="Table9" table:style-name="Table9">
        <table:table-column table:style-name="Table9.A"/>
        <table:table-column table:style-name="Table9.B"/>
        <table:table-column table:style-name="Table9.C"/>
        <table:table-row>
          <table:table-cell table:style-name="Table9.A1" office:value-type="string">
            <text:p text:style-name="P4">Screen</text:p>
          </table:table-cell>
          <table:table-cell table:style-name="Table9.A1" office:value-type="string">
            <text:p text:style-name="P4">Graphics Instruction</text:p>
          </table:table-cell>
          <table:table-cell table:style-name="Table9.C1" office:value-type="string">
            <text:p text:style-name="P4">Scripting</text:p>
          </table:table-cell>
        </table:table-row>
        <table:table-row table:style-name="Table9.2">
          <table:table-cell table:style-name="Table9.A2" office:value-type="string">
            <text:p text:style-name="P3"><draw:line text:anchor-type="paragraph" draw:z-index="249" draw:style-name="gr4" draw:text-style-name="P9" svg:x1="-0.0339in" svg:y1="0.4839in" svg:x2="5.5661in" svg:y2="0.4839in"><text:p/></draw:line><draw:frame text:anchor-type="paragraph" draw:z-index="255" draw:style-name="gr2" draw:text-style-name="P10" svg:width="5.0921in" svg:height="0.3398in" svg:x="0.0244in" svg:y="0.0693in"><draw:text-box><text:p><text:span text:style-name="T4">A36 Topic 2 – Environment Setup</text:span></text:p></draw:text-box></draw:frame></text:p>
          </table:table-cell>
          <table:table-cell table:style-name="Table9.A2" office:value-type="string">
            <text:p text:style-name="P3">G41 : Background Image – netbeans 1024x768</text:p>
            <text:p text:style-name="P3">B120 : Button - Instruction</text:p>
            <text:p text:style-name="P3">B121 : Button - “Menu bar”</text:p>
            <text:p text:style-name="P3">B122 : Button - “Quick search”</text:p>
            <text:p text:style-name="P3">B123 : Button - “New file”</text:p>
            <text:p text:style-name="P3">B124 : Button - “New project”</text:p>
            <text:p text:style-name="P3">B125 : Button - “Open project”</text:p>
            <text:p text:style-name="P3">B126 : Button - “Save all”</text:p>
            <text:p text:style-name="P3">B127 : Button - “Undo”</text:p>
            <text:p text:style-name="P3">B128 : Button - “Redo”</text:p>
            <text:p text:style-name="P3">B129 : Button - “Set project configuration”</text:p>
            <text:p text:style-name="P3">B130 : Button - “Build project”</text:p>
            <text:p text:style-name="P3">B131 : Button - “Clean &amp; Build project”</text:p>
            <text:p text:style-name="P3">B132 : Button - “Run project”</text:p>
            <text:p text:style-name="P3">B133 : Button - “Debug project”</text:p>
            <text:p text:style-name="P3">B134 : Button - “Profile project”</text:p>
            <text:p text:style-name="P3">B135 : Button - “Tabs”</text:p>
            <text:p text:style-name="P3">B136 : Button - “Scroll Documents Left”</text:p>
            <text:p text:style-name="P3">B137 : Button - “Scroll Documents Right”</text:p>
            <text:p text:style-name="P3">B138 : Button - “Show opened documents list”</text:p>
            <text:p text:style-name="P3">B139 : Button - “Maximize window”</text:p>
            <text:p text:style-name="P3">B140 : Button - “Start page”</text:p>
            <text:p text:style-name="P3">B141 : Button - “Exit”</text:p>
            <text:p text:style-name="P3">B142 : Button - “Back”</text:p>
            <text:p text:style-name="P3">B143 : Button - “Next”</text:p>
            <text:p text:style-name="P3">B144 : Button - “Topics”</text:p>
            <text:p text:style-name="P3">B145: Button - “Home”</text:p>
            <text:p text:style-name="P3">A36 : Flash animation – “Topic 2 - Environment”</text:p>
          </table:table-cell>
          <table:table-cell table:style-name="Table9.C2" office:value-type="string">
            <text:p text:style-name="P3">B120 : Fade out and play</text:p>
            <text:p text:style-name="P3">B141 : Quit</text:p>
            <text:p text:style-name="P3">B142 : Go to previous scene</text:p>
            <text:p text:style-name="P3">B143 : Play</text:p>
            <text:p text:style-name="P3">B144 : Go to Topic Menu</text:p>
            <text:p text:style-name="P3">B145 : Go to Main Menu</text:p>
            <text:p text:style-name="P3">A36 : Fade out</text:p>
          </table:table-cell>
        </table:table-row>
      </table:table>
      <text:p text:style-name="P5"/>
      <text:p text:style-name="P8">Storyboard No: <text:span text:style-name="T1">Topic 2 P5</text:span></text:p>
      <text:p text:style-name="P5">Title: <text:span text:style-name="T1">Introduction to Java Programming</text:span></text:p>
      <text:p text:style-name="P5"/>
      <table:table table:name="Table10" table:style-name="Table10">
        <table:table-column table:style-name="Table10.A"/>
        <table:table-column table:style-name="Table10.B"/>
        <table:table-column table:style-name="Table10.C"/>
        <table:table-row>
          <table:table-cell table:style-name="Table10.A1" office:value-type="string">
            <text:p text:style-name="P4">Screen</text:p>
          </table:table-cell>
          <table:table-cell table:style-name="Table10.A1" office:value-type="string">
            <text:p text:style-name="P4">Graphics Instruction</text:p>
          </table:table-cell>
          <table:table-cell table:style-name="Table10.C1" office:value-type="string">
            <text:p text:style-name="P4">Scripting</text:p>
          </table:table-cell>
        </table:table-row>
        <table:table-row table:style-name="Table10.2">
          <table:table-cell table:style-name="Table10.A2" office:value-type="string">
            <text:p text:style-name="P3"><draw:line text:anchor-type="paragraph" draw:z-index="278" draw:style-name="gr4" draw:text-style-name="P9" svg:x1="-0.0339in" svg:y1="0.4839in" svg:x2="5.5661in" svg:y2="0.4839in"><text:p/></draw:line></text:p>
          </table:table-cell>
          <table:table-cell table:style-name="Table10.A2" office:value-type="string">
            <text:p text:style-name="P3">G42 : Background Image – create a new project 1</text:p>
            <text:p text:style-name="P3">G43 : Background Image – create a new project 2</text:p>
            <text:p text:style-name="P3">G44 : Background Image – create a new project 3</text:p>
            <text:p text:style-name="P3">G45 : Background Image – create a new project 4</text:p>
            <text:p text:style-name="P3">B146 : Button - Instruction</text:p>
            <text:p text:style-name="P3">B147 : Button - Instruction</text:p>
            <text:p text:style-name="P3">B148 : Button - Instruction</text:p>
            <text:p text:style-name="P3">B149 : Button - Instruction</text:p>
            <text:p text:style-name="P3">B150 : Button - Instruction</text:p>
            <text:p text:style-name="P3">B151 : Button - “Exit”</text:p>
            <text:p text:style-name="P3">B152 : Button - “Back”</text:p>
            <text:p text:style-name="P3">B153 : Button - “Next”</text:p>
            <text:p text:style-name="P3">B154 : Button - “Topics”</text:p>
            <text:p text:style-name="P3">B155: Button - “Home”</text:p>
            <text:p text:style-name="P3">A37 : Flash animation – “Topic 2 – Environment Setup”</text:p>
          </table:table-cell>
          <table:table-cell table:style-name="Table10.C2" office:value-type="string">
            <text:p text:style-name="P3"><draw:frame text:anchor-type="paragraph" draw:z-index="284" draw:style-name="gr2" draw:text-style-name="P10" svg:width="5.1295in" svg:height="0.3398in" svg:x="-7.8547in" svg:y="0.0693in"><draw:text-box><text:p><text:span text:style-name="T4">A37 Topic 2 – Environment Setup</text:span></text:p></draw:text-box></draw:frame>B146 : Play</text:p>
            <text:p text:style-name="P3">B147 : Play</text:p>
            <text:p text:style-name="P3">B148 : Play</text:p>
            <text:p text:style-name="P3">B149: Play</text:p>
            <text:p text:style-name="P3">B150 : Play</text:p>
            <text:p text:style-name="P3">B151 : Quit</text:p>
            <text:p text:style-name="P3">B152 : Go to previous scene</text:p>
            <text:p text:style-name="P3">B153 : Play</text:p>
            <text:p text:style-name="P3">B154 : Go to Topic Menu</text:p>
            <text:p text:style-name="P3">B155 : Go to Main Menu</text:p>
            <text:p text:style-name="P3">A37 : Fade out</text:p>
          </table:table-cell>
        </table:table-row>
      </table:table>
      <text:p text:style-name="P5"/>
      <text:p text:style-name="P8">Storyboard No: <text:span text:style-name="T1">Topic 3 P1</text:span></text:p>
      <text:p text:style-name="P5">Title: <text:span text:style-name="T1">Introduction to Java Programming</text:span></text:p>
      <text:p text:style-name="P5"/>
      <table:table table:name="Table11" table:style-name="Table11">
        <table:table-column table:style-name="Table11.A"/>
        <table:table-column table:style-name="Table11.B"/>
        <table:table-column table:style-name="Table11.C"/>
        <table:table-row>
          <table:table-cell table:style-name="Table11.A1" office:value-type="string">
            <text:p text:style-name="P4">Screen</text:p>
          </table:table-cell>
          <table:table-cell table:style-name="Table11.A1" office:value-type="string">
            <text:p text:style-name="P4">Graphics Instruction</text:p>
          </table:table-cell>
          <table:table-cell table:style-name="Table11.C1" office:value-type="string">
            <text:p text:style-name="P4">Scripting</text:p>
          </table:table-cell>
        </table:table-row>
        <table:table-row table:style-name="Table11.2">
          <table:table-cell table:style-name="Table11.A2" office:value-type="string">
            <text:p text:style-name="P3"><draw:line text:anchor-type="paragraph" draw:z-index="294" draw:style-name="gr4" draw:text-style-name="P9" svg:x1="-0.0339in" svg:y1="0.4839in" svg:x2="5.5661in" svg:y2="0.4839in"><text:p/></draw:line></text:p>
          </table:table-cell>
          <table:table-cell table:style-name="Table11.A2" office:value-type="string">
            <text:p text:style-name="P3">G46 : Background Image – Topics</text:p>
            <text:p text:style-name="P3">G47 Line</text:p>
            <text:p text:style-name="P3">T35 : Title - “Topic 3 – Basic Syntax”</text:p>
            <text:p text:style-name="P3">T36 : Page - “pg 1/10”</text:p>
            <text:p text:style-name="P3">T37 : Text – Java code</text:p>
            <text:p text:style-name="P3">B156 : Button - Instruction</text:p>
            <text:p text:style-name="P3">B157 : Button - “Exit”</text:p>
            <text:p text:style-name="P3">B158: Button - “Back”</text:p>
            <text:p text:style-name="P3">B159 : Button - “Next”</text:p>
            <text:p text:style-name="P3">B160 : Button - “Topics”</text:p>
            <text:p text:style-name="P3">B161 : Button - “Home”</text:p>
          </table:table-cell>
          <table:table-cell table:style-name="Table11.C2" office:value-type="string">
            <text:p text:style-name="P3">B156 : Play</text:p>
            <text:p text:style-name="P3">B157 : Quit</text:p>
            <text:p text:style-name="P3">B158 : Go to previous scene</text:p>
            <text:p text:style-name="P3">B159 : Play</text:p>
            <text:p text:style-name="P3">B160 : Go to Topic Menu</text:p>
            <text:p text:style-name="P3">B161 : Go to Main Menu</text:p>
          </table:table-cell>
        </table:table-row>
      </table:table>
      <text:p text:style-name="P7"/>
      <text:p text:style-name="P8">Storyboard No: <text:span text:style-name="T1">Topic 3 P2</text:span></text:p>
      <text:p text:style-name="P5">Title: <text:span text:style-name="T1">Introduction to Java Programming</text:span></text:p>
      <text:p text:style-name="P5"/>
      <table:table table:name="Table12" table:style-name="Table12">
        <table:table-column table:style-name="Table12.A"/>
        <table:table-column table:style-name="Table12.B"/>
        <table:table-column table:style-name="Table12.C"/>
        <table:table-row>
          <table:table-cell table:style-name="Table12.A1" office:value-type="string">
            <text:p text:style-name="P4">Screen</text:p>
          </table:table-cell>
          <table:table-cell table:style-name="Table12.A1" office:value-type="string">
            <text:p text:style-name="P4">Graphics Instruction</text:p>
          </table:table-cell>
          <table:table-cell table:style-name="Table12.C1" office:value-type="string">
            <text:p text:style-name="P4">Scripting</text:p>
          </table:table-cell>
        </table:table-row>
        <table:table-row table:style-name="Table12.2">
          <table:table-cell table:style-name="Table12.A2" office:value-type="string">
            <text:p text:style-name="P3"><draw:frame text:anchor-type="paragraph" draw:z-index="306" draw:style-name="gr2" draw:text-style-name="P10" svg:width="5.1295in" svg:height="0.3398in" svg:x="-0.0134in" svg:y="0.0693in"><draw:text-box><text:p><text:span text:style-name="T4">T38 Topic 3 – Basic Syntax</text:span></text:p></draw:text-box></draw:frame></text:p>
          </table:table-cell>
          <table:table-cell table:style-name="Table12.A2" office:value-type="string">
            <text:p text:style-name="P3">G48 : Background Image – Topics</text:p>
            <text:p text:style-name="P3"><draw:line text:anchor-type="paragraph" draw:z-index="305" draw:style-name="gr4" draw:text-style-name="P9" svg:x1="-5.6591in" svg:y1="0.1323in" svg:x2="-0.0591in" svg:y2="0.1323in"><text:p/></draw:line><draw:frame text:anchor-type="paragraph" draw:z-index="316" draw:style-name="gr7" draw:text-style-name="P13" svg:width="0.3469in" svg:height="0.1925in" svg:x="-0.4839in" svg:y="0.0252in"><draw:text-box><text:p><text:span text:style-name="T5">G49</text:span></text:p></draw:text-box></draw:frame>G49 Line</text:p>
            <text:p text:style-name="P3"><draw:frame text:anchor-type="paragraph" draw:z-index="307" draw:style-name="gr7" draw:text-style-name="P13" svg:width="0.437in" svg:height="0.1925in" svg:x="-5.5874in" svg:y="0.0744in"><draw:text-box><text:p><text:span text:style-name="T5">G48</text:span></text:p></draw:text-box></draw:frame>T38 : Title - “Topic 3 – Basic Syntax”</text:p>
            <text:p text:style-name="P3">T39 : Page - “pg 2/10”</text:p>
            <text:p text:style-name="P3"><draw:frame text:anchor-type="paragraph" draw:z-index="315" draw:style-name="gr10" draw:text-style-name="P15" svg:width="3.5894in" svg:height="0.2724in" svg:x="-3.9146in" svg:y="0.1618in"><draw:text-box><text:p><text:span text:style-name="T8">A38 Case sensitivity</text:span></text:p></draw:text-box></draw:frame>B162 : Button - “Exit”</text:p>
            <text:p text:style-name="P3">B163: Button - “Back”</text:p>
            <text:p text:style-name="P3">B164 : Button - “Next”</text:p>
            <text:p text:style-name="P3">B165 : Button - “Topics”</text:p>
            <text:p text:style-name="P3"><draw:frame text:anchor-type="paragraph" draw:z-index="308" draw:style-name="gr10" draw:text-style-name="P15" svg:width="4.7795in" svg:height="0.8157in" svg:x="-5.1811in" svg:y="0.0701in"><draw:text-box><text:p><text:span text:style-name="T8">A39</text:span></text:p><text:p text:style-name="P19"><text:span text:style-name="T8">Java is case sensitive, which means identifier Hello and hello would have different meaning in Java.</text:span></text:p></draw:text-box></draw:frame>B166 : Button - “Home”</text:p>
            <text:p text:style-name="P3">A38 : Flash animation - “Case sensitivity”</text:p>
            <text:p text:style-name="P3"><draw:rect text:anchor-type="paragraph" draw:z-index="309" draw:style-name="gr3" draw:text-style-name="P11" svg:width="0.9335in" svg:height="0.6469in" svg:x="-5.6425in" svg:y="1.678in"><text:p text:style-name="P9"><text:span text:style-name="T5">B162 Exit</text:span></text:p></draw:rect><draw:rect text:anchor-type="paragraph" draw:z-index="310" draw:style-name="gr3" draw:text-style-name="P11" svg:width="0.8669in" svg:height="0.6469in" svg:x="-3.7591in" svg:y="1.6626in"><text:p text:style-name="P9"><text:span text:style-name="T5">B163 Back</text:span></text:p></draw:rect><draw:rect text:anchor-type="paragraph" draw:z-index="311" draw:style-name="gr3" draw:text-style-name="P11" svg:width="0.8169in" svg:height="0.6469in" svg:x="-2.8925in" svg:y="1.6626in"><text:p text:style-name="P9"><text:span text:style-name="T5">B164 Next</text:span></text:p></draw:rect><draw:rect text:anchor-type="paragraph" draw:z-index="312" draw:style-name="gr3" draw:text-style-name="P11" svg:width="0.9335in" svg:height="0.6469in" svg:x="-0.9673in" svg:y="1.661in"><text:p text:style-name="P9"><text:span text:style-name="T5">B166 Home</text:span></text:p></draw:rect><draw:rect text:anchor-type="paragraph" draw:z-index="313" draw:style-name="gr3" draw:text-style-name="P11" svg:width="0.9335in" svg:height="0.6469in" svg:x="-1.9008in" svg:y="1.661in"><text:p text:style-name="P9"><text:span text:style-name="T5">B165 Topics</text:span></text:p></draw:rect><draw:frame text:anchor-type="paragraph" draw:z-index="314" draw:style-name="gr8" draw:text-style-name="P14" svg:width="1.1169in" svg:height="0.2913in" svg:x="-1.1591in" svg:y="1.4173in"><draw:text-box><text:p><text:span text:style-name="T7">T39 pg 2/10</text:span></text:p></draw:text-box></draw:frame>A39 : Flash animation - Contents</text:p>
          </table:table-cell>
          <table:table-cell table:style-name="Table12.C2" office:value-type="string">
            <text:p text:style-name="P3">B162 : Quit</text:p>
            <text:p text:style-name="P3">B163 : Go to previous scene</text:p>
            <text:p text:style-name="P3">B164 : Play</text:p>
            <text:p text:style-name="P3">B165 : Go to Topic Menu</text:p>
            <text:p text:style-name="P3">B166 : Go to Main Menu</text:p>
            <text:p text:style-name="P3">A38 : Move up</text:p>
            <text:p text:style-name="P3">A39 : Fade in</text:p>
            <text:p text:style-name="P3">S18 : Narration</text:p>
          </table:table-cell>
        </table:table-row>
      </table:table>
      <text:p text:style-name="P7"/>
      <text:p text:style-name="P8">Storyboard No: <text:span text:style-name="T1">Topic 3 P3</text:span></text:p>
      <text:p text:style-name="P5">Title: <text:span text:style-name="T1">Introduction to Java Programming</text:span></text:p>
      <text:p text:style-name="P5"><draw:frame text:anchor-type="paragraph" draw:z-index="320" draw:style-name="gr10" draw:text-style-name="P15" svg:width="4.7795in" svg:height="2.4449in" svg:x="0.4902in" svg:y="1.7244in"><draw:text-box><text:p><text:span text:style-name="T8">A41</text:span></text:p><text:p text:style-name="P19"><text:span text:style-name="T8">For all class names the first letter should be in Upper Case. </text:span></text:p><text:p text:style-name="P19"><text:span text:style-name="T8"/></text:p><text:p text:style-name="P19"><text:span text:style-name="T8">If several words are used to form a name of the class, each inner word's first letter should be in Upper Case.</text:span></text:p><text:p text:style-name="P19"><text:span text:style-name="T8"/></text:p><text:p text:style-name="P19"><text:span text:style-name="T8">Example class MyFirstJavaClass</text:span></text:p></draw:text-box></draw:frame><draw:frame text:anchor-type="paragraph" draw:z-index="327" draw:style-name="gr10" draw:text-style-name="P15" svg:width="3.5894in" svg:height="0.2724in" svg:x="1.9402in" svg:y="1.3in"><draw:text-box><text:p><text:span text:style-name="T8">A40 Class Names</text:span></text:p></draw:text-box></draw:frame></text:p>
      <table:table table:name="Table13" table:style-name="Table13">
        <table:table-column table:style-name="Table13.A"/>
        <table:table-column table:style-name="Table13.B"/>
        <table:table-column table:style-name="Table13.C"/>
        <table:table-row>
          <table:table-cell table:style-name="Table13.A1" office:value-type="string">
            <text:p text:style-name="P4">Screen</text:p>
          </table:table-cell>
          <table:table-cell table:style-name="Table13.A1" office:value-type="string">
            <text:p text:style-name="P4">Graphics Instruction</text:p>
          </table:table-cell>
          <table:table-cell table:style-name="Table13.C1" office:value-type="string">
            <text:p text:style-name="P4">Scripting</text:p>
          </table:table-cell>
        </table:table-row>
        <table:table-row table:style-name="Table13.2">
          <table:table-cell table:style-name="Table13.A2" office:value-type="string">
            <text:p text:style-name="P3"><draw:frame text:anchor-type="paragraph" draw:z-index="318" draw:style-name="gr2" draw:text-style-name="P10" svg:width="5.1295in" svg:height="0.3398in" svg:x="-0.0134in" svg:y="0.0693in"><draw:text-box><text:p><text:span text:style-name="T4">T40 Topic 3 – Basic Syntax</text:span></text:p></draw:text-box></draw:frame></text:p>
          </table:table-cell>
          <table:table-cell table:style-name="Table13.A2" office:value-type="string">
            <text:p text:style-name="P3">G50 : Background Image – Topics</text:p>
            <text:p text:style-name="P3"><draw:line text:anchor-type="paragraph" draw:z-index="317" draw:style-name="gr4" draw:text-style-name="P9" svg:x1="-5.6591in" svg:y1="0.1323in" svg:x2="-0.0591in" svg:y2="0.1323in"><text:p/></draw:line><draw:frame text:anchor-type="paragraph" draw:z-index="328" draw:style-name="gr7" draw:text-style-name="P13" svg:width="0.3469in" svg:height="0.1925in" svg:x="-0.4839in" svg:y="0.0252in"><draw:text-box><text:p><text:span text:style-name="T5">G51</text:span></text:p></draw:text-box></draw:frame>G51 Line</text:p>
            <text:p text:style-name="P3"><draw:frame text:anchor-type="paragraph" draw:z-index="319" draw:style-name="gr7" draw:text-style-name="P13" svg:width="0.437in" svg:height="0.1925in" svg:x="-5.5874in" svg:y="0.0744in"><draw:text-box><text:p><text:span text:style-name="T5">G50</text:span></text:p></draw:text-box></draw:frame>T40 : Title - “Topic 3 – Basic Syntax”</text:p>
            <text:p text:style-name="P3">T41 : Page - “pg 3/10”</text:p>
            <text:p text:style-name="P3">B167 : Button - “Exit”</text:p>
            <text:p text:style-name="P3">B168: Button - “Back”</text:p>
            <text:p text:style-name="P3">B169 : Button - “Next”</text:p>
            <text:p text:style-name="P3">B170 : Button - “Topics”</text:p>
            <text:p text:style-name="P3">B171 : Button - “Home”</text:p>
            <text:p text:style-name="P3">A40 : Flash animation - “Class Names”</text:p>
            <text:p text:style-name="P3"><draw:rect text:anchor-type="paragraph" draw:z-index="321" draw:style-name="gr3" draw:text-style-name="P11" svg:width="0.9335in" svg:height="0.6469in" svg:x="-5.6425in" svg:y="1.678in"><text:p text:style-name="P9"><text:span text:style-name="T5">B167 Exit</text:span></text:p></draw:rect><draw:rect text:anchor-type="paragraph" draw:z-index="322" draw:style-name="gr3" draw:text-style-name="P11" svg:width="0.8669in" svg:height="0.6469in" svg:x="-3.7591in" svg:y="1.6626in"><text:p text:style-name="P9"><text:span text:style-name="T5">B168 Back</text:span></text:p></draw:rect><draw:rect text:anchor-type="paragraph" draw:z-index="323" draw:style-name="gr3" draw:text-style-name="P11" svg:width="0.8169in" svg:height="0.6469in" svg:x="-2.8925in" svg:y="1.6626in"><text:p text:style-name="P9"><text:span text:style-name="T5">B169 Next</text:span></text:p></draw:rect><draw:rect text:anchor-type="paragraph" draw:z-index="324" draw:style-name="gr3" draw:text-style-name="P11" svg:width="0.9335in" svg:height="0.6469in" svg:x="-0.9673in" svg:y="1.661in"><text:p text:style-name="P9"><text:span text:style-name="T5">B171 Home</text:span></text:p></draw:rect><draw:rect text:anchor-type="paragraph" draw:z-index="325" draw:style-name="gr3" draw:text-style-name="P11" svg:width="0.9335in" svg:height="0.6469in" svg:x="-1.9008in" svg:y="1.661in"><text:p text:style-name="P9"><text:span text:style-name="T5">B170 Topics</text:span></text:p></draw:rect><draw:frame text:anchor-type="paragraph" draw:z-index="326" draw:style-name="gr8" draw:text-style-name="P14" svg:width="1.1169in" svg:height="0.2913in" svg:x="-1.1591in" svg:y="1.4173in"><draw:text-box><text:p><text:span text:style-name="T7">T41 pg 3/10</text:span></text:p></draw:text-box></draw:frame>A41 : Flash animation - Contents</text:p>
          </table:table-cell>
          <table:table-cell table:style-name="Table13.C2" office:value-type="string">
            <text:p text:style-name="P3">B167 : Quit</text:p>
            <text:p text:style-name="P3">B168 : Go to previous scene</text:p>
            <text:p text:style-name="P3">B169 : Play</text:p>
            <text:p text:style-name="P3">B170 : Go to Topic Menu</text:p>
            <text:p text:style-name="P3">B171 : Go to Main Menu</text:p>
            <text:p text:style-name="P3">A40 : Move up</text:p>
            <text:p text:style-name="P3">A41 : Fade in</text:p>
            <text:p text:style-name="P3">S19 : Narration</text:p>
          </table:table-cell>
        </table:table-row>
      </table:table>
      <text:p text:style-name="P7"/>
      <text:p text:style-name="P8">Storyboard No: <text:span text:style-name="T1">Topic 3 P4</text:span></text:p>
      <text:p text:style-name="P5">Title: <text:span text:style-name="T1">Introduction to Java Programming</text:span></text:p>
      <text:p text:style-name="P5"><draw:frame text:anchor-type="paragraph" draw:z-index="332" draw:style-name="gr10" draw:text-style-name="P15" svg:width="4.7795in" svg:height="2.4449in" svg:x="0.4902in" svg:y="1.7244in"><draw:text-box><text:p><text:span text:style-name="T8">A43</text:span></text:p><text:p text:style-name="P19"><text:span text:style-name="T8">All method names should start with a Lower Case letter. </text:span></text:p><text:p text:style-name="P19"><text:span text:style-name="T8"/></text:p><text:p text:style-name="P19"><text:span text:style-name="T8">If several words are used to form the name of the method, then each inner word's first letter should be in Upper Case.</text:span></text:p><text:p text:style-name="P19"><text:span text:style-name="T8"/></text:p><text:p text:style-name="P19"><text:span text:style-name="T8">Example public void myMethodName()</text:span></text:p></draw:text-box></draw:frame><draw:frame text:anchor-type="paragraph" draw:z-index="339" draw:style-name="gr10" draw:text-style-name="P15" svg:width="3.5894in" svg:height="0.2724in" svg:x="1.9402in" svg:y="1.3in"><draw:text-box><text:p><text:span text:style-name="T8">A42 Method Names</text:span></text:p></draw:text-box></draw:frame></text:p>
      <table:table table:name="Table14" table:style-name="Table14">
        <table:table-column table:style-name="Table14.A"/>
        <table:table-column table:style-name="Table14.B"/>
        <table:table-column table:style-name="Table14.C"/>
        <table:table-row>
          <table:table-cell table:style-name="Table14.A1" office:value-type="string">
            <text:p text:style-name="P4">Screen</text:p>
          </table:table-cell>
          <table:table-cell table:style-name="Table14.A1" office:value-type="string">
            <text:p text:style-name="P4">Graphics Instruction</text:p>
          </table:table-cell>
          <table:table-cell table:style-name="Table14.C1" office:value-type="string">
            <text:p text:style-name="P4">Scripting</text:p>
          </table:table-cell>
        </table:table-row>
        <table:table-row table:style-name="Table14.2">
          <table:table-cell table:style-name="Table14.A2" office:value-type="string">
            <text:p text:style-name="P3"><draw:frame text:anchor-type="paragraph" draw:z-index="330" draw:style-name="gr2" draw:text-style-name="P10" svg:width="5.1295in" svg:height="0.3398in" svg:x="-0.0134in" svg:y="0.0693in"><draw:text-box><text:p><text:span text:style-name="T4">T42 Topic 3 – Basic Syntax</text:span></text:p></draw:text-box></draw:frame></text:p>
          </table:table-cell>
          <table:table-cell table:style-name="Table14.A2" office:value-type="string">
            <text:p text:style-name="P3">G52 : Background Image – Topics</text:p>
            <text:p text:style-name="P3"><draw:line text:anchor-type="paragraph" draw:z-index="329" draw:style-name="gr4" draw:text-style-name="P9" svg:x1="-5.6591in" svg:y1="0.1323in" svg:x2="-0.0591in" svg:y2="0.1323in"><text:p/></draw:line><draw:frame text:anchor-type="paragraph" draw:z-index="340" draw:style-name="gr7" draw:text-style-name="P13" svg:width="0.3469in" svg:height="0.1925in" svg:x="-0.4839in" svg:y="0.0252in"><draw:text-box><text:p><text:span text:style-name="T5">G53</text:span></text:p></draw:text-box></draw:frame>G53 Line</text:p>
            <text:p text:style-name="P3"><draw:frame text:anchor-type="paragraph" draw:z-index="331" draw:style-name="gr7" draw:text-style-name="P13" svg:width="0.437in" svg:height="0.1925in" svg:x="-5.5874in" svg:y="0.0744in"><draw:text-box><text:p><text:span text:style-name="T5">G52</text:span></text:p></draw:text-box></draw:frame>T42 : Title - “Topic 3 – Basic Syntax”</text:p>
            <text:p text:style-name="P3">T43 : Page - “pg 4/10”</text:p>
            <text:p text:style-name="P3">B172 : Button - “Exit”</text:p>
            <text:p text:style-name="P3">B173: Button - “Back”</text:p>
            <text:p text:style-name="P3">B174 : Button - “Next”</text:p>
            <text:p text:style-name="P3">B175 : Button - “Topics”</text:p>
            <text:p text:style-name="P3">B176 : Button - “Home”</text:p>
            <text:p text:style-name="P3">A42 : Flash animation - “Method Names”</text:p>
            <text:p text:style-name="P3"><draw:rect text:anchor-type="paragraph" draw:z-index="333" draw:style-name="gr3" draw:text-style-name="P11" svg:width="0.9335in" svg:height="0.6469in" svg:x="-5.6425in" svg:y="1.678in"><text:p text:style-name="P9"><text:span text:style-name="T5">B172 Exit</text:span></text:p></draw:rect><draw:rect text:anchor-type="paragraph" draw:z-index="334" draw:style-name="gr3" draw:text-style-name="P11" svg:width="0.8669in" svg:height="0.6469in" svg:x="-3.7591in" svg:y="1.6626in"><text:p text:style-name="P9"><text:span text:style-name="T5">B173 Back</text:span></text:p></draw:rect><draw:rect text:anchor-type="paragraph" draw:z-index="335" draw:style-name="gr3" draw:text-style-name="P11" svg:width="0.8169in" svg:height="0.6469in" svg:x="-2.8925in" svg:y="1.6626in"><text:p text:style-name="P9"><text:span text:style-name="T5">B174 Next</text:span></text:p></draw:rect><draw:rect text:anchor-type="paragraph" draw:z-index="336" draw:style-name="gr3" draw:text-style-name="P11" svg:width="0.9335in" svg:height="0.6469in" svg:x="-0.9673in" svg:y="1.661in"><text:p text:style-name="P9"><text:span text:style-name="T5">B176 Home</text:span></text:p></draw:rect><draw:rect text:anchor-type="paragraph" draw:z-index="337" draw:style-name="gr3" draw:text-style-name="P11" svg:width="0.9335in" svg:height="0.6469in" svg:x="-1.9008in" svg:y="1.661in"><text:p text:style-name="P9"><text:span text:style-name="T5">B175 Topics</text:span></text:p></draw:rect><draw:frame text:anchor-type="paragraph" draw:z-index="338" draw:style-name="gr8" draw:text-style-name="P14" svg:width="1.1169in" svg:height="0.2913in" svg:x="-1.1591in" svg:y="1.4173in"><draw:text-box><text:p><text:span text:style-name="T7">T43 pg 4/10</text:span></text:p></draw:text-box></draw:frame>A43 : Flash animation - Contents</text:p>
          </table:table-cell>
          <table:table-cell table:style-name="Table14.C2" office:value-type="string">
            <text:p text:style-name="P3">B172 : Quit</text:p>
            <text:p text:style-name="P3">B173 : Go to previous scene</text:p>
            <text:p text:style-name="P3">B174 : Play</text:p>
            <text:p text:style-name="P3">B175 : Go to Topic Menu</text:p>
            <text:p text:style-name="P3">B176 : Go to Main Menu</text:p>
            <text:p text:style-name="P3">A42 : Move up</text:p>
            <text:p text:style-name="P3">A43 : Fade in</text:p>
            <text:p text:style-name="P3">S20 : Narration</text:p>
          </table:table-cell>
        </table:table-row>
      </table:table>
      <text:p text:style-name="P7"/>
      <text:p text:style-name="P8">Storyboard No: <text:span text:style-name="T1">Topic 3 P5</text:span></text:p>
      <text:p text:style-name="P5">Title: <text:span text:style-name="T1">Introduction to Java Programming</text:span></text:p>
      <text:p text:style-name="P5"><draw:frame text:anchor-type="paragraph" draw:z-index="344" draw:style-name="gr10" draw:text-style-name="P17" svg:width="4.7795in" svg:height="2.6134in" svg:x="0.4902in" svg:y="1.4409in"><draw:text-box><text:p><text:span text:style-name="T10">A45</text:span></text:p><text:p text:style-name="P19"><text:span text:style-name="T10">Name of the program file should exactly match the class name. </text:span></text:p><text:p text:style-name="P19"><text:span text:style-name="T10"/></text:p><text:p text:style-name="P19"><text:span text:style-name="T10">When saving the file, you should save it using the class name (Remember Java is case sensitive) and append '.java' to the end of the name (if the file name and the class name do not match your program will not compile).</text:span></text:p><text:p text:style-name="P19"><text:span text:style-name="T10"/></text:p><text:p text:style-name="P19"><text:span text:style-name="T10">Example : Assume 'MyFirstJavaProgram' is the class name. Then the file should be saved as 'MyFirstJavaProgram.java'</text:span></text:p></draw:text-box></draw:frame></text:p>
      <table:table table:name="Table15" table:style-name="Table15">
        <table:table-column table:style-name="Table15.A"/>
        <table:table-column table:style-name="Table15.B"/>
        <table:table-column table:style-name="Table15.C"/>
        <table:table-row>
          <table:table-cell table:style-name="Table15.A1" office:value-type="string">
            <text:p text:style-name="P4">Screen</text:p>
          </table:table-cell>
          <table:table-cell table:style-name="Table15.A1" office:value-type="string">
            <text:p text:style-name="P4">Graphics Instruction</text:p>
          </table:table-cell>
          <table:table-cell table:style-name="Table15.C1" office:value-type="string">
            <text:p text:style-name="P4">Scripting</text:p>
          </table:table-cell>
        </table:table-row>
        <table:table-row table:style-name="Table15.2">
          <table:table-cell table:style-name="Table15.A2" office:value-type="string">
            <text:p text:style-name="P3"><draw:frame text:anchor-type="paragraph" draw:z-index="342" draw:style-name="gr2" draw:text-style-name="P10" svg:width="5.1295in" svg:height="0.3398in" svg:x="-0.0134in" svg:y="0.0693in"><draw:text-box><text:p><text:span text:style-name="T4">T44 Topic 3 – Basic Syntax</text:span></text:p></draw:text-box></draw:frame></text:p>
          </table:table-cell>
          <table:table-cell table:style-name="Table15.A2" office:value-type="string">
            <text:p text:style-name="P3">G54 : Background Image – Topics</text:p>
            <text:p text:style-name="P3"><draw:line text:anchor-type="paragraph" draw:z-index="341" draw:style-name="gr4" draw:text-style-name="P9" svg:x1="-5.6591in" svg:y1="0.1323in" svg:x2="-0.0591in" svg:y2="0.1323in"><text:p/></draw:line><draw:frame text:anchor-type="paragraph" draw:z-index="352" draw:style-name="gr7" draw:text-style-name="P13" svg:width="0.3469in" svg:height="0.1925in" svg:x="-0.4839in" svg:y="0.0252in"><draw:text-box><text:p><text:span text:style-name="T5">G55</text:span></text:p></draw:text-box></draw:frame>G55 Line</text:p>
            <text:p text:style-name="P3"><draw:frame text:anchor-type="paragraph" draw:z-index="343" draw:style-name="gr7" draw:text-style-name="P13" svg:width="0.437in" svg:height="0.1925in" svg:x="-5.5874in" svg:y="0.0744in"><draw:text-box><text:p><text:span text:style-name="T5">G54</text:span></text:p></draw:text-box></draw:frame><draw:frame text:anchor-type="paragraph" draw:z-index="351" draw:style-name="gr10" draw:text-style-name="P15" svg:width="3.5894in" svg:height="0.2724in" svg:x="-3.9146in" svg:y="0.3055in"><draw:text-box><text:p><text:span text:style-name="T8">A44 Program File Name</text:span></text:p></draw:text-box></draw:frame>T44 : Title - “Topic 3 – Basic Syntax”</text:p>
            <text:p text:style-name="P3">T45 : Page - “pg 5/10”</text:p>
            <text:p text:style-name="P3">B177 : Button - “Exit”</text:p>
            <text:p text:style-name="P3">B178 : Button - “Back”</text:p>
            <text:p text:style-name="P3">B179 : Button - “Next”</text:p>
            <text:p text:style-name="P3">B180 : Button - “Topics”</text:p>
            <text:p text:style-name="P3">B181 : Button - “Home”</text:p>
            <text:p text:style-name="P3">A44 : Flash animation - “Program File Name”</text:p>
            <text:p text:style-name="P3"><draw:rect text:anchor-type="paragraph" draw:z-index="345" draw:style-name="gr3" draw:text-style-name="P11" svg:width="0.9335in" svg:height="0.6469in" svg:x="-5.6425in" svg:y="1.678in"><text:p text:style-name="P9"><text:span text:style-name="T5">B177 Exit</text:span></text:p></draw:rect><draw:rect text:anchor-type="paragraph" draw:z-index="346" draw:style-name="gr3" draw:text-style-name="P11" svg:width="0.8669in" svg:height="0.6469in" svg:x="-3.7591in" svg:y="1.6626in"><text:p text:style-name="P9"><text:span text:style-name="T5">B178 Back</text:span></text:p></draw:rect><draw:rect text:anchor-type="paragraph" draw:z-index="347" draw:style-name="gr3" draw:text-style-name="P11" svg:width="0.8169in" svg:height="0.6469in" svg:x="-2.8925in" svg:y="1.6626in"><text:p text:style-name="P9"><text:span text:style-name="T5">B179 Next</text:span></text:p></draw:rect><draw:rect text:anchor-type="paragraph" draw:z-index="348" draw:style-name="gr3" draw:text-style-name="P11" svg:width="0.9335in" svg:height="0.6469in" svg:x="-0.9673in" svg:y="1.661in"><text:p text:style-name="P9"><text:span text:style-name="T5">B181 Home</text:span></text:p></draw:rect><draw:rect text:anchor-type="paragraph" draw:z-index="349" draw:style-name="gr3" draw:text-style-name="P11" svg:width="0.9335in" svg:height="0.6469in" svg:x="-1.9008in" svg:y="1.661in"><text:p text:style-name="P9"><text:span text:style-name="T5">B180 Topics</text:span></text:p></draw:rect><draw:frame text:anchor-type="paragraph" draw:z-index="350" draw:style-name="gr8" draw:text-style-name="P14" svg:width="1.1169in" svg:height="0.2913in" svg:x="-1.1591in" svg:y="1.4173in"><draw:text-box><text:p><text:span text:style-name="T7">T45 pg 5/10</text:span></text:p></draw:text-box></draw:frame>A45 : Flash animation - Contents</text:p>
          </table:table-cell>
          <table:table-cell table:style-name="Table15.C2" office:value-type="string">
            <text:p text:style-name="P3">B177 : Quit</text:p>
            <text:p text:style-name="P3">B178 : Go to previous scene</text:p>
            <text:p text:style-name="P3">B179 : Play</text:p>
            <text:p text:style-name="P3">B180 : Go to Topic Menu</text:p>
            <text:p text:style-name="P3">B181 : Go to Main Menu</text:p>
            <text:p text:style-name="P3">A44 : Move up</text:p>
            <text:p text:style-name="P3">A45 : Fade in</text:p>
            <text:p text:style-name="P3">S21 : Narration</text:p>
          </table:table-cell>
        </table:table-row>
      </table:table>
      <text:p text:style-name="P7"/>
      <text:p text:style-name="P8">Storyboard No: <text:span text:style-name="T1">Topic 3 P6</text:span></text:p>
      <text:p text:style-name="P5">Title: <text:span text:style-name="T1">Introduction to Java Programming</text:span></text:p>
      <text:p text:style-name="P5"/>
      <table:table table:name="Table16" table:style-name="Table16">
        <table:table-column table:style-name="Table16.A"/>
        <table:table-column table:style-name="Table16.B"/>
        <table:table-column table:style-name="Table16.C"/>
        <table:table-row>
          <table:table-cell table:style-name="Table16.A1" office:value-type="string">
            <text:p text:style-name="P4">Screen</text:p>
          </table:table-cell>
          <table:table-cell table:style-name="Table16.A1" office:value-type="string">
            <text:p text:style-name="P4">Graphics Instruction</text:p>
          </table:table-cell>
          <table:table-cell table:style-name="Table16.C1" office:value-type="string">
            <text:p text:style-name="P4">Scripting</text:p>
          </table:table-cell>
        </table:table-row>
        <table:table-row table:style-name="Table16.2">
          <table:table-cell table:style-name="Table16.A2" office:value-type="string">
            <text:p text:style-name="P3"><draw:frame text:anchor-type="paragraph" draw:z-index="354" draw:style-name="gr2" draw:text-style-name="P10" svg:width="5.1295in" svg:height="0.3398in" svg:x="-0.0134in" svg:y="0.0693in"><draw:text-box><text:p><text:span text:style-name="T4">T46 Topic 3 – Basic Syntax</text:span></text:p></draw:text-box></draw:frame></text:p>
          </table:table-cell>
          <table:table-cell table:style-name="Table16.A2" office:value-type="string">
            <text:p text:style-name="P3">G56 : Background Image – Topics</text:p>
            <text:p text:style-name="P3"><draw:line text:anchor-type="paragraph" draw:z-index="353" draw:style-name="gr4" draw:text-style-name="P9" svg:x1="-5.6591in" svg:y1="0.1323in" svg:x2="-0.0591in" svg:y2="0.1323in"><text:p/></draw:line><draw:frame text:anchor-type="paragraph" draw:z-index="364" draw:style-name="gr7" draw:text-style-name="P13" svg:width="0.3469in" svg:height="0.1925in" svg:x="-0.4839in" svg:y="0.0252in"><draw:text-box><text:p><text:span text:style-name="T5">G57</text:span></text:p></draw:text-box></draw:frame>G57 Line</text:p>
            <text:p text:style-name="P3"><draw:frame text:anchor-type="paragraph" draw:z-index="355" draw:style-name="gr7" draw:text-style-name="P13" svg:width="0.437in" svg:height="0.1925in" svg:x="-5.5874in" svg:y="0.0744in"><draw:text-box><text:p><text:span text:style-name="T5">G56</text:span></text:p></draw:text-box></draw:frame>T46 : Title - “Topic 3 – Basic Syntax”</text:p>
            <text:p text:style-name="P3">T47 : Page - “pg 6/10”</text:p>
            <text:p text:style-name="P3">B182 : Button - “Exit”</text:p>
            <text:p text:style-name="P3"><draw:frame text:anchor-type="paragraph" draw:z-index="363" draw:style-name="gr10" draw:text-style-name="P15" svg:width="4.0669in" svg:height="0.2724in" svg:x="-4.5673in" svg:y="0.111in"><draw:text-box><text:p><text:span text:style-name="T8">A46 public static void main (String args[])</text:span></text:p></draw:text-box></draw:frame>B183 : Button - “Back”</text:p>
            <text:p text:style-name="P3">B184 : Button - “Next”</text:p>
            <text:p text:style-name="P3">B185 : Button - “Topics”</text:p>
            <text:p text:style-name="P3"><draw:frame text:anchor-type="paragraph" draw:z-index="356" draw:style-name="gr10" draw:text-style-name="P17" svg:width="4.7795in" svg:height="0.7134in" svg:x="-5.2146in" svg:y="0.0917in"><draw:text-box><text:p><text:span text:style-name="T10">A47</text:span></text:p><text:p text:style-name="P19"><text:span text:style-name="T10">Java program processing starts from the main() method which is a mandatory part of every Java program.</text:span></text:p></draw:text-box></draw:frame>B186 : Button - “Home”</text:p>
            <text:p text:style-name="P3">A46 : Flash animation - “public static void main (String args[])”</text:p>
            <text:p text:style-name="P3"><draw:rect text:anchor-type="paragraph" draw:z-index="357" draw:style-name="gr3" draw:text-style-name="P11" svg:width="0.9335in" svg:height="0.6469in" svg:x="-5.6425in" svg:y="1.678in"><text:p text:style-name="P9"><text:span text:style-name="T5">B182 Exit</text:span></text:p></draw:rect><draw:rect text:anchor-type="paragraph" draw:z-index="358" draw:style-name="gr3" draw:text-style-name="P11" svg:width="0.8669in" svg:height="0.6469in" svg:x="-3.7591in" svg:y="1.6626in"><text:p text:style-name="P9"><text:span text:style-name="T5">B183 Back</text:span></text:p></draw:rect><draw:rect text:anchor-type="paragraph" draw:z-index="359" draw:style-name="gr3" draw:text-style-name="P11" svg:width="0.8169in" svg:height="0.6469in" svg:x="-2.8925in" svg:y="1.6626in"><text:p text:style-name="P9"><text:span text:style-name="T5">B184 Next</text:span></text:p></draw:rect><draw:rect text:anchor-type="paragraph" draw:z-index="360" draw:style-name="gr3" draw:text-style-name="P11" svg:width="0.9335in" svg:height="0.6469in" svg:x="-0.9673in" svg:y="1.661in"><text:p text:style-name="P9"><text:span text:style-name="T5">B186 Home</text:span></text:p></draw:rect><draw:rect text:anchor-type="paragraph" draw:z-index="361" draw:style-name="gr3" draw:text-style-name="P11" svg:width="0.9335in" svg:height="0.6469in" svg:x="-1.9008in" svg:y="1.661in"><text:p text:style-name="P9"><text:span text:style-name="T5">B185 Topics</text:span></text:p></draw:rect><draw:frame text:anchor-type="paragraph" draw:z-index="362" draw:style-name="gr8" draw:text-style-name="P14" svg:width="1.1169in" svg:height="0.2913in" svg:x="-1.1591in" svg:y="1.4173in"><draw:text-box><text:p><text:span text:style-name="T7">T47 pg 6/10</text:span></text:p></draw:text-box></draw:frame>A47 : Flash animation - Contents</text:p>
          </table:table-cell>
          <table:table-cell table:style-name="Table16.C2" office:value-type="string">
            <text:p text:style-name="P3">B182 : Quit</text:p>
            <text:p text:style-name="P3">B183 : Go to previous scene</text:p>
            <text:p text:style-name="P3">B184 : Play</text:p>
            <text:p text:style-name="P3">B185 : Go to Topic Menu</text:p>
            <text:p text:style-name="P3">B186 : Go to Main Menu</text:p>
            <text:p text:style-name="P3">A46 : Move up</text:p>
            <text:p text:style-name="P3">A47 : Fade in</text:p>
            <text:p text:style-name="P3">S22 : Narration</text:p>
          </table:table-cell>
        </table:table-row>
      </table:table>
      <text:p text:style-name="P7"/>
      <text:p text:style-name="P8">Storyboard No: <text:span text:style-name="T1">Topic 3 P7</text:span></text:p>
      <text:p text:style-name="P5">Title: <text:span text:style-name="T1">Introduction to Java Programming</text:span></text:p>
      <text:p text:style-name="P5"/>
      <table:table table:name="Table30" table:style-name="Table30">
        <table:table-column table:style-name="Table30.A"/>
        <table:table-column table:style-name="Table30.B"/>
        <table:table-column table:style-name="Table30.C"/>
        <table:table-row>
          <table:table-cell table:style-name="Table30.A1" office:value-type="string">
            <text:p text:style-name="P4">Screen</text:p>
          </table:table-cell>
          <table:table-cell table:style-name="Table30.A1" office:value-type="string">
            <text:p text:style-name="P4">Graphics Instruction</text:p>
          </table:table-cell>
          <table:table-cell table:style-name="Table30.C1" office:value-type="string">
            <text:p text:style-name="P4">Scripting</text:p>
          </table:table-cell>
        </table:table-row>
        <table:table-row table:style-name="Table30.2">
          <table:table-cell table:style-name="Table30.A2" office:value-type="string">
            <text:p text:style-name="P3"><draw:frame text:anchor-type="paragraph" draw:z-index="366" draw:style-name="gr2" draw:text-style-name="P10" svg:width="5.1295in" svg:height="0.3398in" svg:x="-0.0134in" svg:y="0.0693in"><draw:text-box><text:p><text:span text:style-name="T4">T48 Topic 3 – Basic Syntax</text:span></text:p></draw:text-box></draw:frame></text:p>
          </table:table-cell>
          <table:table-cell table:style-name="Table30.A2" office:value-type="string">
            <text:p text:style-name="P3">G58 : Background Image – Topics</text:p>
            <text:p text:style-name="P3"><draw:line text:anchor-type="paragraph" draw:z-index="365" draw:style-name="gr4" draw:text-style-name="P9" svg:x1="-5.6591in" svg:y1="0.1323in" svg:x2="-0.0591in" svg:y2="0.1323in"><text:p/></draw:line><draw:frame text:anchor-type="paragraph" draw:z-index="376" draw:style-name="gr7" draw:text-style-name="P13" svg:width="0.3469in" svg:height="0.1925in" svg:x="-0.4839in" svg:y="0.0252in"><draw:text-box><text:p><text:span text:style-name="T5">G59</text:span></text:p></draw:text-box></draw:frame>G59 Line</text:p>
            <text:p text:style-name="P3"><draw:frame text:anchor-type="paragraph" draw:z-index="367" draw:style-name="gr7" draw:text-style-name="P13" svg:width="0.437in" svg:height="0.1925in" svg:x="-5.5874in" svg:y="0.0744in"><draw:text-box><text:p><text:span text:style-name="T5">G58</text:span></text:p></draw:text-box></draw:frame>T48 : Title - “Topic 3 – Basic Syntax”</text:p>
            <text:p text:style-name="P3">T49 : Page - “pg 7/10”</text:p>
            <text:p text:style-name="P3">B187 : Button - “Exit”</text:p>
            <text:p text:style-name="P3"><draw:frame text:anchor-type="paragraph" draw:z-index="375" draw:style-name="gr10" draw:text-style-name="P15" svg:width="3.5894in" svg:height="0.2724in" svg:x="-3.7398in" svg:y="0.0028in"><draw:text-box><text:p><text:span text:style-name="T8">A48 Comments</text:span></text:p></draw:text-box></draw:frame>B188 : Button - “Back”</text:p>
            <text:p text:style-name="P3">B189 : Button - “Next”</text:p>
            <text:p text:style-name="P3"><draw:frame text:anchor-type="paragraph" draw:z-index="368" draw:style-name="gr10" draw:text-style-name="P17" svg:width="4.7795in" svg:height="0.9512in" svg:x="-5.1811in" svg:y="0.1008in"><draw:text-box><text:p><text:span text:style-name="T10">A49</text:span></text:p><text:p text:style-name="P19"><text:span text:style-name="T10">Java supports single-line and multi-line comments very similar to C and C++. All characters available inside any comment are ignored by Java compiler.</text:span></text:p></draw:text-box></draw:frame>B190 : Button - “Topics”</text:p>
            <text:p text:style-name="P3">B191 : Button - “Home”</text:p>
            <text:p text:style-name="P3">A48 : Flash animation - “Comments”</text:p>
            <text:p text:style-name="P3"><draw:rect text:anchor-type="paragraph" draw:z-index="369" draw:style-name="gr3" draw:text-style-name="P11" svg:width="0.9335in" svg:height="0.6469in" svg:x="-5.6425in" svg:y="1.678in"><text:p text:style-name="P9"><text:span text:style-name="T5">B187 Exit</text:span></text:p></draw:rect><draw:rect text:anchor-type="paragraph" draw:z-index="370" draw:style-name="gr3" draw:text-style-name="P11" svg:width="0.8669in" svg:height="0.6469in" svg:x="-3.7591in" svg:y="1.6626in"><text:p text:style-name="P9"><text:span text:style-name="T5">B188 Back</text:span></text:p></draw:rect><draw:rect text:anchor-type="paragraph" draw:z-index="371" draw:style-name="gr3" draw:text-style-name="P11" svg:width="0.8169in" svg:height="0.6469in" svg:x="-2.8925in" svg:y="1.6626in"><text:p text:style-name="P9"><text:span text:style-name="T5">B189 Next</text:span></text:p></draw:rect><draw:rect text:anchor-type="paragraph" draw:z-index="372" draw:style-name="gr3" draw:text-style-name="P11" svg:width="0.9335in" svg:height="0.6469in" svg:x="-0.9673in" svg:y="1.661in"><text:p text:style-name="P9"><text:span text:style-name="T5">B191 Home</text:span></text:p></draw:rect><draw:rect text:anchor-type="paragraph" draw:z-index="373" draw:style-name="gr3" draw:text-style-name="P11" svg:width="0.9335in" svg:height="0.6469in" svg:x="-1.9008in" svg:y="1.661in"><text:p text:style-name="P9"><text:span text:style-name="T5">B190 Topics</text:span></text:p></draw:rect><draw:frame text:anchor-type="paragraph" draw:z-index="374" draw:style-name="gr8" draw:text-style-name="P14" svg:width="1.1169in" svg:height="0.2913in" svg:x="-1.1591in" svg:y="1.4173in"><draw:text-box><text:p><text:span text:style-name="T7">T49 pg 7/10</text:span></text:p></draw:text-box></draw:frame>A49 : Flash animation - Contents</text:p>
          </table:table-cell>
          <table:table-cell table:style-name="Table30.C2" office:value-type="string">
            <text:p text:style-name="P3">B187 : Quit</text:p>
            <text:p text:style-name="P3">B188 : Go to previous scene</text:p>
            <text:p text:style-name="P3">B189 : Play</text:p>
            <text:p text:style-name="P3">B190 : Go to Topic Menu</text:p>
            <text:p text:style-name="P3">B191 : Go to Main Menu</text:p>
            <text:p text:style-name="P3">A48 : Move up</text:p>
            <text:p text:style-name="P3">A49 : Fade in</text:p>
            <text:p text:style-name="P3">S23 : Narration</text:p>
          </table:table-cell>
        </table:table-row>
      </table:table>
      <text:p text:style-name="P7"/>
      <text:p text:style-name="P8">Storyboard No: <text:span text:style-name="T1">Topic 3 P8</text:span></text:p>
      <text:p text:style-name="P5">Title: <text:span text:style-name="T1">Introduction to Java Programming</text:span></text:p>
      <text:p text:style-name="P5"/>
      <table:table table:name="Table31" table:style-name="Table31">
        <table:table-column table:style-name="Table31.A"/>
        <table:table-column table:style-name="Table31.B"/>
        <table:table-column table:style-name="Table31.C"/>
        <table:table-row>
          <table:table-cell table:style-name="Table31.A1" office:value-type="string">
            <text:p text:style-name="P4">Screen</text:p>
          </table:table-cell>
          <table:table-cell table:style-name="Table31.A1" office:value-type="string">
            <text:p text:style-name="P4">Graphics Instruction</text:p>
          </table:table-cell>
          <table:table-cell table:style-name="Table31.C1" office:value-type="string">
            <text:p text:style-name="P4">Scripting</text:p>
          </table:table-cell>
        </table:table-row>
        <table:table-row table:style-name="Table31.2">
          <table:table-cell table:style-name="Table31.A2" office:value-type="string">
            <text:p text:style-name="P3"><draw:frame text:anchor-type="paragraph" draw:z-index="378" draw:style-name="gr2" draw:text-style-name="P10" svg:width="5.1295in" svg:height="0.3398in" svg:x="-0.0134in" svg:y="0.0693in"><draw:text-box><text:p><text:span text:style-name="T4">T50 Topic 3 – Basic Syntax</text:span></text:p></draw:text-box></draw:frame></text:p>
          </table:table-cell>
          <table:table-cell table:style-name="Table31.A2" office:value-type="string">
            <text:p text:style-name="P3">G60 : Background Image – Topics</text:p>
            <text:p text:style-name="P3"><draw:line text:anchor-type="paragraph" draw:z-index="377" draw:style-name="gr4" draw:text-style-name="P9" svg:x1="-5.6591in" svg:y1="0.1323in" svg:x2="-0.0591in" svg:y2="0.1323in"><text:p/></draw:line><draw:frame text:anchor-type="paragraph" draw:z-index="388" draw:style-name="gr7" draw:text-style-name="P13" svg:width="0.3469in" svg:height="0.1925in" svg:x="-0.4839in" svg:y="0.0252in"><draw:text-box><text:p><text:span text:style-name="T5">G61</text:span></text:p></draw:text-box></draw:frame>G61 Line</text:p>
            <text:p text:style-name="P3"><draw:frame text:anchor-type="paragraph" draw:z-index="379" draw:style-name="gr7" draw:text-style-name="P13" svg:width="0.437in" svg:height="0.1925in" svg:x="-5.5874in" svg:y="0.0744in"><draw:text-box><text:p><text:span text:style-name="T5">G60</text:span></text:p></draw:text-box></draw:frame>T50 : Title - “Topic 3 – Basic Syntax”</text:p>
            <text:p text:style-name="P3">T51 : Page - “pg 8/10”</text:p>
            <text:p text:style-name="P3">B192 : Button - “Exit”</text:p>
            <text:p text:style-name="P3"><draw:frame text:anchor-type="paragraph" draw:z-index="387" draw:style-name="gr10" draw:text-style-name="P15" svg:width="3.5894in" svg:height="0.2724in" svg:x="-3.7398in" svg:y="0.0028in"><draw:text-box><text:p><text:span text:style-name="T8">A50 Blank Lines</text:span></text:p></draw:text-box></draw:frame>B193 : Button - “Back”</text:p>
            <text:p text:style-name="P3">B194 : Button - “Next”</text:p>
            <text:p text:style-name="P3"><draw:frame text:anchor-type="paragraph" draw:z-index="380" draw:style-name="gr10" draw:text-style-name="P17" svg:width="4.7795in" svg:height="0.7134in" svg:x="-5.1811in" svg:y="0.1008in"><draw:text-box><text:p><text:span text:style-name="T10">A51</text:span></text:p><text:p text:style-name="P19"><text:span text:style-name="T10">A line containing only whitespace, possibly with a comment, is known as a blank line, and Java totally ignores it.</text:span></text:p></draw:text-box></draw:frame>B195 : Button - “Topics”</text:p>
            <text:p text:style-name="P3">B196 : Button - “Home”</text:p>
            <text:p text:style-name="P3">A50 : Flash animation - “Blank Lines”</text:p>
            <text:p text:style-name="P3"><draw:rect text:anchor-type="paragraph" draw:z-index="381" draw:style-name="gr3" draw:text-style-name="P11" svg:width="0.9335in" svg:height="0.6469in" svg:x="-5.6425in" svg:y="1.678in"><text:p text:style-name="P9"><text:span text:style-name="T5">B192 Exit</text:span></text:p></draw:rect><draw:rect text:anchor-type="paragraph" draw:z-index="382" draw:style-name="gr3" draw:text-style-name="P11" svg:width="0.8669in" svg:height="0.6469in" svg:x="-3.7591in" svg:y="1.6626in"><text:p text:style-name="P9"><text:span text:style-name="T5">B193 Back</text:span></text:p></draw:rect><draw:rect text:anchor-type="paragraph" draw:z-index="383" draw:style-name="gr3" draw:text-style-name="P11" svg:width="0.8169in" svg:height="0.6469in" svg:x="-2.8925in" svg:y="1.6626in"><text:p text:style-name="P9"><text:span text:style-name="T5">B194 Next</text:span></text:p></draw:rect><draw:rect text:anchor-type="paragraph" draw:z-index="384" draw:style-name="gr3" draw:text-style-name="P11" svg:width="0.9335in" svg:height="0.6469in" svg:x="-0.9673in" svg:y="1.661in"><text:p text:style-name="P9"><text:span text:style-name="T5">B196 Home</text:span></text:p></draw:rect><draw:rect text:anchor-type="paragraph" draw:z-index="385" draw:style-name="gr3" draw:text-style-name="P11" svg:width="0.9335in" svg:height="0.6469in" svg:x="-1.9008in" svg:y="1.661in"><text:p text:style-name="P9"><text:span text:style-name="T5">B195 Topics</text:span></text:p></draw:rect><draw:frame text:anchor-type="paragraph" draw:z-index="386" draw:style-name="gr8" draw:text-style-name="P14" svg:width="1.1169in" svg:height="0.2913in" svg:x="-1.1591in" svg:y="1.4173in"><draw:text-box><text:p><text:span text:style-name="T7">T51 pg 8/10</text:span></text:p></draw:text-box></draw:frame>A51 : Flash animation - Contents</text:p>
          </table:table-cell>
          <table:table-cell table:style-name="Table31.C2" office:value-type="string">
            <text:p text:style-name="P3">B192 : Quit</text:p>
            <text:p text:style-name="P3">B193 : Go to previous scene</text:p>
            <text:p text:style-name="P3">B194 : Play</text:p>
            <text:p text:style-name="P3">B195 : Go to Topic Menu</text:p>
            <text:p text:style-name="P3">B196 : Go to Main Menu</text:p>
            <text:p text:style-name="P3">A50 : Move up</text:p>
            <text:p text:style-name="P3">A51 : Fade in</text:p>
            <text:p text:style-name="P3">S24 : Narration</text:p>
          </table:table-cell>
        </table:table-row>
      </table:table>
      <text:p text:style-name="P7"/>
      <text:p text:style-name="P8">Storyboard No: <text:span text:style-name="T1">Topic 3 P9</text:span></text:p>
      <text:p text:style-name="P5">Title: <text:span text:style-name="T1">Introduction to Java Programming</text:span></text:p>
      <text:p text:style-name="P5"><draw:frame text:anchor-type="paragraph" draw:z-index="392" draw:style-name="gr10" draw:text-style-name="P17" svg:width="4.7795in" svg:height="2.1386in" svg:x="0.4902in" svg:y="1.7827in"><draw:text-box><text:p><text:span text:style-name="T10">A53</text:span></text:p><text:p text:style-name="P19"><text:span text:style-name="T10">All Java components require names. Names used for classes, variables and methods are called identifiers.</text:span></text:p><text:p text:style-name="P19"><text:span text:style-name="T10"/></text:p><text:p text:style-name="P19"><text:span text:style-name="T10">All identifiers should begin with a letter (A to Z or a to z), currency character ($) or an underscore (_).</text:span></text:p><text:p text:style-name="P19"><text:span text:style-name="T10"/></text:p><text:p text:style-name="P19"><text:span text:style-name="T10">After the first character identifiers can have any combination of characters.</text:span></text:p></draw:text-box></draw:frame><draw:frame text:anchor-type="paragraph" draw:z-index="399" draw:style-name="gr10" draw:text-style-name="P15" svg:width="3.5894in" svg:height="0.2724in" svg:x="1.9902in" svg:y="1.5102in"><draw:text-box><text:p><text:span text:style-name="T8">A52 Identifiers</text:span></text:p></draw:text-box></draw:frame></text:p>
      <table:table table:name="Table32" table:style-name="Table32">
        <table:table-column table:style-name="Table32.A"/>
        <table:table-column table:style-name="Table32.B"/>
        <table:table-column table:style-name="Table32.C"/>
        <table:table-row>
          <table:table-cell table:style-name="Table32.A1" office:value-type="string">
            <text:p text:style-name="P4">Screen</text:p>
          </table:table-cell>
          <table:table-cell table:style-name="Table32.A1" office:value-type="string">
            <text:p text:style-name="P4">Graphics Instruction</text:p>
          </table:table-cell>
          <table:table-cell table:style-name="Table32.C1" office:value-type="string">
            <text:p text:style-name="P4">Scripting</text:p>
          </table:table-cell>
        </table:table-row>
        <table:table-row table:style-name="Table32.2">
          <table:table-cell table:style-name="Table32.A2" office:value-type="string">
            <text:p text:style-name="P3"><draw:frame text:anchor-type="paragraph" draw:z-index="390" draw:style-name="gr2" draw:text-style-name="P10" svg:width="5.1295in" svg:height="0.3398in" svg:x="-0.0134in" svg:y="0.0693in"><draw:text-box><text:p><text:span text:style-name="T4">T52 Topic 3 – Basic Syntax</text:span></text:p></draw:text-box></draw:frame></text:p>
          </table:table-cell>
          <table:table-cell table:style-name="Table32.A2" office:value-type="string">
            <text:p text:style-name="P3">G62 : Background Image – Topics</text:p>
            <text:p text:style-name="P3"><draw:line text:anchor-type="paragraph" draw:z-index="389" draw:style-name="gr4" draw:text-style-name="P9" svg:x1="-5.6591in" svg:y1="0.1323in" svg:x2="-0.0591in" svg:y2="0.1323in"><text:p/></draw:line><draw:frame text:anchor-type="paragraph" draw:z-index="400" draw:style-name="gr7" draw:text-style-name="P13" svg:width="0.3469in" svg:height="0.1925in" svg:x="-0.4839in" svg:y="0.0252in"><draw:text-box><text:p><text:span text:style-name="T5">G63</text:span></text:p></draw:text-box></draw:frame>G63 Line</text:p>
            <text:p text:style-name="P3"><draw:frame text:anchor-type="paragraph" draw:z-index="391" draw:style-name="gr7" draw:text-style-name="P13" svg:width="0.437in" svg:height="0.1925in" svg:x="-5.5874in" svg:y="0.0744in"><draw:text-box><text:p><text:span text:style-name="T5">G62</text:span></text:p></draw:text-box></draw:frame>T52 : Title - “Topic 3 – Basic Syntax”</text:p>
            <text:p text:style-name="P3">T53 : Page - “pg 9/10”</text:p>
            <text:p text:style-name="P3">B197 : Button - “Exit”</text:p>
            <text:p text:style-name="P3">B198 : Button - “Back”</text:p>
            <text:p text:style-name="P3">B199 : Button - “Next”</text:p>
            <text:p text:style-name="P3">B200 : Button - “Topics”</text:p>
            <text:p text:style-name="P3">B201 : Button - “Home”</text:p>
            <text:p text:style-name="P3">A52 : Flash animation - “Identifiers”</text:p>
            <text:p text:style-name="P3"><draw:rect text:anchor-type="paragraph" draw:z-index="393" draw:style-name="gr3" draw:text-style-name="P11" svg:width="0.9335in" svg:height="0.6469in" svg:x="-5.6425in" svg:y="1.678in"><text:p text:style-name="P9"><text:span text:style-name="T5">B197 Exit</text:span></text:p></draw:rect><draw:rect text:anchor-type="paragraph" draw:z-index="394" draw:style-name="gr3" draw:text-style-name="P11" svg:width="0.8669in" svg:height="0.6469in" svg:x="-3.7591in" svg:y="1.6626in"><text:p text:style-name="P9"><text:span text:style-name="T5">B198 Back</text:span></text:p></draw:rect><draw:rect text:anchor-type="paragraph" draw:z-index="395" draw:style-name="gr3" draw:text-style-name="P11" svg:width="0.8169in" svg:height="0.6469in" svg:x="-2.8925in" svg:y="1.6626in"><text:p text:style-name="P9"><text:span text:style-name="T5">B199 Next</text:span></text:p></draw:rect><draw:rect text:anchor-type="paragraph" draw:z-index="396" draw:style-name="gr3" draw:text-style-name="P11" svg:width="0.9335in" svg:height="0.6469in" svg:x="-0.9673in" svg:y="1.661in"><text:p text:style-name="P9"><text:span text:style-name="T5">B201 Home</text:span></text:p></draw:rect><draw:rect text:anchor-type="paragraph" draw:z-index="397" draw:style-name="gr3" draw:text-style-name="P11" svg:width="0.9335in" svg:height="0.6469in" svg:x="-1.9008in" svg:y="1.661in"><text:p text:style-name="P9"><text:span text:style-name="T5">B200 Topics</text:span></text:p></draw:rect><draw:frame text:anchor-type="paragraph" draw:z-index="398" draw:style-name="gr8" draw:text-style-name="P14" svg:width="1.1169in" svg:height="0.2913in" svg:x="-1.1591in" svg:y="1.4173in"><draw:text-box><text:p><text:span text:style-name="T7">T53 pg 9/10</text:span></text:p></draw:text-box></draw:frame>A53 : Flash animation - Contents</text:p>
          </table:table-cell>
          <table:table-cell table:style-name="Table32.C2" office:value-type="string">
            <text:p text:style-name="P3">B197 : Quit</text:p>
            <text:p text:style-name="P3">B198 : Go to previous scene</text:p>
            <text:p text:style-name="P3">B199 : Play</text:p>
            <text:p text:style-name="P3">B200 : Go to Topic Menu</text:p>
            <text:p text:style-name="P3">B201 : Go to Main Menu</text:p>
            <text:p text:style-name="P3">A52 : Move up</text:p>
            <text:p text:style-name="P3">A53 : Fade in</text:p>
            <text:p text:style-name="P3">S25 : Narration</text:p>
          </table:table-cell>
        </table:table-row>
      </table:table>
      <text:p text:style-name="P7"/>
      <text:p text:style-name="P8">Storyboard No: <text:span text:style-name="T1">Topic 3 P10</text:span></text:p>
      <text:p text:style-name="P5">Title: <text:span text:style-name="T1">Introduction to Java Programming</text:span></text:p>
      <text:p text:style-name="P5"><draw:frame text:anchor-type="paragraph" draw:z-index="404" draw:style-name="gr10" draw:text-style-name="P17" svg:width="4.7795in" svg:height="1.9012in" svg:x="0.4902in" svg:y="1.7827in"><draw:text-box><text:p><text:span text:style-name="T10">A55</text:span></text:p><text:p text:style-name="P19"><text:span text:style-name="T10">A key word cannot be used as an identifier.</text:span></text:p><text:p text:style-name="P19"><text:span text:style-name="T10"/></text:p><text:p text:style-name="P19"><text:span text:style-name="T10">Most importantly identifiers are case sensitive.</text:span></text:p><text:p text:style-name="P19"><text:span text:style-name="T10"/></text:p><text:p text:style-name="P19"><text:span text:style-name="T10">Examples of legal identifiers: age, $salary, _value, __1_value</text:span></text:p><text:p text:style-name="P19"><text:span text:style-name="T10"/></text:p><text:p text:style-name="P19"><text:span text:style-name="T10">Examples of illegal identifiers: 123abc, -salary</text:span></text:p></draw:text-box></draw:frame><draw:frame text:anchor-type="paragraph" draw:z-index="411" draw:style-name="gr10" draw:text-style-name="P15" svg:width="3.5894in" svg:height="0.2724in" svg:x="1.9902in" svg:y="1.5102in"><draw:text-box><text:p><text:span text:style-name="T8">A54 Identifiers</text:span></text:p></draw:text-box></draw:frame></text:p>
      <table:table table:name="Table33" table:style-name="Table33">
        <table:table-column table:style-name="Table33.A"/>
        <table:table-column table:style-name="Table33.B"/>
        <table:table-column table:style-name="Table33.C"/>
        <table:table-row>
          <table:table-cell table:style-name="Table33.A1" office:value-type="string">
            <text:p text:style-name="P4">Screen</text:p>
          </table:table-cell>
          <table:table-cell table:style-name="Table33.A1" office:value-type="string">
            <text:p text:style-name="P4">Graphics Instruction</text:p>
          </table:table-cell>
          <table:table-cell table:style-name="Table33.C1" office:value-type="string">
            <text:p text:style-name="P4">Scripting</text:p>
          </table:table-cell>
        </table:table-row>
        <table:table-row table:style-name="Table33.2">
          <table:table-cell table:style-name="Table33.A2" office:value-type="string">
            <text:p text:style-name="P3"><draw:frame text:anchor-type="paragraph" draw:z-index="402" draw:style-name="gr2" draw:text-style-name="P10" svg:width="5.1295in" svg:height="0.3398in" svg:x="-0.0134in" svg:y="0.0693in"><draw:text-box><text:p><text:span text:style-name="T4">T54 Topic 3 – Basic Syntax</text:span></text:p></draw:text-box></draw:frame></text:p>
          </table:table-cell>
          <table:table-cell table:style-name="Table33.A2" office:value-type="string">
            <text:p text:style-name="P3">G64 : Background Image – Topics</text:p>
            <text:p text:style-name="P3"><draw:line text:anchor-type="paragraph" draw:z-index="401" draw:style-name="gr4" draw:text-style-name="P9" svg:x1="-5.6591in" svg:y1="0.1323in" svg:x2="-0.0591in" svg:y2="0.1323in"><text:p/></draw:line><draw:frame text:anchor-type="paragraph" draw:z-index="412" draw:style-name="gr7" draw:text-style-name="P13" svg:width="0.3469in" svg:height="0.1925in" svg:x="-0.4839in" svg:y="0.0252in"><draw:text-box><text:p><text:span text:style-name="T5">G65</text:span></text:p></draw:text-box></draw:frame>G65 Line</text:p>
            <text:p text:style-name="P3"><draw:frame text:anchor-type="paragraph" draw:z-index="403" draw:style-name="gr7" draw:text-style-name="P13" svg:width="0.437in" svg:height="0.1925in" svg:x="-5.5874in" svg:y="0.0744in"><draw:text-box><text:p><text:span text:style-name="T5">G64</text:span></text:p></draw:text-box></draw:frame>T54 : Title - “Topic 3 – Basic Syntax”</text:p>
            <text:p text:style-name="P3">T55 : Page - “pg 10/10”</text:p>
            <text:p text:style-name="P3">B202 : Button - “Exit”</text:p>
            <text:p text:style-name="P3">B203 : Button - “Back”</text:p>
            <text:p text:style-name="P3">B204 : Button - “Next”</text:p>
            <text:p text:style-name="P3">B205 : Button - “Topics”</text:p>
            <text:p text:style-name="P3">B206 : Button - “Home”</text:p>
            <text:p text:style-name="P3">A54 : Flash animation - “Identifiers”</text:p>
            <text:p text:style-name="P3"><draw:rect text:anchor-type="paragraph" draw:z-index="405" draw:style-name="gr3" draw:text-style-name="P11" svg:width="0.9335in" svg:height="0.6469in" svg:x="-5.6425in" svg:y="1.678in"><text:p text:style-name="P9"><text:span text:style-name="T5">B202 Exit</text:span></text:p></draw:rect><draw:rect text:anchor-type="paragraph" draw:z-index="406" draw:style-name="gr3" draw:text-style-name="P11" svg:width="0.8669in" svg:height="0.6469in" svg:x="-3.7591in" svg:y="1.6626in"><text:p text:style-name="P9"><text:span text:style-name="T5">B203 Back</text:span></text:p></draw:rect><draw:rect text:anchor-type="paragraph" draw:z-index="407" draw:style-name="gr3" draw:text-style-name="P11" svg:width="0.8169in" svg:height="0.6469in" svg:x="-2.8925in" svg:y="1.6626in"><text:p text:style-name="P9"><text:span text:style-name="T5">B204 Next</text:span></text:p></draw:rect><draw:rect text:anchor-type="paragraph" draw:z-index="408" draw:style-name="gr3" draw:text-style-name="P11" svg:width="0.9335in" svg:height="0.6469in" svg:x="-0.9673in" svg:y="1.661in"><text:p text:style-name="P9"><text:span text:style-name="T5">B206 Home</text:span></text:p></draw:rect><draw:rect text:anchor-type="paragraph" draw:z-index="409" draw:style-name="gr3" draw:text-style-name="P11" svg:width="0.9335in" svg:height="0.6469in" svg:x="-1.9008in" svg:y="1.661in"><text:p text:style-name="P9"><text:span text:style-name="T5">B205 Topics</text:span></text:p></draw:rect><draw:frame text:anchor-type="paragraph" draw:z-index="410" draw:style-name="gr8" draw:text-style-name="P14" svg:width="1.1169in" svg:height="0.2913in" svg:x="-1.1591in" svg:y="1.4173in"><draw:text-box><text:p><text:span text:style-name="T7">T55 pg 10/10</text:span></text:p></draw:text-box></draw:frame>A55 : Flash animation - Contents</text:p>
          </table:table-cell>
          <table:table-cell table:style-name="Table33.C2" office:value-type="string">
            <text:p text:style-name="P3">B202 : Quit</text:p>
            <text:p text:style-name="P3">B203 : Go to previous scene</text:p>
            <text:p text:style-name="P3">B204 : Play</text:p>
            <text:p text:style-name="P3">B205 : Go to Topic Menu</text:p>
            <text:p text:style-name="P3">B206 : Go to Main Menu</text:p>
            <text:p text:style-name="P3">A54 : Move up</text:p>
            <text:p text:style-name="P3">A55 : Fade in</text:p>
            <text:p text:style-name="P3">S26 : Narration</text:p>
          </table:table-cell>
        </table:table-row>
      </table:table>
      <text:p text:style-name="P7"/>
      <text:p text:style-name="P8">Storyboard No: <text:span text:style-name="T1">Topic 4 P1</text:span></text:p>
      <text:p text:style-name="P5">Title: <text:span text:style-name="T1">Introduction to Java Programming</text:span></text:p>
      <text:p text:style-name="P5"/>
      <table:table table:name="Table34" table:style-name="Table34">
        <table:table-column table:style-name="Table34.A"/>
        <table:table-column table:style-name="Table34.B"/>
        <table:table-column table:style-name="Table34.C"/>
        <table:table-row>
          <table:table-cell table:style-name="Table34.A1" office:value-type="string">
            <text:p text:style-name="P4">Screen</text:p>
          </table:table-cell>
          <table:table-cell table:style-name="Table34.A1" office:value-type="string">
            <text:p text:style-name="P4">Graphics Instruction</text:p>
          </table:table-cell>
          <table:table-cell table:style-name="Table34.C1" office:value-type="string">
            <text:p text:style-name="P4">Scripting</text:p>
          </table:table-cell>
        </table:table-row>
        <table:table-row table:style-name="Table34.2">
          <table:table-cell table:style-name="Table34.A2" office:value-type="string">
            <text:p text:style-name="P3"><draw:frame text:anchor-type="paragraph" draw:z-index="414" draw:style-name="gr2" draw:text-style-name="P10" svg:width="5.1295in" svg:height="0.3398in" svg:x="-0.0134in" svg:y="0.0693in"><draw:text-box><text:p><text:span text:style-name="T4">T56 Topic 4 – Basic Datatypes</text:span></text:p></draw:text-box></draw:frame></text:p>
          </table:table-cell>
          <table:table-cell table:style-name="Table34.A2" office:value-type="string">
            <text:p text:style-name="P3">G66 : Background Image – Topics</text:p>
            <text:p text:style-name="P3"><draw:line text:anchor-type="paragraph" draw:z-index="413" draw:style-name="gr4" draw:text-style-name="P9" svg:x1="-5.6591in" svg:y1="0.1323in" svg:x2="-0.0591in" svg:y2="0.1323in"><text:p/></draw:line><draw:frame text:anchor-type="paragraph" draw:z-index="424" draw:style-name="gr7" draw:text-style-name="P13" svg:width="0.3469in" svg:height="0.1925in" svg:x="-0.4839in" svg:y="0.0252in"><draw:text-box><text:p><text:span text:style-name="T5">G67</text:span></text:p></draw:text-box></draw:frame><draw:frame text:anchor-type="paragraph" draw:z-index="423" draw:style-name="gr10" draw:text-style-name="P15" svg:width="3.0823in" svg:height="0.2724in" svg:x="-3.2992in" svg:y="0.1327in"><draw:text-box><text:p><text:span text:style-name="T8">A56 byte</text:span></text:p></draw:text-box></draw:frame>G67 Line</text:p>
            <text:p text:style-name="P3"><draw:frame text:anchor-type="paragraph" draw:z-index="415" draw:style-name="gr7" draw:text-style-name="P13" svg:width="0.437in" svg:height="0.1925in" svg:x="-5.5874in" svg:y="0.0744in"><draw:text-box><text:p><text:span text:style-name="T5">G66</text:span></text:p></draw:text-box></draw:frame><draw:frame text:anchor-type="paragraph" draw:z-index="416" draw:style-name="gr10" draw:text-style-name="P17" svg:width="4.7795in" svg:height="3.326in" svg:x="-5.1811in" svg:y="0.1118in"><draw:text-box><text:p><text:span text:style-name="T10">A57</text:span></text:p><text:p text:style-name="P19"><text:span text:style-name="T10">Byte data type is an 8-bit signed two's complement integer.</text:span></text:p><text:p text:style-name="P19"><text:span text:style-name="T10"/></text:p><text:p text:style-name="P19"><text:span text:style-name="T10">Minimum value is -128 (-2^7)</text:span></text:p><text:p text:style-name="P19"><text:span text:style-name="T10"/></text:p><text:p text:style-name="P19"><text:span text:style-name="T10">Maximum value is 127 (inclusive)(2^7 -1)</text:span></text:p><text:p text:style-name="P19"><text:span text:style-name="T10"/></text:p><text:p text:style-name="P19"><text:span text:style-name="T10">Default value is 0</text:span></text:p><text:p text:style-name="P19"><text:span text:style-name="T10"/></text:p><text:p text:style-name="P19"><text:span text:style-name="T10">Byte data type is used to save space in large arrays, mainly in place of integers, since a byte is four times smaller than an int.</text:span></text:p><text:p text:style-name="P19"><text:span text:style-name="T10"/></text:p><text:p text:style-name="P19"><text:span text:style-name="T10">Example: byte a = 100 , byte b = -50</text:span></text:p></draw:text-box></draw:frame>T56 : Title - “Topic 4 – Basic Datatypes”</text:p>
            <text:p text:style-name="P3">T57 : Page - “pg 10/10”</text:p>
            <text:p text:style-name="P3">B207 : Button - “Exit”</text:p>
            <text:p text:style-name="P3">B208 : Button - “Back”</text:p>
            <text:p text:style-name="P3">B209 : Button - “Next”</text:p>
            <text:p text:style-name="P3">B210 : Button - “Topics”</text:p>
            <text:p text:style-name="P3">B211 : Button - “Home”</text:p>
            <text:p text:style-name="P3">A56 : Flash animation - “byte”</text:p>
            <text:p text:style-name="P3"><draw:rect text:anchor-type="paragraph" draw:z-index="417" draw:style-name="gr3" draw:text-style-name="P11" svg:width="0.9335in" svg:height="0.6469in" svg:x="-5.6508in" svg:y="1.8728in"><text:p text:style-name="P9"><text:span text:style-name="T5">B207 Exit</text:span></text:p></draw:rect><draw:rect text:anchor-type="paragraph" draw:z-index="418" draw:style-name="gr3" draw:text-style-name="P11" svg:width="0.8669in" svg:height="0.6469in" svg:x="-3.7673in" svg:y="1.8575in"><text:p text:style-name="P9"><text:span text:style-name="T5">B208 Back</text:span></text:p></draw:rect><draw:rect text:anchor-type="paragraph" draw:z-index="419" draw:style-name="gr3" draw:text-style-name="P11" svg:width="0.8169in" svg:height="0.6469in" svg:x="-2.9008in" svg:y="1.8575in"><text:p text:style-name="P9"><text:span text:style-name="T5">B209 Next</text:span></text:p></draw:rect><draw:rect text:anchor-type="paragraph" draw:z-index="420" draw:style-name="gr3" draw:text-style-name="P11" svg:width="0.9335in" svg:height="0.6469in" svg:x="-0.9756in" svg:y="1.8563in"><text:p text:style-name="P9"><text:span text:style-name="T5">B211 Home</text:span></text:p></draw:rect><draw:rect text:anchor-type="paragraph" draw:z-index="421" draw:style-name="gr3" draw:text-style-name="P11" svg:width="0.9335in" svg:height="0.6469in" svg:x="-1.9091in" svg:y="1.8563in"><text:p text:style-name="P9"><text:span text:style-name="T5">B210 Topics</text:span></text:p></draw:rect><draw:frame text:anchor-type="paragraph" draw:z-index="422" draw:style-name="gr8" draw:text-style-name="P14" svg:width="1.1169in" svg:height="0.2913in" svg:x="-1.1673in" svg:y="1.6126in"><draw:text-box><text:p><text:span text:style-name="T7">T57 pg 10/10</text:span></text:p></draw:text-box></draw:frame>A57 : Flash animation - Contents</text:p>
          </table:table-cell>
          <table:table-cell table:style-name="Table34.C2" office:value-type="string">
            <text:p text:style-name="P3">B207 : Quit</text:p>
            <text:p text:style-name="P3">B208 : Go to previous scene</text:p>
            <text:p text:style-name="P3">B209 : Play</text:p>
            <text:p text:style-name="P3">B210 : Go to Topic Menu</text:p>
            <text:p text:style-name="P3">B211 : Go to Main Menu</text:p>
            <text:p text:style-name="P3">A56 : Move up</text:p>
            <text:p text:style-name="P3">A57 : Fade in</text:p>
            <text:p text:style-name="P3">S27 : Narration</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libri" svg:font-family="Callibri"/>
    <style:font-face style:name="Mangal1" svg:font-family="Mangal"/>
    <style:font-face style:name="Callibri1" svg:font-family="Callibri"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Calibri1" svg:font-family="Calibri" style:font-family-generic="swiss" style:font-pitch="variable"/>
    <style:font-face style:name="Calibri" svg:font-family="Calibri" style:font-adornments="Italic"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5in" style:type="center"/>
          <style:tab-stop style:position="10in" style:type="right"/>
        </style:tab-stops>
      </style:paragraph-properties>
    </style:style>
    <style:style style:name="Footer" style:family="paragraph" style:parent-style-name="Standard" style:class="extra">
      <style:paragraph-properties text:number-lines="false" text:line-number="0">
        <style:tab-stops>
          <style:tab-stop style:position="5in" style:type="center"/>
          <style:tab-stop style:position="10in" style:type="right"/>
        </style:tab-stops>
      </style:paragraph-properties>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Arial1" fo:font-size="14pt" fo:font-weight="bold" style:font-size-asian="14pt" style:font-weight-asian="bold" style:font-size-complex="14pt" style:font-weight-complex="bold"/>
    </style:style>
    <style:style style:name="MP2" style:family="paragraph" style:parent-style-name="Header">
      <style:paragraph-properties fo:text-align="center" style:justify-single-word="false"/>
      <style:text-properties style:font-name="Arial1" fo:font-size="11pt" fo:font-weight="normal" style:font-size-asian="11pt" style:font-weight-asian="normal" style:font-size-complex="11pt" style:font-weight-complex="normal"/>
    </style:style>
    <style:page-layout style:name="Mpm1">
      <style:page-layout-properties fo:page-width="11in" fo:page-height="8.5in" style:num-format="1" style:print-orientation="landscape"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TORYBOARD</text:p>
        <text:p text:style-name="MP2">Page: <text:page-number text:select-page="current">2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kylight </meta:initial-creator>
    <meta:creation-date>2013-11-18T22:32:55.24</meta:creation-date>
    <dc:date>2014-01-02T11:46:58.58</dc:date>
    <dc:creator>skylight </dc:creator>
    <meta:editing-duration>PT7H36M5S</meta:editing-duration>
    <meta:editing-cycles>106</meta:editing-cycles>
    <meta:generator>LibreOffice/4.1.4.2$Windows_x86 LibreOffice_project/0a0440ccc0227ad9829de5f46be37cfb6edcf72</meta:generator>
    <meta:document-statistic meta:table-count="34" meta:image-count="0" meta:object-count="0" meta:page-count="34" meta:paragraph-count="842" meta:word-count="3909" meta:character-count="18722" meta:non-whitespace-character-count="15568"/>
  </office:meta>
</office:document-meta>
</file>